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12.7mm"/>
    </style:style>
    <style:style style:name="co4" style:family="table-column">
      <style:table-column-properties fo:break-before="auto" style:column-width="96.31mm"/>
    </style:style>
    <style:style style:name="co5" style:family="table-column">
      <style:table-column-properties fo:break-before="auto" style:column-width="16.03mm"/>
    </style:style>
    <style:style style:name="co6" style:family="table-column">
      <style:table-column-properties fo:break-before="auto" style:column-width="22.93mm"/>
    </style:style>
    <style:style style:name="co7" style:family="table-column">
      <style:table-column-properties fo:break-before="auto" style:column-width="42.3mm"/>
    </style:style>
    <style:style style:name="co8" style:family="table-column">
      <style:table-column-properties fo:break-before="auto" style:column-width="46.71mm"/>
    </style:style>
    <style:style style:name="co9" style:family="table-column">
      <style:table-column-properties fo:break-before="auto" style:column-width="29.02mm"/>
    </style:style>
    <style:style style:name="co10" style:family="table-column">
      <style:table-column-properties fo:break-before="auto" style:column-width="37.31mm"/>
    </style:style>
    <style:style style:name="co11" style:family="table-column">
      <style:table-column-properties fo:break-before="auto" style:column-width="41.47mm"/>
    </style:style>
    <style:style style:name="co12" style:family="table-column">
      <style:table-column-properties fo:break-before="auto" style:column-width="36.21mm"/>
    </style:style>
    <style:style style:name="co13" style:family="table-column">
      <style:table-column-properties fo:break-before="auto" style:column-width="5.24mm"/>
    </style:style>
    <style:style style:name="co14" style:family="table-column">
      <style:table-column-properties fo:break-before="auto" style:column-width="58.4mm"/>
    </style:style>
    <style:style style:name="co15" style:family="table-column">
      <style:table-column-properties fo:break-before="auto" style:column-width="52.79mm"/>
    </style:style>
    <style:style style:name="co16" style:family="table-column">
      <style:table-column-properties fo:break-before="auto" style:column-width="32.0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60.71mm"/>
    </style:style>
    <style:style style:name="co19" style:family="table-column">
      <style:table-column-properties fo:break-before="auto" style:column-width="26.32mm"/>
    </style:style>
    <style:style style:name="co20" style:family="table-column">
      <style:table-column-properties fo:break-before="auto" style:column-width="9.1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12.42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13.09mm" fo:break-before="auto" style:use-optimal-row-height="true"/>
    </style:style>
    <style:style style:name="ro10" style:family="table-row">
      <style:table-row-properties style:row-height="8.91mm" fo:break-before="auto" style:use-optimal-row-height="true"/>
    </style:style>
    <style:style style:name="ro11" style:family="table-row">
      <style:table-row-properties style:row-height="17.25mm" fo:break-before="auto" style:use-optimal-row-height="true"/>
    </style:style>
    <style:style style:name="ro12" style:family="table-row">
      <style:table-row-properties style:row-height="8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30" style:family="table-cell" style:parent-style-name="Default">
      <style:table-cell-properties fo:border-bottom="none" fo:border-left="none" fo:border-right="none" fo:border-top="0.06pt solid #000000"/>
    </style:style>
    <style:style style:name="ce3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8pt" style:font-size-asian="18pt" style:font-size-complex="18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115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wrap-option="wrap" style:vertical-align="middle"/>
    </style:style>
    <style:style style:name="ce47" style:family="table-cell" style:parent-style-name="Default">
      <style:table-cell-properties fo:border-bottom="none" fo:wrap-option="wrap" fo:border-left="none" fo:border-right="none" fo:border-top="0.06pt solid #000000" style:vertical-align="middle"/>
    </style:style>
    <style:style style:name="ce48" style:family="table-cell" style:parent-style-name="Default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none" fo:wrap-option="wrap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 fo:wrap-option="wrap" style:vertical-align="middle"/>
    </style:style>
    <style:style style:name="ce5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5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6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64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ff"/>
    </style:style>
    <style:style style:name="ce6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67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68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0000ff" fo:font-weight="normal" style:font-weight-asian="normal" style:font-weight-complex="normal"/>
    </style:style>
    <style:style style:name="ce7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7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75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ff"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77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ff" fo:font-weight="bold" style:font-weight-asian="bold" style:font-weight-complex="bold"/>
    </style:style>
    <style:style style:name="ce78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1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4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5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</style:style>
    <style:style style:name="ce8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8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  <style:text-properties fo:color="#0000ff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mm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</style:style>
    <style:style style:name="ce92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4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mm"/>
    </style:style>
    <style:style style:name="ce9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9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0" style:family="table-cell" style:parent-style-name="Default">
      <style:table-cell-properties style:vertical-align="middle"/>
    </style:style>
    <style:style style:name="ce101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102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103" style:family="table-cell" style:parent-style-name="Default">
      <style:table-cell-properties fo:border-bottom="none" fo:border-left="none" fo:border-right="0.06pt solid #000000" fo:border-top="non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-bottom="none" fo:border-left="none" fo:border-right="0.06pt solid #000000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fo:border-left="none" fo:border-right="0.06pt solid #000000" fo:border-top="none"/>
    </style:style>
    <style:style style:name="ce107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order-bottom="none" fo:wrap-option="wrap" fo:border-left="none" fo:border-right="0.06pt solid #000000" fo:border-top="none" style:vertical-align="middle"/>
    </style:style>
    <style:style style:name="ce109" style:family="table-cell" style:parent-style-name="Default" style:data-style-name="N37">
      <style:table-cell-properties fo:border-bottom="none" fo:border-left="none" fo:border-right="0.06pt solid #000000" fo:border-top="none" style:vertical-align="middle"/>
    </style:style>
    <style:style style:name="ce11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5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16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style:vertical-align="middle"/>
      <style:text-properties fo:color="#ff0000"/>
    </style:style>
  </office:automatic-styles>
  <office:body>
    <office:spreadsheet>
      <table:calculation-settings table:automatic-find-labels="false"/>
      <table:table table:name="Orçamento" table:style-name="ta1">
        <table:table-column table:style-name="co1" table:number-columns-repeated="2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ce46"/>
        <table:table-column table:style-name="co5" table:default-cell-style-name="ce19"/>
        <table:table-column table:style-name="co6" table:default-cell-style-name="ce58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00"/>
        <table:table-column table:style-name="co15" table:default-cell-style-name="ce100"/>
        <table:table-column table:style-name="co16" table:number-columns-repeated="2" table:default-cell-style-name="ce100"/>
        <table:table-column table:style-name="co17" table:default-cell-style-name="ce100"/>
        <table:table-column table:style-name="co17" table:number-columns-repeated="1005" table:default-cell-style-name="Default"/>
        <table:table-row table:style-name="ro1">
          <table:table-cell/>
          <table:table-cell table:style-name="ce2"/>
          <table:table-cell table:style-name="ce15"/>
          <table:table-cell table:style-name="ce2"/>
          <table:table-cell table:style-name="ce37"/>
          <table:table-cell table:style-name="ce55"/>
          <table:table-cell table:style-name="ce57"/>
          <table:table-cell table:style-name="ce55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1">
          <table:table-cell/>
          <table:table-cell table:style-name="ce2"/>
          <table:table-cell table:style-name="ce15" office:value-type="string" calcext:value-type="string">
            <text:p>Modelo de orçamento – habitação unifamiliar</text:p>
          </table:table-cell>
          <table:table-cell table:style-name="ce2"/>
          <table:table-cell table:style-name="ce37"/>
          <table:table-cell table:style-name="ce55"/>
          <table:table-cell table:style-name="ce57"/>
          <table:table-cell table:style-name="ce55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2">
          <table:table-cell/>
          <table:table-cell table:style-name="ce4"/>
          <table:table-cell table:style-name="ce17"/>
          <table:table-cell table:style-name="ce28"/>
          <table:table-cell table:style-name="ce39"/>
          <table:table-cell table:style-name="ce22"/>
          <table:table-cell table:style-name="ce59"/>
          <table:table-cell table:style-name="ce22" table:number-columns-repeated="7"/>
          <table:table-cell table:style-name="ce95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Projeto</text:p>
          </table:table-cell>
          <table:table-cell table:style-name="ce3"/>
          <table:table-cell table:style-name="ce40" office:value-type="string" calcext:value-type="string">
            <text:p>Projeto XXX</text:p>
          </table:table-cell>
          <table:table-cell table:number-columns-repeated="9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Endereço</text:p>
          </table:table-cell>
          <table:table-cell table:style-name="ce3"/>
          <table:table-cell table:style-name="ce40" office:value-type="string" calcext:value-type="string">
            <text:p>Rua tal, XX, cidade</text:p>
          </table:table-cell>
          <table:table-cell table:style-name="ce16" office:value-type="string" calcext:value-type="string">
            <text:p>link para google maps</text:p>
          </table:table-cell>
          <table:table-cell table:number-columns-repeated="8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Tipo de obra</text:p>
          </table:table-cell>
          <table:table-cell table:style-name="ce3"/>
          <table:table-cell table:style-name="ce40" office:value-type="string" calcext:value-type="string">
            <text:p>Construção nova</text:p>
          </table:table-cell>
          <table:table-cell table:number-columns-repeated="9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Data</text:p>
          </table:table-cell>
          <table:table-cell table:style-name="ce3"/>
          <table:table-cell table:style-name="ce40" office:value-type="string" calcext:value-type="string">
            <text:p>01.01.2016</text:p>
          </table:table-cell>
          <table:table-cell table:number-columns-repeated="9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Valor du CUB</text:p>
          </table:table-cell>
          <table:table-cell table:style-name="ce3"/>
          <table:table-cell table:style-name="ce41" office:value-type="currency" office:currency="BRL" office:value="1276.68" calcext:value-type="currency">
            <text:p>R$ 1,276.68</text:p>
          </table:table-cell>
          <table:table-cell table:style-name="ce16" office:value-type="string" calcext:value-type="string">
            <text:p><text:a xlink:href="http://www.sindusconsp.com.br/cub" xlink:type="simple">http://www.sindusconsp.com.br/cub</text:a></text:p>
          </table:table-cell>
          <table:table-cell table:number-columns-repeated="8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3">
          <table:table-cell/>
          <table:table-cell table:style-name="ce5"/>
          <table:table-cell table:style-name="ce16" office:value-type="string" calcext:value-type="string">
            <text:p>Origem dos preços</text:p>
          </table:table-cell>
          <table:table-cell table:style-name="ce3"/>
          <table:table-cell table:style-name="ce42" office:value-type="string" calcext:value-type="string">
            <text:p>Prefeitura de São Paulo 01/2016 CUB = R$ 1232.14</text:p>
          </table:table-cell>
          <table:table-cell table:style-name="ce16" office:value-type="string" calcext:value-type="string">
            <text:p><text:a xlink:href="http://www.prefeitura.sp.gov.br/cidade/secretarias/infraestrutura/tabelas_de_custos/index.php?p=215107" xlink:type="simple">http://www.prefeitura.sp.gov.br/cidade/secretarias/infraestrutura/tabelas_de_custos/index.php?p=215107</text:a></text:p>
          </table:table-cell>
          <table:table-cell table:number-columns-repeated="8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Autor da planilha</text:p>
          </table:table-cell>
          <table:table-cell table:style-name="ce3"/>
          <table:table-cell table:style-name="ce40" office:value-type="string" calcext:value-type="string">
            <text:p>Yorik van Havre</text:p>
          </table:table-cell>
          <table:table-cell table:style-name="ce16" office:value-type="string" calcext:value-type="string">
            <text:p><text:a xlink:href="mailto:yorik@uncreated.net" xlink:type="simple">yorik@uncreated.net</text:a></text:p>
          </table:table-cell>
          <table:table-cell table:number-columns-repeated="8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Área construida</text:p>
          </table:table-cell>
          <table:table-cell table:style-name="ce3"/>
          <table:table-cell table:style-name="ce43" office:value-type="float" office:value="50" calcext:value-type="float">
            <text:p>50.00 m²</text:p>
          </table:table-cell>
          <table:table-cell table:style-name="ce16"/>
          <table:table-cell table:number-columns-repeated="8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Área do terreno</text:p>
          </table:table-cell>
          <table:table-cell table:style-name="ce3"/>
          <table:table-cell table:style-name="ce43" office:value-type="float" office:value="70" calcext:value-type="float">
            <text:p>70.00 m²</text:p>
          </table:table-cell>
          <table:table-cell table:style-name="ce16"/>
          <table:table-cell table:number-columns-repeated="8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Arquivos BIM</text:p>
          </table:table-cell>
          <table:table-cell table:style-name="ce3"/>
          <table:table-cell table:style-name="ce38"/>
          <table:table-cell table:style-name="ce16" office:value-type="string" calcext:value-type="string">
            <text:p><text:a xlink:href="http://github.com/uncreatednet/casa-economica" xlink:type="simple">http://github.com/uncreatednet/casa-economica</text:a></text:p>
          </table:table-cell>
          <table:table-cell table:number-columns-repeated="8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style-name="ce44"/>
          <table:table-cell table:style-name="ce27"/>
          <table:table-cell table:style-name="ce60"/>
          <table:table-cell table:style-name="ce27" table:number-columns-repeated="7"/>
          <table:table-cell table:style-name="ce97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1">
          <table:table-cell/>
          <table:table-cell table:style-name="ce2"/>
          <table:table-cell table:style-name="ce15" office:value-type="string" calcext:value-type="string">
            <text:p>Resumo</text:p>
          </table:table-cell>
          <table:table-cell table:style-name="ce2"/>
          <table:table-cell table:style-name="ce37"/>
          <table:table-cell table:style-name="ce55"/>
          <table:table-cell table:style-name="ce57"/>
          <table:table-cell table:style-name="ce55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2">
          <table:table-cell/>
          <table:table-cell table:style-name="ce4"/>
          <table:table-cell table:style-name="ce17"/>
          <table:table-cell table:style-name="ce28"/>
          <table:table-cell table:style-name="ce39"/>
          <table:table-cell table:style-name="ce22"/>
          <table:table-cell table:style-name="ce59"/>
          <table:table-cell table:style-name="ce22" table:number-columns-repeated="7"/>
          <table:table-cell table:style-name="ce95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office:value-type="string" calcext:value-type="string">
            <text:p>Número</text:p>
          </table:table-cell>
          <table:table-cell table:style-name="ce3" office:value-type="string" calcext:value-type="string">
            <text:p>Seção</text:p>
          </table:table-cell>
          <table:table-cell table:style-name="ce38"/>
          <table:table-cell table:number-columns-repeated="2"/>
          <table:table-cell office:value-type="string" calcext:value-type="string">
            <text:p>Custo total</text:p>
          </table:table-cell>
          <table:table-cell office:value-type="string" calcext:value-type="string">
            <text:p>Porcentagem do tota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ão de obra</text:p>
          </table:table-cell>
          <table:table-cell office:value-type="string" calcext:value-type="string">
            <text:p>Proporção material</text:p>
          </table:table-cell>
          <table:table-cell table:style-name="ce16" office:value-type="string" calcext:value-type="string">
            <text:p>Economia possível</text:p>
          </table:table-cell>
          <table:table-cell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/>
          <table:table-cell table:style-name="ce3"/>
          <table:table-cell table:style-name="ce38"/>
          <table:table-cell table:number-columns-repeated="2"/>
          <table:table-cell table:style-name="ce73"/>
          <table:table-cell table:style-name="ce86" table:number-columns-repeated="2"/>
          <table:table-cell table:number-columns-repeated="4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54]" office:value-type="float" office:value="1" calcext:value-type="float">
            <text:p>1</text:p>
          </table:table-cell>
          <table:table-cell table:style-name="ce3" table:formula="of:=[.D54]" office:value-type="string" office:string-value="Serviços iniciais" calcext:value-type="string">
            <text:p>Serviços iniciais</text:p>
          </table:table-cell>
          <table:table-cell table:style-name="ce38"/>
          <table:table-cell table:number-columns-repeated="2"/>
          <table:table-cell table:style-name="ce74" table:formula="of:=[.M65]" office:value-type="currency" office:currency="BRL" office:value="3695.54" calcext:value-type="currency">
            <text:p>R$ 3,695.54</text:p>
          </table:table-cell>
          <table:table-cell table:style-name="ce87" table:formula="of:=[.H22]/[.H35]" office:value-type="percentage" office:value="0.0547564845356139" calcext:value-type="percentage">
            <text:p>5.48%</text:p>
          </table:table-cell>
          <table:table-cell table:style-name="ce74" table:formula="of:=[.K65]" office:value-type="currency" office:currency="BRL" office:value="2040.3" calcext:value-type="currency">
            <text:p>R$ 2,040.30</text:p>
          </table:table-cell>
          <table:table-cell table:style-name="ce74" table:formula="of:=[.L65]" office:value-type="currency" office:currency="BRL" office:value="1655.24" calcext:value-type="currency">
            <text:p>R$ 1,655.24</text:p>
          </table:table-cell>
          <table:table-cell table:style-name="ce87" table:formula="of:=[.J22]/[.H22]" office:value-type="percentage" office:value="0.552097934266711" calcext:value-type="percentage">
            <text:p>55.21%</text:p>
          </table:table-cell>
          <table:table-cell table:style-name="ce91" table:formula="of:=[.M61]" office:value-type="currency" office:currency="BRL" office:value="1665.54" calcext:value-type="currency">
            <text:p>R$ 1,665.54</text:p>
          </table:table-cell>
          <table:table-cell/>
          <table:table-cell table:style-name="ce96" office:value-type="string" calcext:value-type="string">
            <text:p>sem tapume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67]" office:value-type="float" office:value="2" calcext:value-type="float">
            <text:p>2</text:p>
          </table:table-cell>
          <table:table-cell table:style-name="ce3" table:formula="of:=[.D67]" office:value-type="string" office:string-value="Terraplanagem" calcext:value-type="string">
            <text:p>Terraplanagem</text:p>
          </table:table-cell>
          <table:table-cell table:style-name="ce38"/>
          <table:table-cell table:number-columns-repeated="2"/>
          <table:table-cell table:style-name="ce74" table:formula="of:=[.M74]" office:value-type="currency" office:currency="BRL" office:value="262.5" calcext:value-type="currency">
            <text:p>R$ 262.50</text:p>
          </table:table-cell>
          <table:table-cell table:style-name="ce87" table:formula="of:=[.H23]/[.H35]" office:value-type="percentage" office:value="0.00388943894277931" calcext:value-type="percentage">
            <text:p>0.39%</text:p>
          </table:table-cell>
          <table:table-cell table:style-name="ce74" table:formula="of:=[.K74]" office:value-type="currency" office:currency="BRL" office:value="0" calcext:value-type="currency">
            <text:p>R$ 0.00</text:p>
          </table:table-cell>
          <table:table-cell table:style-name="ce74" table:formula="of:=[.L74]" office:value-type="currency" office:currency="BRL" office:value="262.5" calcext:value-type="currency">
            <text:p>R$ 262.50</text:p>
          </table:table-cell>
          <table:table-cell table:style-name="ce87" table:formula="of:=[.J23]/[.H23]" office:value-type="percentage" office:value="0" calcext:value-type="percentage">
            <text:p>0.00%</text:p>
          </table:table-cell>
          <table:table-cell table:number-columns-repeated="2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76]" office:value-type="float" office:value="3" calcext:value-type="float">
            <text:p>3</text:p>
          </table:table-cell>
          <table:table-cell table:style-name="ce3" table:formula="of:=[.D76]" office:value-type="string" office:string-value="Fundações" calcext:value-type="string">
            <text:p>Fundações</text:p>
          </table:table-cell>
          <table:table-cell table:style-name="ce38"/>
          <table:table-cell table:number-columns-repeated="2"/>
          <table:table-cell table:style-name="ce74" table:formula="of:=[.M88]" office:value-type="currency" office:currency="BRL" office:value="12607.55977565" calcext:value-type="currency">
            <text:p>R$ 12,607.56</text:p>
          </table:table-cell>
          <table:table-cell table:style-name="ce87" table:formula="of:=[.H24]/[.H35]" office:value-type="percentage" office:value="0.186805081770785" calcext:value-type="percentage">
            <text:p>18.68%</text:p>
          </table:table-cell>
          <table:table-cell table:style-name="ce74" table:formula="of:=[.K88]" office:value-type="currency" office:currency="BRL" office:value="6515.20367915" calcext:value-type="currency">
            <text:p>R$ 6,515.20</text:p>
          </table:table-cell>
          <table:table-cell table:style-name="ce74" table:formula="of:=[.L88]" office:value-type="currency" office:currency="BRL" office:value="6092.3560965" calcext:value-type="currency">
            <text:p>R$ 6,092.36</text:p>
          </table:table-cell>
          <table:table-cell table:style-name="ce87" table:formula="of:=[.J24]/[.H24]" office:value-type="percentage" office:value="0.516769604514058" calcext:value-type="percentage">
            <text:p>51.68%</text:p>
          </table:table-cell>
          <table:table-cell table:style-name="ce91" table:formula="of:=[.H24]*0.8" office:value-type="currency" office:currency="BRL" office:value="10086.04782052" calcext:value-type="currency">
            <text:p>R$ 10,086.05</text:p>
          </table:table-cell>
          <table:table-cell/>
          <table:table-cell table:style-name="ce96" office:value-type="string" calcext:value-type="string">
            <text:p>fundação leve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90]" office:value-type="float" office:value="4" calcext:value-type="float">
            <text:p>4</text:p>
          </table:table-cell>
          <table:table-cell table:style-name="ce3" table:formula="of:=[.D90]" office:value-type="string" office:string-value="Estrutura de concreto" calcext:value-type="string">
            <text:p>Estrutura de concreto</text:p>
          </table:table-cell>
          <table:table-cell table:style-name="ce38"/>
          <table:table-cell table:number-columns-repeated="2"/>
          <table:table-cell table:style-name="ce74" table:formula="of:=[.M98]" office:value-type="currency" office:currency="BRL" office:value="5106.57223744" calcext:value-type="currency">
            <text:p>R$ 5,106.57</text:p>
          </table:table-cell>
          <table:table-cell table:style-name="ce87" table:formula="of:=[.H25]/[.H35]" office:value-type="percentage" office:value="0.0756636225691992" calcext:value-type="percentage">
            <text:p>7.57%</text:p>
          </table:table-cell>
          <table:table-cell table:style-name="ce74" table:formula="of:=[.K98]" office:value-type="currency" office:currency="BRL" office:value="3663.44643744" calcext:value-type="currency">
            <text:p>R$ 3,663.45</text:p>
          </table:table-cell>
          <table:table-cell table:style-name="ce74" table:formula="of:=[.L98]" office:value-type="currency" office:currency="BRL" office:value="1443.1258" calcext:value-type="currency">
            <text:p>R$ 1,443.13</text:p>
          </table:table-cell>
          <table:table-cell table:style-name="ce87" table:formula="of:=[.J25]/[.H25]" office:value-type="percentage" office:value="0.717398338278779" calcext:value-type="percentage">
            <text:p>71.74%</text:p>
          </table:table-cell>
          <table:table-cell table:style-name="ce91" table:formula="of:=[.H25]" office:value-type="currency" office:currency="BRL" office:value="5106.57223744" calcext:value-type="currency">
            <text:p>R$ 5,106.57</text:p>
          </table:table-cell>
          <table:table-cell/>
          <table:table-cell table:style-name="ce96" office:value-type="string" calcext:value-type="string">
            <text:p>sem laje superior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00]" office:value-type="float" office:value="5" calcext:value-type="float">
            <text:p>5</text:p>
          </table:table-cell>
          <table:table-cell table:style-name="ce3" table:formula="of:=[.D100]" office:value-type="string" office:string-value="Alvenaria" calcext:value-type="string">
            <text:p>Alvenaria</text:p>
          </table:table-cell>
          <table:table-cell table:style-name="ce38"/>
          <table:table-cell table:number-columns-repeated="2"/>
          <table:table-cell table:style-name="ce74" table:formula="of:=[.M110]" office:value-type="currency" office:currency="BRL" office:value="8931.36751658792" calcext:value-type="currency">
            <text:p>R$ 8,931.37</text:p>
          </table:table-cell>
          <table:table-cell table:style-name="ce87" table:formula="of:=[.H26]/[.H35]" office:value-type="percentage" office:value="0.132335270976347" calcext:value-type="percentage">
            <text:p>13.23%</text:p>
          </table:table-cell>
          <table:table-cell table:style-name="ce74" table:formula="of:=[.K110]" office:value-type="currency" office:currency="BRL" office:value="5491.99320002892" calcext:value-type="currency">
            <text:p>R$ 5,491.99</text:p>
          </table:table-cell>
          <table:table-cell table:style-name="ce74" table:formula="of:=[.L110]" office:value-type="currency" office:currency="BRL" office:value="3439.37431655899" calcext:value-type="currency">
            <text:p>R$ 3,439.37</text:p>
          </table:table-cell>
          <table:table-cell table:style-name="ce87" table:formula="of:=[.J26]/[.H26]" office:value-type="percentage" office:value="0.614910671834838" calcext:value-type="percentage">
            <text:p>61.49%</text:p>
          </table:table-cell>
          <table:table-cell table:number-columns-repeated="2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12]" office:value-type="float" office:value="6" calcext:value-type="float">
            <text:p>6</text:p>
          </table:table-cell>
          <table:table-cell table:style-name="ce3" table:formula="of:=[.D112]" office:value-type="string" office:string-value="Coberturas e impermeabilização" calcext:value-type="string">
            <text:p>Coberturas e impermeabilização</text:p>
          </table:table-cell>
          <table:table-cell table:style-name="ce38"/>
          <table:table-cell table:number-columns-repeated="2"/>
          <table:table-cell table:style-name="ce74" table:formula="of:=[.M123]" office:value-type="currency" office:currency="BRL" office:value="3885.7003282" calcext:value-type="currency">
            <text:p>R$ 3,885.70</text:p>
          </table:table-cell>
          <table:table-cell table:style-name="ce87" table:formula="of:=[.H27]/[.H35]" office:value-type="percentage" office:value="0.0575740730532245" calcext:value-type="percentage">
            <text:p>5.76%</text:p>
          </table:table-cell>
          <table:table-cell table:style-name="ce74" table:formula="of:=[.K123]" office:value-type="currency" office:currency="BRL" office:value="2377.43392792" calcext:value-type="currency">
            <text:p>R$ 2,377.43</text:p>
          </table:table-cell>
          <table:table-cell table:style-name="ce74" table:formula="of:=[.L123]" office:value-type="currency" office:currency="BRL" office:value="1508.26640028" calcext:value-type="currency">
            <text:p>R$ 1,508.27</text:p>
          </table:table-cell>
          <table:table-cell table:style-name="ce87" table:formula="of:=[.J27]/[.H27]" office:value-type="percentage" office:value="0.611841811543227" calcext:value-type="percentage">
            <text:p>61.18%</text:p>
          </table:table-cell>
          <table:table-cell table:number-columns-repeated="2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25]" office:value-type="float" office:value="7" calcext:value-type="float">
            <text:p>7</text:p>
          </table:table-cell>
          <table:table-cell table:style-name="ce3" table:formula="of:=[.D125]" office:value-type="string" office:string-value="Pisos e rodapés" calcext:value-type="string">
            <text:p>Pisos e rodapés</text:p>
          </table:table-cell>
          <table:table-cell table:style-name="ce38"/>
          <table:table-cell table:number-columns-repeated="2"/>
          <table:table-cell table:style-name="ce74" table:formula="of:=[.M136]" office:value-type="currency" office:currency="BRL" office:value="2979.9527257" calcext:value-type="currency">
            <text:p>R$ 2,979.95</text:p>
          </table:table-cell>
          <table:table-cell table:style-name="ce87" table:formula="of:=[.H28]/[.H35]" office:value-type="percentage" office:value="0.0441536921103959" calcext:value-type="percentage">
            <text:p>4.42%</text:p>
          </table:table-cell>
          <table:table-cell table:style-name="ce74" table:formula="of:=[.K136]" office:value-type="currency" office:currency="BRL" office:value="1259.5000993" calcext:value-type="currency">
            <text:p>R$ 1,259.50</text:p>
          </table:table-cell>
          <table:table-cell table:style-name="ce74" table:formula="of:=[.L136]" office:value-type="currency" office:currency="BRL" office:value="1720.4526264" calcext:value-type="currency">
            <text:p>R$ 1,720.45</text:p>
          </table:table-cell>
          <table:table-cell table:style-name="ce87" table:formula="of:=[.J28]/[.H28]" office:value-type="percentage" office:value="0.422657745016455" calcext:value-type="percentage">
            <text:p>42.27%</text:p>
          </table:table-cell>
          <table:table-cell table:number-columns-repeated="2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38]" office:value-type="float" office:value="8" calcext:value-type="float">
            <text:p>8</text:p>
          </table:table-cell>
          <table:table-cell table:style-name="ce3" table:formula="of:=[.D138]" office:value-type="string" office:string-value="Portas e janelas" calcext:value-type="string">
            <text:p>Portas e janelas</text:p>
          </table:table-cell>
          <table:table-cell table:style-name="ce38"/>
          <table:table-cell table:number-columns-repeated="2"/>
          <table:table-cell table:style-name="ce74" table:formula="of:=[.M147]" office:value-type="currency" office:currency="BRL" office:value="8078.6084" calcext:value-type="currency">
            <text:p>R$ 8,078.61</text:p>
          </table:table-cell>
          <table:table-cell table:style-name="ce87" table:formula="of:=[.H29]/[.H35]" office:value-type="percentage" office:value="0.119700015673996" calcext:value-type="percentage">
            <text:p>11.97%</text:p>
          </table:table-cell>
          <table:table-cell table:style-name="ce74" table:formula="of:=[.K147]" office:value-type="currency" office:currency="BRL" office:value="6726.8353" calcext:value-type="currency">
            <text:p>R$ 6,726.84</text:p>
          </table:table-cell>
          <table:table-cell table:style-name="ce74" table:formula="of:=[.L147]" office:value-type="currency" office:currency="BRL" office:value="1351.7731" calcext:value-type="currency">
            <text:p>R$ 1,351.77</text:p>
          </table:table-cell>
          <table:table-cell table:style-name="ce87" table:formula="of:=[.J29]/[.H29]" office:value-type="percentage" office:value="0.832672530580886" calcext:value-type="percentage">
            <text:p>83.27%</text:p>
          </table:table-cell>
          <table:table-cell table:style-name="ce91" table:formula="of:=(2*[.J142])-(2*[.J140])" office:value-type="currency" office:currency="BRL" office:value="704.44" calcext:value-type="currency">
            <text:p>R$ 704.44</text:p>
          </table:table-cell>
          <table:table-cell/>
          <table:table-cell table:style-name="ce96" office:value-type="string" calcext:value-type="string">
            <text:p>janelas 150x120cm nos quartos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49]" office:value-type="float" office:value="9" calcext:value-type="float">
            <text:p>9</text:p>
          </table:table-cell>
          <table:table-cell table:style-name="ce3" table:formula="of:=[.D149]" office:value-type="string" office:string-value="Revestimentos e pinturas" calcext:value-type="string">
            <text:p>Revestimentos e pinturas</text:p>
          </table:table-cell>
          <table:table-cell table:style-name="ce38"/>
          <table:table-cell table:number-columns-repeated="2"/>
          <table:table-cell table:style-name="ce74" table:formula="of:=[.M161]" office:value-type="currency" office:currency="BRL" office:value="7183.66620378868" calcext:value-type="currency">
            <text:p>R$ 7,183.67</text:p>
          </table:table-cell>
          <table:table-cell table:style-name="ce87" table:formula="of:=[.H30]/[.H35]" office:value-type="percentage" office:value="0.106439737466451" calcext:value-type="percentage">
            <text:p>10.64%</text:p>
          </table:table-cell>
          <table:table-cell table:style-name="ce74" table:formula="of:=[.K161]" office:value-type="currency" office:currency="BRL" office:value="2388.96408309592" calcext:value-type="currency">
            <text:p>R$ 2,388.96</text:p>
          </table:table-cell>
          <table:table-cell table:style-name="ce74" table:formula="of:=[.L161]" office:value-type="currency" office:currency="BRL" office:value="4794.70212069276" calcext:value-type="currency">
            <text:p>R$ 4,794.70</text:p>
          </table:table-cell>
          <table:table-cell table:style-name="ce87" table:formula="of:=[.J30]/[.H30]" office:value-type="percentage" office:value="0.332554995642194" calcext:value-type="percentage">
            <text:p>33.26%</text:p>
          </table:table-cell>
          <table:table-cell table:style-name="ce91" table:formula="of:=[.H30]-([.M154]+([.G154]*[.J152]))" office:value-type="currency" office:currency="BRL" office:value="5131.27167878868" calcext:value-type="currency">
            <text:p>R$ 5,131.27</text:p>
          </table:table-cell>
          <table:table-cell table:style-name="Default"/>
          <table:table-cell table:style-name="ce96" office:value-type="string" calcext:value-type="string">
            <text:p>sem reboco e pinturas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63]" office:value-type="float" office:value="10" calcext:value-type="float">
            <text:p>10</text:p>
          </table:table-cell>
          <table:table-cell table:style-name="ce3" table:formula="of:=[.D163]" office:value-type="string" office:string-value="Instalações hidrossanitárias" calcext:value-type="string">
            <text:p>Instalações hidrossanitárias</text:p>
          </table:table-cell>
          <table:table-cell table:style-name="ce38"/>
          <table:table-cell table:number-columns-repeated="2"/>
          <table:table-cell table:style-name="ce74" table:formula="of:=[.M183]" office:value-type="currency" office:currency="BRL" office:value="5731.72601653195" calcext:value-type="currency">
            <text:p>R$ 5,731.73</text:p>
          </table:table-cell>
          <table:table-cell table:style-name="ce87" table:formula="of:=[.H31]/[.H35]" office:value-type="percentage" office:value="0.0849264700115836" calcext:value-type="percentage">
            <text:p>8.49%</text:p>
          </table:table-cell>
          <table:table-cell table:style-name="ce74" table:formula="of:=[.K183]" office:value-type="currency" office:currency="BRL" office:value="3294.38243099508" calcext:value-type="currency">
            <text:p>R$ 3,294.38</text:p>
          </table:table-cell>
          <table:table-cell table:style-name="ce74" table:formula="of:=[.L183]" office:value-type="currency" office:currency="BRL" office:value="2437.34358553687" calcext:value-type="currency">
            <text:p>R$ 2,437.34</text:p>
          </table:table-cell>
          <table:table-cell table:style-name="ce87" table:formula="of:=[.J31]/[.H31]" office:value-type="percentage" office:value="0.574762719204151" calcext:value-type="percentage">
            <text:p>57.48%</text:p>
          </table:table-cell>
          <table:table-cell table:style-name="ce91" table:formula="of:=[.M143]" office:value-type="currency" office:currency="BRL" office:value="2906.316" calcext:value-type="currency">
            <text:p>R$ 2,906.32</text:p>
          </table:table-cell>
          <table:table-cell/>
          <table:table-cell table:style-name="ce96" office:value-type="string" calcext:value-type="string">
            <text:p>sem janela zenital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85]" office:value-type="float" office:value="11" calcext:value-type="float">
            <text:p>11</text:p>
          </table:table-cell>
          <table:table-cell table:style-name="ce3" table:formula="of:=[.D185]" office:value-type="string" office:string-value="Instalações elétricas" calcext:value-type="string">
            <text:p>Instalações elétricas</text:p>
          </table:table-cell>
          <table:table-cell table:style-name="ce38"/>
          <table:table-cell table:number-columns-repeated="2"/>
          <table:table-cell table:style-name="ce74" table:formula="of:=[.M205]" office:value-type="currency" office:currency="BRL" office:value="8397.2607823577" calcext:value-type="currency">
            <text:p>R$ 8,397.26</text:p>
          </table:table-cell>
          <table:table-cell table:style-name="ce87" table:formula="of:=[.H32]/[.H35]" office:value-type="percentage" office:value="0.124421459426954" calcext:value-type="percentage">
            <text:p>12.44%</text:p>
          </table:table-cell>
          <table:table-cell table:style-name="ce74" table:formula="of:=[.K205]" office:value-type="currency" office:currency="BRL" office:value="3146.37292761873" calcext:value-type="currency">
            <text:p>R$ 3,146.37</text:p>
          </table:table-cell>
          <table:table-cell table:style-name="ce74" table:formula="of:=[.L205]" office:value-type="currency" office:currency="BRL" office:value="5250.88785473897" calcext:value-type="currency">
            <text:p>R$ 5,250.89</text:p>
          </table:table-cell>
          <table:table-cell table:style-name="ce87" table:formula="of:=[.J32]/[.H32]" office:value-type="percentage" office:value="0.374690391208182" calcext:value-type="percentage">
            <text:p>37.47%</text:p>
          </table:table-cell>
          <table:table-cell table:number-columns-repeated="2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207]" office:value-type="float" office:value="12" calcext:value-type="float">
            <text:p>12</text:p>
          </table:table-cell>
          <table:table-cell table:style-name="ce3" table:formula="of:=[.D207]" office:value-type="string" office:string-value="Serviços complementares" calcext:value-type="string">
            <text:p>Serviços complementares</text:p>
          </table:table-cell>
          <table:table-cell table:style-name="ce38"/>
          <table:table-cell table:number-columns-repeated="2"/>
          <table:table-cell table:style-name="ce74" table:formula="of:=[.M211]" office:value-type="currency" office:currency="BRL" office:value="630" calcext:value-type="currency">
            <text:p>R$ 630.00</text:p>
          </table:table-cell>
          <table:table-cell table:style-name="ce87" table:formula="of:=[.H33]/[.H35]" office:value-type="percentage" office:value="0.00933465346267034" calcext:value-type="percentage">
            <text:p>0.93%</text:p>
          </table:table-cell>
          <table:table-cell table:style-name="ce74" table:formula="of:=[.K211]" office:value-type="currency" office:currency="BRL" office:value="0" calcext:value-type="currency">
            <text:p>R$ 0.00</text:p>
          </table:table-cell>
          <table:table-cell table:style-name="ce74" table:formula="of:=[.L211]" office:value-type="currency" office:currency="BRL" office:value="630" calcext:value-type="currency">
            <text:p>R$ 630.00</text:p>
          </table:table-cell>
          <table:table-cell table:style-name="ce87" table:formula="of:=[.J33]/[.H33]" office:value-type="percentage" office:value="0" calcext:value-type="percentage">
            <text:p>0.00%</text:p>
          </table:table-cell>
          <table:table-cell table:style-name="ce91" table:formula="of:=[.H33]" office:value-type="currency" office:currency="BRL" office:value="630" calcext:value-type="currency">
            <text:p>R$ 630.00</text:p>
          </table:table-cell>
          <table:table-cell/>
          <table:table-cell table:style-name="ce96" office:value-type="string" calcext:value-type="string">
            <text:p>sem limpeza da obra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/>
          <table:table-cell table:style-name="ce3"/>
          <table:table-cell table:style-name="ce38"/>
          <table:table-cell table:number-columns-repeated="2"/>
          <table:table-cell table:style-name="ce74"/>
          <table:table-cell table:style-name="ce87"/>
          <table:table-cell table:style-name="ce74" table:number-columns-repeated="2"/>
          <table:table-cell table:style-name="ce87"/>
          <table:table-cell table:number-columns-repeated="2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4">
          <table:table-cell/>
          <table:table-cell table:style-name="ce7"/>
          <table:table-cell table:style-name="ce20"/>
          <table:table-cell table:style-name="ce21" office:value-type="string" calcext:value-type="string">
            <text:p>Total</text:p>
          </table:table-cell>
          <table:table-cell table:style-name="ce45"/>
          <table:table-cell table:style-name="ce20"/>
          <table:table-cell table:style-name="ce61"/>
          <table:table-cell table:style-name="ce75" table:formula="of:=SUM([.H22:.H33])" office:value-type="currency" office:currency="BRL" office:value="67490.4539862562" calcext:value-type="currency">
            <text:p>R$ 67,490.45</text:p>
          </table:table-cell>
          <table:table-cell table:style-name="ce88" office:value-type="percentage" office:value="1" calcext:value-type="percentage">
            <text:p>100.00%</text:p>
          </table:table-cell>
          <table:table-cell table:style-name="ce77" table:formula="of:=SUM([.J22:.J33])" office:value-type="currency" office:currency="BRL" office:value="36904.4320855486" calcext:value-type="currency">
            <text:p>R$ 36,904.43</text:p>
          </table:table-cell>
          <table:table-cell table:style-name="ce77" table:formula="of:=SUM([.K22:.K33])" office:value-type="currency" office:currency="BRL" office:value="30586.0219007076" calcext:value-type="currency">
            <text:p>R$ 30,586.02</text:p>
          </table:table-cell>
          <table:table-cell table:style-name="ce90"/>
          <table:table-cell table:style-name="ce92" table:formula="of:=[.H35]-SUM([.M22:.M33])" office:value-type="currency" office:currency="BRL" office:value="41260.2662495076" calcext:value-type="currency">
            <text:p>R$ 41,260.27</text:p>
          </table:table-cell>
          <table:table-cell table:style-name="ce20"/>
          <table:table-cell table:style-name="ce98" office:value-type="string" calcext:value-type="string">
            <text:p>preço mínimo</text:p>
          </table:table-cell>
          <table:table-cell table:style-name="ce111" table:number-columns-repeated="4"/>
          <table:table-cell table:style-name="ce21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/>
          <table:table-cell table:style-name="ce38"/>
          <table:table-cell table:number-columns-repeated="2"/>
          <table:table-cell table:style-name="ce76" table:number-columns-repeated="2"/>
          <table:table-cell table:style-name="ce74" table:number-columns-repeated="2"/>
          <table:table-cell table:style-name="ce76"/>
          <table:table-cell table:style-name="ce91" table:formula="of:=[.M35]/[.E12]" office:value-type="currency" office:currency="BRL" office:value="825.205324990151" calcext:value-type="currency">
            <text:p>R$ 825.21</text:p>
          </table:table-cell>
          <table:table-cell/>
          <table:table-cell table:style-name="ce96" office:value-type="string" calcext:value-type="string">
            <text:p>por m²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 office:value-type="string" calcext:value-type="string">
            <text:p>Custo por metro quadrado</text:p>
          </table:table-cell>
          <table:table-cell table:style-name="ce38"/>
          <table:table-cell table:number-columns-repeated="2"/>
          <table:table-cell table:style-name="ce77" table:formula="of:=[.H35]/[.E12]" office:value-type="currency" office:currency="BRL" office:value="1349.80907972512" calcext:value-type="currency">
            <text:p>R$ 1,349.81</text:p>
          </table:table-cell>
          <table:table-cell table:style-name="ce76"/>
          <table:table-cell table:style-name="ce74" table:number-columns-repeated="2"/>
          <table:table-cell table:style-name="ce76"/>
          <table:table-cell table:style-name="Default"/>
          <table:table-cell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/>
          <table:table-cell table:style-name="ce38"/>
          <table:table-cell table:number-columns-repeated="4"/>
          <table:table-cell table:style-name="ce73" table:number-columns-repeated="2"/>
          <table:table-cell table:number-columns-repeated="3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Imprevistos</text:p>
          </table:table-cell>
          <table:table-cell table:style-name="ce38"/>
          <table:table-cell table:number-columns-repeated="2"/>
          <table:table-cell table:style-name="ce74" table:formula="of:=[.H35]*[.I39]" office:value-type="currency" office:currency="BRL" office:value="10123.5680979384" calcext:value-type="currency">
            <text:p>R$ 10,123.57</text:p>
          </table:table-cell>
          <table:table-cell table:style-name="ce86" office:value-type="percentage" office:value="0.15" calcext:value-type="percentage">
            <text:p>15.00%</text:p>
          </table:table-cell>
          <table:table-cell table:style-name="ce73" table:number-columns-repeated="2"/>
          <table:table-cell/>
          <table:table-cell table:style-name="ce93" table:formula="of:=[.H35]-([.M22]+[.M30]+[.M31]+[.M33])" office:value-type="currency" office:currency="BRL" office:value="57157.3263074676" calcext:value-type="currency">
            <text:p>R$ 57,157.33</text:p>
          </table:table-cell>
          <table:table-cell/>
          <table:table-cell table:style-name="ce99" office:value-type="string" calcext:value-type="string">
            <text:p>preço ideal mantendo laje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BDI (despesas indiretas + lucro da construtora)</text:p>
          </table:table-cell>
          <table:table-cell table:style-name="ce38"/>
          <table:table-cell table:number-columns-repeated="2"/>
          <table:table-cell table:style-name="ce74" table:formula="of:=[.H35]*[.I40]" office:value-type="currency" office:currency="BRL" office:value="20247.1361958769" calcext:value-type="currency">
            <text:p>R$ 20,247.14</text:p>
          </table:table-cell>
          <table:table-cell table:style-name="ce86" office:value-type="percentage" office:value="0.3" calcext:value-type="percentage">
            <text:p>30.00%</text:p>
          </table:table-cell>
          <table:table-cell table:style-name="ce73" table:number-columns-repeated="2"/>
          <table:table-cell/>
          <table:table-cell table:style-name="ce91" table:formula="of:=[.M39]/[.E12]" office:value-type="currency" office:currency="BRL" office:value="1143.14652614935" calcext:value-type="currency">
            <text:p>R$ 1,143.15</text:p>
          </table:table-cell>
          <table:table-cell/>
          <table:table-cell table:style-name="ce96" office:value-type="string" calcext:value-type="string">
            <text:p>por m²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/>
          <table:table-cell table:style-name="ce3"/>
          <table:table-cell table:style-name="ce38"/>
          <table:table-cell table:number-columns-repeated="2"/>
          <table:table-cell table:style-name="ce74"/>
          <table:table-cell table:style-name="ce86"/>
          <table:table-cell table:style-name="ce73" table:number-columns-repeated="2"/>
          <table:table-cell table:number-columns-repeated="3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4">
          <table:table-cell/>
          <table:table-cell table:style-name="ce5"/>
          <table:table-cell table:style-name="ce16"/>
          <table:table-cell table:style-name="ce21" office:value-type="string" calcext:value-type="string">
            <text:p>Total construtora</text:p>
          </table:table-cell>
          <table:table-cell table:style-name="ce38"/>
          <table:table-cell table:number-columns-repeated="2"/>
          <table:table-cell table:style-name="ce75" table:formula="of:=[.H35]+[.H39]+[.H40]" office:value-type="currency" office:currency="BRL" office:value="97861.1582800715" calcext:value-type="currency">
            <text:p>R$ 97,861.16</text:p>
          </table:table-cell>
          <table:table-cell/>
          <table:table-cell table:style-name="ce73" table:number-columns-repeated="2"/>
          <table:table-cell table:number-columns-repeated="3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/>
          <table:table-cell table:style-name="ce38"/>
          <table:table-cell table:number-columns-repeated="9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Acréscimos possíveis</text:p>
          </table:table-cell>
          <table:table-cell table:style-name="ce38"/>
          <table:table-cell table:number-columns-repeated="2"/>
          <table:table-cell table:style-name="ce73" table:formula="of:=[.M223]" office:value-type="currency" office:currency="BRL" office:value="2053" calcext:value-type="currency">
            <text:p>R$ 2,053.00</text:p>
          </table:table-cell>
          <table:table-cell table:number-columns-repeated="6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/>
          <table:table-cell table:style-name="ce38"/>
          <table:table-cell table:number-columns-repeated="9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4">
          <table:table-cell/>
          <table:table-cell table:style-name="ce7"/>
          <table:table-cell table:style-name="ce21"/>
          <table:table-cell table:style-name="ce21" office:value-type="string" calcext:value-type="string">
            <text:p>Terreno</text:p>
          </table:table-cell>
          <table:table-cell table:style-name="ce21" table:number-columns-repeated="3"/>
          <table:table-cell table:style-name="ce78" office:value-type="currency" office:currency="BRL" office:value="70000" calcext:value-type="currency">
            <text:p>R$ 70,000.00</text:p>
          </table:table-cell>
          <table:table-cell table:style-name="ce89" office:value-type="string" calcext:value-type="string">
            <text:p>preço por m²:</text:p>
          </table:table-cell>
          <table:table-cell table:style-name="ce77" table:formula="of:=[.H46]/[.E13]" office:value-type="currency" office:currency="BRL" office:value="1000" calcext:value-type="currency">
            <text:p>R$ 1,000.00</text:p>
          </table:table-cell>
          <table:table-cell table:style-name="ce21" table:number-columns-repeated="2"/>
          <table:table-cell table:number-columns-repeated="2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style-name="ce44"/>
          <table:table-cell table:style-name="ce27"/>
          <table:table-cell table:style-name="ce60"/>
          <table:table-cell table:style-name="ce27" table:number-columns-repeated="7"/>
          <table:table-cell table:style-name="ce97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1">
          <table:table-cell/>
          <table:table-cell table:style-name="ce2"/>
          <table:table-cell table:style-name="ce15" office:value-type="string" calcext:value-type="string">
            <text:p>Discriminação</text:p>
          </table:table-cell>
          <table:table-cell table:style-name="ce2"/>
          <table:table-cell table:style-name="ce37"/>
          <table:table-cell table:style-name="ce55"/>
          <table:table-cell table:style-name="ce57"/>
          <table:table-cell table:style-name="ce55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/>
          <table:table-cell table:style-name="ce22"/>
          <table:table-cell table:style-name="ce30"/>
          <table:table-cell table:style-name="ce47"/>
          <table:table-cell table:style-name="ce22"/>
          <table:table-cell table:style-name="ce59"/>
          <table:table-cell table:style-name="ce22" table:number-columns-repeated="7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9"/>
          <table:table-cell office:value-type="string" calcext:value-type="string">
            <text:p>Número</text:p>
          </table:table-cell>
          <table:table-cell office:value-type="string" calcext:value-type="string">
            <text:p>Seçã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Custo unitário material</text:p>
          </table:table-cell>
          <table:table-cell office:value-type="string" calcext:value-type="string">
            <text:p>Custo unitário mão de obra</text:p>
          </table:table-cell>
          <table:table-cell office:value-type="string" calcext:value-type="string">
            <text:p>Custo unitário</text:p>
          </table:table-cell>
          <table:table-cell office:value-type="string" calcext:value-type="string">
            <text:p>Custo total material</text:p>
          </table:table-cell>
          <table:table-cell office:value-type="string" calcext:value-type="string">
            <text:p>Custo total mão de obra</text:p>
          </table:table-cell>
          <table:table-cell office:value-type="string" calcext:value-type="string">
            <text:p>Custo total</text:p>
          </table:table-cell>
          <table:table-cell/>
          <table:table-cell table:style-name="ce102" office:value-type="string" calcext:value-type="string">
            <text:p>Origem do custo / observações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2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31" office:value-type="string" calcext:value-type="string">
            <text:p>Serviços iniciais</text:p>
          </table:table-cell>
          <table:table-cell table:style-name="ce48"/>
          <table:table-cell table:style-name="ce20"/>
          <table:table-cell table:style-name="ce61"/>
          <table:table-cell table:style-name="ce78" table:number-columns-repeated="7"/>
          <table:table-cell table:style-name="ce103"/>
          <table:table-cell table:style-name="ce112" table:number-columns-repeated="3"/>
          <table:table-cell table:style-name="ce116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9"/>
          <table:table-cell table:style-name="ce23"/>
          <table:table-cell table:style-name="ce62"/>
          <table:table-cell table:style-name="ce79" table:number-columns-repeated="7"/>
          <table:table-cell table:style-name="ce104"/>
          <table:table-cell table:style-name="ce113" table:number-columns-repeated="3"/>
          <table:table-cell table:style-name="ce116"/>
          <table:table-cell table:style-name="ce32" table:number-columns-repeated="1005"/>
        </table:table-row>
        <table:table-row table:style-name="ro5">
          <table:table-cell/>
          <table:table-cell table:style-name="ce9"/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Limpeza do terreno com retirada da vegetação quando necessário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2]" office:value-type="float" office:value="70" calcext:value-type="float">
            <text:p>70.00</text:p>
          </table:table-cell>
          <table:table-cell table:style-name="ce73" office:value-type="currency" office:currency="BRL" office:value="0" calcext:value-type="currency">
            <text:p>R$ 0.00</text:p>
          </table:table-cell>
          <table:table-cell table:style-name="ce73" office:value-type="currency" office:currency="BRL" office:value="9" calcext:value-type="currency">
            <text:p>R$ 9.00</text:p>
          </table:table-cell>
          <table:table-cell table:style-name="ce73" table:formula="of:=[.H56]+[.I56]" office:value-type="currency" office:currency="BRL" office:value="9" calcext:value-type="currency">
            <text:p>R$ 9.00</text:p>
          </table:table-cell>
          <table:table-cell table:style-name="ce73" table:formula="of:=[.G56]*[.H56]" office:value-type="currency" office:currency="BRL" office:value="0" calcext:value-type="currency">
            <text:p>R$ 0.00</text:p>
          </table:table-cell>
          <table:table-cell table:style-name="ce73" table:formula="of:=[.G56]*[.I56]" office:value-type="currency" office:currency="BRL" office:value="630" calcext:value-type="currency">
            <text:p>R$ 630.00</text:p>
          </table:table-cell>
          <table:table-cell table:style-name="ce73" table:formula="of:=[.K56]+[.L56]" office:value-type="currency" office:currency="BRL" office:value="630" calcext:value-type="currency">
            <text:p>R$ 630.00</text:p>
          </table:table-cell>
          <table:table-cell table:style-name="ce73"/>
          <table:table-cell table:style-name="ce102" office:value-type="string" calcext:value-type="string">
            <text:p>PMSP 17-04-01</text:p>
          </table:table-cell>
          <table:table-cell table:number-columns-repeated="3"/>
          <table:table-cell table:style-name="ce117"/>
          <table:table-cell table:number-columns-repeated="1005"/>
        </table:table-row>
        <table:table-row table:style-name="ro2">
          <table:table-cell/>
          <table:table-cell table:style-name="ce9"/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Locações de material de obra (betoneira)</text:p>
          </table:table-cell>
          <table:table-cell office:value-type="string" calcext:value-type="string">
            <text:p>mes</text:p>
          </table:table-cell>
          <table:table-cell office:value-type="float" office:value="6" calcext:value-type="float">
            <text:p>6.00</text:p>
          </table:table-cell>
          <table:table-cell table:style-name="ce73" office:value-type="currency" office:currency="BRL" office:value="150" calcext:value-type="currency">
            <text:p>R$ 150.00</text:p>
          </table:table-cell>
          <table:table-cell table:style-name="ce73" office:value-type="currency" office:currency="BRL" office:value="0" calcext:value-type="currency">
            <text:p>R$ 0.00</text:p>
          </table:table-cell>
          <table:table-cell table:style-name="ce73" table:formula="of:=[.H57]+[.I57]" office:value-type="currency" office:currency="BRL" office:value="150" calcext:value-type="currency">
            <text:p>R$ 150.00</text:p>
          </table:table-cell>
          <table:table-cell table:style-name="ce73" table:formula="of:=[.G57]*[.H57]" office:value-type="currency" office:currency="BRL" office:value="900" calcext:value-type="currency">
            <text:p>R$ 900.00</text:p>
          </table:table-cell>
          <table:table-cell table:style-name="ce73" table:formula="of:=[.G57]*[.I57]" office:value-type="currency" office:currency="BRL" office:value="0" calcext:value-type="currency">
            <text:p>R$ 0.00</text:p>
          </table:table-cell>
          <table:table-cell table:style-name="ce73" table:formula="of:=[.K57]+[.L57]" office:value-type="currency" office:currency="BRL" office:value="900" calcext:value-type="currency">
            <text:p>R$ 900.00</text:p>
          </table:table-cell>
          <table:table-cell table:style-name="ce73"/>
          <table:table-cell table:style-name="ce102" office:value-type="string" calcext:value-type="string">
            <text:p>Mercado livre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Locações de material de obra (diversos)</text:p>
          </table:table-cell>
          <table:table-cell office:value-type="string" calcext:value-type="string">
            <text:p>mes</text:p>
          </table:table-cell>
          <table:table-cell office:value-type="float" office:value="2" calcext:value-type="float">
            <text:p>2.00</text:p>
          </table:table-cell>
          <table:table-cell table:style-name="ce73" office:value-type="currency" office:currency="BRL" office:value="250" calcext:value-type="currency">
            <text:p>R$ 250.00</text:p>
          </table:table-cell>
          <table:table-cell table:style-name="ce73" office:value-type="currency" office:currency="BRL" office:value="0" calcext:value-type="currency">
            <text:p>R$ 0.00</text:p>
          </table:table-cell>
          <table:table-cell table:style-name="ce73" table:formula="of:=[.H58]+[.I58]" office:value-type="currency" office:currency="BRL" office:value="250" calcext:value-type="currency">
            <text:p>R$ 250.00</text:p>
          </table:table-cell>
          <table:table-cell table:style-name="ce73" table:formula="of:=[.G58]*[.H58]" office:value-type="currency" office:currency="BRL" office:value="500" calcext:value-type="currency">
            <text:p>R$ 500.00</text:p>
          </table:table-cell>
          <table:table-cell table:style-name="ce73" table:formula="of:=[.G58]*[.I58]" office:value-type="currency" office:currency="BRL" office:value="0" calcext:value-type="currency">
            <text:p>R$ 0.00</text:p>
          </table:table-cell>
          <table:table-cell table:style-name="ce73" table:formula="of:=[.K58]+[.L58]" office:value-type="currency" office:currency="BRL" office:value="500" calcext:value-type="currency">
            <text:p>R$ 500.00</text:p>
          </table:table-cell>
          <table:table-cell table:style-name="ce73"/>
          <table:table-cell table:style-name="ce102" office:value-type="string" calcext:value-type="string">
            <text:p>Mercado livre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Ligações provisórias as redes elétrica e telefonia (incluido em item 11.1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0" table:number-columns-repeated="2"/>
          <table:table-cell table:style-name="ce73" table:formula="of:=[.H59]+[.I59]" office:value-type="currency" office:currency="BRL" office:value="0" calcext:value-type="currency">
            <text:p>R$ 0.00</text:p>
          </table:table-cell>
          <table:table-cell table:style-name="ce73" table:formula="of:=[.G59]*[.H59]" office:value-type="currency" office:currency="BRL" office:value="0" calcext:value-type="currency">
            <text:p>R$ 0.00</text:p>
          </table:table-cell>
          <table:table-cell table:style-name="ce73" table:formula="of:=[.G59]*[.I59]" office:value-type="currency" office:currency="BRL" office:value="0" calcext:value-type="currency">
            <text:p>R$ 0.00</text:p>
          </table:table-cell>
          <table:table-cell table:style-name="ce73" table:formula="of:=[.K59]+[.L59]" office:value-type="currency" office:currency="BRL" office:value="0" calcext:value-type="currency">
            <text:p>R$ 0.00</text:p>
          </table:table-cell>
          <table:table-cell table:style-name="ce73"/>
          <table:table-cell table:style-name="ce102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Ligações provisórias as redes de água e esgoto (incluido em item 10.8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0" table:number-columns-repeated="2"/>
          <table:table-cell table:style-name="ce73" table:formula="of:=[.H60]+[.I60]" office:value-type="currency" office:currency="BRL" office:value="0" calcext:value-type="currency">
            <text:p>R$ 0.00</text:p>
          </table:table-cell>
          <table:table-cell table:style-name="ce73" table:formula="of:=[.G60]*[.H60]" office:value-type="currency" office:currency="BRL" office:value="0" calcext:value-type="currency">
            <text:p>R$ 0.00</text:p>
          </table:table-cell>
          <table:table-cell table:style-name="ce73" table:formula="of:=[.G60]*[.I60]" office:value-type="currency" office:currency="BRL" office:value="0" calcext:value-type="currency">
            <text:p>R$ 0.00</text:p>
          </table:table-cell>
          <table:table-cell table:style-name="ce73" table:formula="of:=[.K60]+[.L60]" office:value-type="currency" office:currency="BRL" office:value="0" calcext:value-type="currency">
            <text:p>R$ 0.00</text:p>
          </table:table-cell>
          <table:table-cell table:style-name="ce73"/>
          <table:table-cell table:style-name="ce102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Tapumes em chapa compensada 6mm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20]" office:value-type="float" office:value="38" calcext:value-type="float">
            <text:p>38.00</text:p>
          </table:table-cell>
          <table:table-cell table:style-name="ce73" office:value-type="currency" office:currency="BRL" office:value="16.85" calcext:value-type="currency">
            <text:p>R$ 16.85</text:p>
          </table:table-cell>
          <table:table-cell table:style-name="ce73" office:value-type="currency" office:currency="BRL" office:value="26.98" calcext:value-type="currency">
            <text:p>R$ 26.98</text:p>
          </table:table-cell>
          <table:table-cell table:style-name="ce73" table:formula="of:=[.H61]+[.I61]" office:value-type="currency" office:currency="BRL" office:value="43.83" calcext:value-type="currency">
            <text:p>R$ 43.83</text:p>
          </table:table-cell>
          <table:table-cell table:style-name="ce73" table:formula="of:=[.G61]*[.H61]" office:value-type="currency" office:currency="BRL" office:value="640.3" calcext:value-type="currency">
            <text:p>R$ 640.30</text:p>
          </table:table-cell>
          <table:table-cell table:style-name="ce73" table:formula="of:=[.G61]*[.I61]" office:value-type="currency" office:currency="BRL" office:value="1025.24" calcext:value-type="currency">
            <text:p>R$ 1,025.24</text:p>
          </table:table-cell>
          <table:table-cell table:style-name="ce73" table:formula="of:=[.K61]+[.L61]" office:value-type="currency" office:currency="BRL" office:value="1665.54" calcext:value-type="currency">
            <text:p>R$ 1,665.54</text:p>
          </table:table-cell>
          <table:table-cell table:style-name="ce73"/>
          <table:table-cell table:style-name="ce102" office:value-type="string" calcext:value-type="string">
            <text:p>PMSP 01-50-01</text:p>
          </table:table-cell>
          <table:table-cell table:number-columns-repeated="3"/>
          <table:table-cell table:style-name="ce117"/>
          <table:table-cell table:number-columns-repeated="1005"/>
        </table:table-row>
        <table:table-row table:style-name="ro3">
          <table:table-cell/>
          <table:table-cell table:style-name="ce9"/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Canteiro e demais instalações de obra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0" table:number-columns-repeated="2"/>
          <table:table-cell table:style-name="ce73" table:formula="of:=[.H62]+[.I62]" office:value-type="currency" office:currency="BRL" office:value="0" calcext:value-type="currency">
            <text:p>R$ 0.00</text:p>
          </table:table-cell>
          <table:table-cell table:style-name="ce73" table:formula="of:=[.G62]*[.H62]" office:value-type="currency" office:currency="BRL" office:value="0" calcext:value-type="currency">
            <text:p>R$ 0.00</text:p>
          </table:table-cell>
          <table:table-cell table:style-name="ce73" table:formula="of:=[.G62]*[.I62]" office:value-type="currency" office:currency="BRL" office:value="0" calcext:value-type="currency">
            <text:p>R$ 0.00</text:p>
          </table:table-cell>
          <table:table-cell table:style-name="ce73" table:formula="of:=[.K62]+[.L62]" office:value-type="currency" office:currency="BRL" office:value="0" calcext:value-type="currency">
            <text:p>R$ 0.00</text:p>
          </table:table-cell>
          <table:table-cell table:style-name="ce73"/>
          <table:table-cell table:style-name="ce102"/>
          <table:table-cell table:number-columns-repeated="1009"/>
        </table:table-row>
        <table:table-row table:style-name="ro3">
          <table:table-cell/>
          <table:table-cell table:style-name="ce9"/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Encargos adicionais diversos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0" table:number-columns-repeated="2"/>
          <table:table-cell table:style-name="ce73" table:formula="of:=[.H63]+[.I63]" office:value-type="currency" office:currency="BRL" office:value="0" calcext:value-type="currency">
            <text:p>R$ 0.00</text:p>
          </table:table-cell>
          <table:table-cell table:style-name="ce73" table:formula="of:=[.G63]*[.H63]" office:value-type="currency" office:currency="BRL" office:value="0" calcext:value-type="currency">
            <text:p>R$ 0.00</text:p>
          </table:table-cell>
          <table:table-cell table:style-name="ce73" table:formula="of:=[.G63]*[.I63]" office:value-type="currency" office:currency="BRL" office:value="0" calcext:value-type="currency">
            <text:p>R$ 0.00</text:p>
          </table:table-cell>
          <table:table-cell table:style-name="ce73" table:formula="of:=[.K63]+[.L63]" office:value-type="currency" office:currency="BRL" office:value="0" calcext:value-type="currency">
            <text:p>R$ 0.00</text:p>
          </table:table-cell>
          <table:table-cell table:style-name="ce73"/>
          <table:table-cell table:style-name="ce102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2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0"/>
          <table:table-cell table:style-name="ce56"/>
          <table:table-cell table:style-name="ce65"/>
          <table:table-cell table:style-name="ce81" table:number-columns-repeated="3"/>
          <table:table-cell table:style-name="ce81" table:formula="of:=SUM([.K56:.K63])" office:value-type="currency" office:currency="BRL" office:value="2040.3" calcext:value-type="currency">
            <text:p>R$ 2,040.30</text:p>
          </table:table-cell>
          <table:table-cell table:style-name="ce81" table:formula="of:=SUM([.L56:.L63])" office:value-type="currency" office:currency="BRL" office:value="1655.24" calcext:value-type="currency">
            <text:p>R$ 1,655.24</text:p>
          </table:table-cell>
          <table:table-cell table:style-name="ce81" table:formula="of:=SUM([.M56:.M63])" office:value-type="currency" office:currency="BRL" office:value="3695.54" calcext:value-type="currency">
            <text:p>R$ 3,695.54</text:p>
          </table:table-cell>
          <table:table-cell table:style-name="ce94"/>
          <table:table-cell table:style-name="ce105"/>
          <table:table-cell table:style-name="ce114" table:number-columns-repeated="3"/>
          <table:table-cell table:style-name="ce115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2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31" office:value-type="string" calcext:value-type="string">
            <text:p>Terraplanagem</text:p>
          </table:table-cell>
          <table:table-cell table:style-name="ce48"/>
          <table:table-cell table:style-name="ce20"/>
          <table:table-cell table:style-name="ce61"/>
          <table:table-cell table:style-name="ce78" table:number-columns-repeated="7"/>
          <table:table-cell table:style-name="ce103"/>
          <table:table-cell table:style-name="ce112" table:number-columns-repeated="3"/>
          <table:table-cell table:style-name="ce116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9"/>
          <table:table-cell table:style-name="ce23"/>
          <table:table-cell table:style-name="ce62"/>
          <table:table-cell table:style-name="ce79" table:number-columns-repeated="7"/>
          <table:table-cell table:style-name="ce104"/>
          <table:table-cell table:style-name="ce113" table:number-columns-repeated="3"/>
          <table:table-cell table:style-name="ce116"/>
          <table:table-cell table:style-name="ce32" table:number-columns-repeated="1005"/>
        </table:table-row>
        <table:table-row table:style-name="ro5">
          <table:table-cell/>
          <table:table-cell table:style-name="ce9"/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Limpeza do terreno e remoção da camada vegetal (incluído em item 1.1)</text:p>
          </table:table-cell>
          <table:table-cell office:value-type="string" calcext:value-type="string">
            <text:p>m²</text:p>
          </table:table-cell>
          <table:table-cell table:style-name="ce66" office:value-type="float" office:value="0" calcext:value-type="float">
            <text:p>0.00</text:p>
          </table:table-cell>
          <table:table-cell table:style-name="ce73" office:value-type="currency" office:currency="BRL" office:value="0" calcext:value-type="currency">
            <text:p>R$ 0.00</text:p>
          </table:table-cell>
          <table:table-cell table:style-name="ce73" office:value-type="currency" office:currency="BRL" office:value="3.75" calcext:value-type="currency">
            <text:p>R$ 3.75</text:p>
          </table:table-cell>
          <table:table-cell table:style-name="ce73" table:formula="of:=[.H69]+[.I69]" office:value-type="currency" office:currency="BRL" office:value="3.75" calcext:value-type="currency">
            <text:p>R$ 3.75</text:p>
          </table:table-cell>
          <table:table-cell table:style-name="ce73" table:formula="of:=[.G69]*[.H69]" office:value-type="currency" office:currency="BRL" office:value="0" calcext:value-type="currency">
            <text:p>R$ 0.00</text:p>
          </table:table-cell>
          <table:table-cell table:style-name="ce73" table:formula="of:=[.G69]*[.I69]" office:value-type="currency" office:currency="BRL" office:value="0" calcext:value-type="currency">
            <text:p>R$ 0.00</text:p>
          </table:table-cell>
          <table:table-cell table:style-name="ce73" table:formula="of:=[.K69]+[.L69]" office:value-type="currency" office:currency="BRL" office:value="0" calcext:value-type="currency">
            <text:p>R$ 0.00</text:p>
          </table:table-cell>
          <table:table-cell table:style-name="ce73"/>
          <table:table-cell table:style-name="ce102" office:value-type="string" calcext:value-type="string">
            <text:p>PMSP 01-01-08</text:p>
          </table:table-cell>
          <table:table-cell table:number-columns-repeated="3"/>
          <table:table-cell table:style-name="ce117"/>
          <table:table-cell table:number-columns-repeated="1005"/>
        </table:table-row>
        <table:table-row table:style-name="ro2">
          <table:table-cell/>
          <table:table-cell table:style-name="ce9"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Escavação mecânica ou manual de terra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70]+[.I70]" office:value-type="currency" office:currency="BRL" office:value="0" calcext:value-type="currency">
            <text:p>R$ 0.00</text:p>
          </table:table-cell>
          <table:table-cell table:style-name="ce73" table:formula="of:=[.G70]*[.H70]" office:value-type="currency" office:currency="BRL" office:value="0" calcext:value-type="currency">
            <text:p>R$ 0.00</text:p>
          </table:table-cell>
          <table:table-cell table:style-name="ce73" table:formula="of:=[.G70]*[.I70]" office:value-type="currency" office:currency="BRL" office:value="0" calcext:value-type="currency">
            <text:p>R$ 0.00</text:p>
          </table:table-cell>
          <table:table-cell table:style-name="ce73" table:formula="of:=[.K70]+[.L70]" office:value-type="currency" office:currency="BRL" office:value="0" calcext:value-type="currency">
            <text:p>R$ 0.00</text:p>
          </table:table-cell>
          <table:table-cell table:style-name="ce73"/>
          <table:table-cell table:style-name="ce102"/>
          <table:table-cell table:number-columns-repeated="3"/>
          <table:table-cell table:style-name="ce117"/>
          <table:table-cell table:number-columns-repeated="1005"/>
        </table:table-row>
        <table:table-row table:style-name="ro2">
          <table:table-cell/>
          <table:table-cell table:style-name="ce9"/>
          <table:table-cell office:value-type="string" calcext:value-type="string">
            <text:p>2,3</text:p>
          </table:table-cell>
          <table:table-cell/>
          <table:table-cell office:value-type="string" calcext:value-type="string">
            <text:p>Aterro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71]+[.I71]" office:value-type="currency" office:currency="BRL" office:value="0" calcext:value-type="currency">
            <text:p>R$ 0.00</text:p>
          </table:table-cell>
          <table:table-cell table:style-name="ce73" table:formula="of:=[.G71]*[.H71]" office:value-type="currency" office:currency="BRL" office:value="0" calcext:value-type="currency">
            <text:p>R$ 0.00</text:p>
          </table:table-cell>
          <table:table-cell table:style-name="ce73" table:formula="of:=[.G71]*[.I71]" office:value-type="currency" office:currency="BRL" office:value="0" calcext:value-type="currency">
            <text:p>R$ 0.00</text:p>
          </table:table-cell>
          <table:table-cell table:style-name="ce73" table:formula="of:=[.K71]+[.L71]" office:value-type="currency" office:currency="BRL" office:value="0" calcext:value-type="currency">
            <text:p>R$ 0.00</text:p>
          </table:table-cell>
          <table:table-cell table:style-name="ce73"/>
          <table:table-cell table:style-name="ce102"/>
          <table:table-cell table:number-columns-repeated="3"/>
          <table:table-cell table:style-name="ce117"/>
          <table:table-cell table:number-columns-repeated="1005"/>
        </table:table-row>
        <table:table-row table:style-name="ro2">
          <table:table-cell/>
          <table:table-cell table:style-name="ce9"/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Compactação de terreno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2]" office:value-type="float" office:value="70" calcext:value-type="float">
            <text:p>70.00</text:p>
          </table:table-cell>
          <table:table-cell table:style-name="ce73" office:value-type="currency" office:currency="BRL" office:value="0" calcext:value-type="currency">
            <text:p>R$ 0.00</text:p>
          </table:table-cell>
          <table:table-cell table:style-name="ce73" office:value-type="currency" office:currency="BRL" office:value="3.75" calcext:value-type="currency">
            <text:p>R$ 3.75</text:p>
          </table:table-cell>
          <table:table-cell table:style-name="ce73" table:formula="of:=[.H72]+[.I72]" office:value-type="currency" office:currency="BRL" office:value="3.75" calcext:value-type="currency">
            <text:p>R$ 3.75</text:p>
          </table:table-cell>
          <table:table-cell table:style-name="ce73" table:formula="of:=[.G72]*[.H72]" office:value-type="currency" office:currency="BRL" office:value="0" calcext:value-type="currency">
            <text:p>R$ 0.00</text:p>
          </table:table-cell>
          <table:table-cell table:style-name="ce73" table:formula="of:=[.G72]*[.I72]" office:value-type="currency" office:currency="BRL" office:value="262.5" calcext:value-type="currency">
            <text:p>R$ 262.50</text:p>
          </table:table-cell>
          <table:table-cell table:style-name="ce73" table:formula="of:=[.K72]+[.L72]" office:value-type="currency" office:currency="BRL" office:value="262.5" calcext:value-type="currency">
            <text:p>R$ 262.50</text:p>
          </table:table-cell>
          <table:table-cell table:style-name="ce73"/>
          <table:table-cell table:style-name="ce102" office:value-type="string" calcext:value-type="string">
            <text:p>PMSP 01-01-08</text:p>
          </table:table-cell>
          <table:table-cell table:number-columns-repeated="3"/>
          <table:table-cell table:style-name="ce117"/>
          <table:table-cell table:number-columns-repeated="1005"/>
        </table:table-row>
        <table:table-row table:style-name="ro2">
          <table:table-cell/>
          <table:table-cell table:style-name="ce9"/>
          <table:table-cell table:number-columns-repeated="4"/>
          <table:table-cell table:style-name="ce63"/>
          <table:table-cell table:style-name="ce73" table:number-columns-repeated="7"/>
          <table:table-cell table:style-name="ce102"/>
          <table:table-cell table:number-columns-repeated="3"/>
          <table:table-cell table:style-name="ce117"/>
          <table:table-cell table:number-columns-repeated="1005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0"/>
          <table:table-cell table:style-name="ce56"/>
          <table:table-cell table:style-name="ce65"/>
          <table:table-cell table:style-name="ce81" table:number-columns-repeated="3"/>
          <table:table-cell table:style-name="ce81" table:formula="of:=SUM([.K69:.K72])" office:value-type="currency" office:currency="BRL" office:value="0" calcext:value-type="currency">
            <text:p>R$ 0.00</text:p>
          </table:table-cell>
          <table:table-cell table:style-name="ce81" table:formula="of:=SUM([.L69:.L72])" office:value-type="currency" office:currency="BRL" office:value="262.5" calcext:value-type="currency">
            <text:p>R$ 262.50</text:p>
          </table:table-cell>
          <table:table-cell table:style-name="ce81" table:formula="of:=SUM([.M69:.M72])" office:value-type="currency" office:currency="BRL" office:value="262.5" calcext:value-type="currency">
            <text:p>R$ 262.50</text:p>
          </table:table-cell>
          <table:table-cell table:style-name="ce94"/>
          <table:table-cell table:style-name="ce105"/>
          <table:table-cell table:style-name="ce114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2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3" calcext:value-type="float">
            <text:p>3</text:p>
          </table:table-cell>
          <table:table-cell table:style-name="ce31" office:value-type="string" calcext:value-type="string">
            <text:p>Fundações</text:p>
          </table:table-cell>
          <table:table-cell table:style-name="ce48"/>
          <table:table-cell table:style-name="ce20"/>
          <table:table-cell table:style-name="ce61"/>
          <table:table-cell table:style-name="ce78" table:number-columns-repeated="7"/>
          <table:table-cell table:style-name="ce103"/>
          <table:table-cell table:style-name="ce112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9"/>
          <table:table-cell table:style-name="ce23"/>
          <table:table-cell table:style-name="ce62"/>
          <table:table-cell table:style-name="ce79" table:number-columns-repeated="7"/>
          <table:table-cell table:style-name="ce104"/>
          <table:table-cell table:style-name="ce113" table:number-columns-repeated="4"/>
          <table:table-cell table:style-name="ce32" table:number-columns-repeated="1005"/>
        </table:table-row>
        <table:table-row table:style-name="ro6">
          <table:table-cell/>
          <table:table-cell table:style-name="ce9"/>
          <table:table-cell office:value-type="float" office:value="3.1" calcext:value-type="float">
            <text:p>3.1</text:p>
          </table:table-cell>
          <table:table-cell/>
          <table:table-cell table:style-name="ce51" office:value-type="string" calcext:value-type="string">
            <text:p>Escavação mecânica ou manual de terra e preparo do fundo dos fossos</text:p>
          </table:table-cell>
          <table:table-cell office:value-type="string" calcext:value-type="string">
            <text:p>m³</text:p>
          </table:table-cell>
          <table:table-cell table:style-name="ce63" table:formula="of:=2.5*['quantidades modelo 01'.B3]" office:value-type="float" office:value="13.73485" calcext:value-type="float">
            <text:p>13.73</text:p>
          </table:table-cell>
          <table:table-cell table:style-name="ce73" office:value-type="currency" office:currency="BRL" office:value="0" calcext:value-type="currency">
            <text:p>R$ 0.00</text:p>
          </table:table-cell>
          <table:table-cell table:style-name="ce73" office:value-type="currency" office:currency="BRL" office:value="45.01" calcext:value-type="currency">
            <text:p>R$ 45.01</text:p>
          </table:table-cell>
          <table:table-cell table:style-name="ce73" table:formula="of:=[.H78]+[.I78]" office:value-type="currency" office:currency="BRL" office:value="45.01" calcext:value-type="currency">
            <text:p>R$ 45.01</text:p>
          </table:table-cell>
          <table:table-cell table:style-name="ce73" table:formula="of:=[.G78]*[.I78]" office:value-type="currency" office:currency="BRL" office:value="618.2055985" calcext:value-type="currency">
            <text:p>R$ 618.21</text:p>
          </table:table-cell>
          <table:table-cell table:style-name="ce73" table:formula="of:=[.G78]*[.I78]" office:value-type="currency" office:currency="BRL" office:value="618.2055985" calcext:value-type="currency">
            <text:p>R$ 618.21</text:p>
          </table:table-cell>
          <table:table-cell table:style-name="ce73" table:formula="of:=[.K78]+[.L78]" office:value-type="currency" office:currency="BRL" office:value="1236.411197" calcext:value-type="currency">
            <text:p>R$ 1,236.41</text:p>
          </table:table-cell>
          <table:table-cell table:style-name="ce73"/>
          <table:table-cell table:style-name="ce102" office:value-type="string" calcext:value-type="string">
            <text:p>PMSP 01-04-0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2" calcext:value-type="float">
            <text:p>3.2</text:p>
          </table:table-cell>
          <table:table-cell/>
          <table:table-cell table:style-name="ce51" office:value-type="string" calcext:value-type="string">
            <text:p>Lastro de concreto magro de 5cm de espessura</text:p>
          </table:table-cell>
          <table:table-cell office:value-type="string" calcext:value-type="string">
            <text:p>m³</text:p>
          </table:table-cell>
          <table:table-cell table:style-name="ce63" table:formula="of:=2*['quantidades modelo 01'.B4]*0.05" office:value-type="float" office:value="1.351515" calcext:value-type="float">
            <text:p>1.35</text:p>
          </table:table-cell>
          <table:table-cell table:style-name="ce73" office:value-type="currency" office:currency="BRL" office:value="176.75" calcext:value-type="currency">
            <text:p>R$ 176.75</text:p>
          </table:table-cell>
          <table:table-cell table:style-name="ce73" office:value-type="currency" office:currency="BRL" office:value="127" calcext:value-type="currency">
            <text:p>R$ 127.00</text:p>
          </table:table-cell>
          <table:table-cell table:style-name="ce73" table:formula="of:=[.H79]+[.I79]" office:value-type="currency" office:currency="BRL" office:value="303.75" calcext:value-type="currency">
            <text:p>R$ 303.75</text:p>
          </table:table-cell>
          <table:table-cell table:style-name="ce73" table:formula="of:=[.G79]*[.H79]" office:value-type="currency" office:currency="BRL" office:value="238.88027625" calcext:value-type="currency">
            <text:p>R$ 238.88</text:p>
          </table:table-cell>
          <table:table-cell table:style-name="ce73" table:formula="of:=[.G79]*[.I79]" office:value-type="currency" office:currency="BRL" office:value="171.642405" calcext:value-type="currency">
            <text:p>R$ 171.64</text:p>
          </table:table-cell>
          <table:table-cell table:style-name="ce73" table:formula="of:=[.K79]+[.L79]" office:value-type="currency" office:currency="BRL" office:value="410.52268125" calcext:value-type="currency">
            <text:p>R$ 410.52</text:p>
          </table:table-cell>
          <table:table-cell table:style-name="ce73"/>
          <table:table-cell table:style-name="ce102" office:value-type="string" calcext:value-type="string">
            <text:p>PMSP 13-01-14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3" calcext:value-type="float">
            <text:p>3.3</text:p>
          </table:table-cell>
          <table:table-cell/>
          <table:table-cell table:style-name="ce51" office:value-type="string" calcext:value-type="string">
            <text:p>Forma de madeira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5]" office:value-type="float" office:value="46.804" calcext:value-type="float">
            <text:p>46.80</text:p>
          </table:table-cell>
          <table:table-cell table:style-name="ce73" office:value-type="currency" office:currency="BRL" office:value="8.53" calcext:value-type="currency">
            <text:p>R$ 8.53</text:p>
          </table:table-cell>
          <table:table-cell table:style-name="ce73" office:value-type="currency" office:currency="BRL" office:value="40.65" calcext:value-type="currency">
            <text:p>R$ 40.65</text:p>
          </table:table-cell>
          <table:table-cell table:style-name="ce73" table:formula="of:=[.H80]+[.I80]" office:value-type="currency" office:currency="BRL" office:value="49.18" calcext:value-type="currency">
            <text:p>R$ 49.18</text:p>
          </table:table-cell>
          <table:table-cell table:style-name="ce73" table:formula="of:=[.G80]*[.H80]" office:value-type="currency" office:currency="BRL" office:value="399.23812" calcext:value-type="currency">
            <text:p>R$ 399.24</text:p>
          </table:table-cell>
          <table:table-cell table:style-name="ce73" table:formula="of:=[.G80]*[.I80]" office:value-type="currency" office:currency="BRL" office:value="1902.5826" calcext:value-type="currency">
            <text:p>R$ 1,902.58</text:p>
          </table:table-cell>
          <table:table-cell table:style-name="ce73" table:formula="of:=[.K80]+[.L80]" office:value-type="currency" office:currency="BRL" office:value="2301.82072" calcext:value-type="currency">
            <text:p>R$ 2,301.82</text:p>
          </table:table-cell>
          <table:table-cell table:style-name="ce73"/>
          <table:table-cell table:style-name="ce102" office:value-type="string" calcext:value-type="string">
            <text:p>PMSP 02-03-01</text:p>
          </table:table-cell>
          <table:table-cell table:number-columns-repeated="1009"/>
        </table:table-row>
        <table:table-row table:style-name="ro6">
          <table:table-cell/>
          <table:table-cell table:style-name="ce9"/>
          <table:table-cell office:value-type="float" office:value="3.4" calcext:value-type="float">
            <text:p>3.4</text:p>
          </table:table-cell>
          <table:table-cell/>
          <table:table-cell table:style-name="ce51" office:value-type="string" calcext:value-type="string">
            <text:p>Armaduras de aço CA-50 conforme projeto, com corte, dobra e montagem 40Kg/m³</text:p>
          </table:table-cell>
          <table:table-cell office:value-type="string" calcext:value-type="string">
            <text:p>kg</text:p>
          </table:table-cell>
          <table:table-cell table:style-name="ce63" table:formula="of:=40*[.G82]" office:value-type="float" office:value="219.7576" calcext:value-type="float">
            <text:p>219.76</text:p>
          </table:table-cell>
          <table:table-cell table:style-name="ce73" office:value-type="currency" office:currency="BRL" office:value="3.7" calcext:value-type="currency">
            <text:p>R$ 3.70</text:p>
          </table:table-cell>
          <table:table-cell table:style-name="ce73" office:value-type="currency" office:currency="BRL" office:value="2.74" calcext:value-type="currency">
            <text:p>R$ 2.74</text:p>
          </table:table-cell>
          <table:table-cell table:style-name="ce73" table:formula="of:=[.H81]+[.I81]" office:value-type="currency" office:currency="BRL" office:value="6.44" calcext:value-type="currency">
            <text:p>R$ 6.44</text:p>
          </table:table-cell>
          <table:table-cell table:style-name="ce73" table:formula="of:=[.G81]*[.H81]" office:value-type="currency" office:currency="BRL" office:value="813.10312" calcext:value-type="currency">
            <text:p>R$ 813.10</text:p>
          </table:table-cell>
          <table:table-cell table:style-name="ce73" table:formula="of:=[.G81]*[.I81]" office:value-type="currency" office:currency="BRL" office:value="602.135824" calcext:value-type="currency">
            <text:p>R$ 602.14</text:p>
          </table:table-cell>
          <table:table-cell table:style-name="ce73" table:formula="of:=[.K81]+[.L81]" office:value-type="currency" office:currency="BRL" office:value="1415.238944" calcext:value-type="currency">
            <text:p>R$ 1,415.24</text:p>
          </table:table-cell>
          <table:table-cell table:style-name="ce73"/>
          <table:table-cell table:style-name="ce102" office:value-type="string" calcext:value-type="string">
            <text:p>PMSP 02-04-04</text:p>
          </table:table-cell>
          <table:table-cell table:style-name="ce46" table:number-columns-repeated="2"/>
          <table:table-cell table:number-columns-repeated="1007"/>
        </table:table-row>
        <table:table-row table:style-name="ro2">
          <table:table-cell/>
          <table:table-cell table:style-name="ce9"/>
          <table:table-cell office:value-type="float" office:value="3.5" calcext:value-type="float">
            <text:p>3.5</text:p>
          </table:table-cell>
          <table:table-cell/>
          <table:table-cell table:style-name="ce51" office:value-type="string" calcext:value-type="string">
            <text:p>Concreto estrutural conforme projeto</text:p>
          </table:table-cell>
          <table:table-cell office:value-type="string" calcext:value-type="string">
            <text:p>m³</text:p>
          </table:table-cell>
          <table:table-cell table:style-name="ce63" table:formula="of:=['quantidades modelo 01'.B3]" office:value-type="float" office:value="5.49394" calcext:value-type="float">
            <text:p>5.49</text:p>
          </table:table-cell>
          <table:table-cell table:style-name="ce73" office:value-type="currency" office:currency="BRL" office:value="272.41" calcext:value-type="currency">
            <text:p>R$ 272.41</text:p>
          </table:table-cell>
          <table:table-cell table:style-name="ce73" office:value-type="currency" office:currency="BRL" office:value="110.36" calcext:value-type="currency">
            <text:p>R$ 110.36</text:p>
          </table:table-cell>
          <table:table-cell table:style-name="ce73" table:formula="of:=[.H82]+[.I82]" office:value-type="currency" office:currency="BRL" office:value="382.77" calcext:value-type="currency">
            <text:p>R$ 382.77</text:p>
          </table:table-cell>
          <table:table-cell table:style-name="ce73" table:formula="of:=[.G82]*[.H82]" office:value-type="currency" office:currency="BRL" office:value="1496.6041954" calcext:value-type="currency">
            <text:p>R$ 1,496.60</text:p>
          </table:table-cell>
          <table:table-cell table:style-name="ce73" table:formula="of:=[.G82]*[.I82]" office:value-type="currency" office:currency="BRL" office:value="606.3112184" calcext:value-type="currency">
            <text:p>R$ 606.31</text:p>
          </table:table-cell>
          <table:table-cell table:style-name="ce73" table:formula="of:=[.K82]+[.L82]" office:value-type="currency" office:currency="BRL" office:value="2102.9154138" calcext:value-type="currency">
            <text:p>R$ 2,102.92</text:p>
          </table:table-cell>
          <table:table-cell table:style-name="ce73"/>
          <table:table-cell table:style-name="ce102" office:value-type="string" calcext:value-type="string">
            <text:p>PMSP 02-05-06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6" calcext:value-type="float">
            <text:p>3.6</text:p>
          </table:table-cell>
          <table:table-cell/>
          <table:table-cell table:style-name="ce51" office:value-type="string" calcext:value-type="string">
            <text:p>Alvenaria de embasamento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.00</text:p>
          </table:table-cell>
          <table:table-cell table:style-name="Default" table:number-columns-repeated="2"/>
          <table:table-cell table:style-name="ce73" table:formula="of:=[.H83]+[.I83]" office:value-type="currency" office:currency="BRL" office:value="0" calcext:value-type="currency">
            <text:p>R$ 0.00</text:p>
          </table:table-cell>
          <table:table-cell table:style-name="ce73" table:formula="of:=[.G83]*[.H83]" office:value-type="currency" office:currency="BRL" office:value="0" calcext:value-type="currency">
            <text:p>R$ 0.00</text:p>
          </table:table-cell>
          <table:table-cell table:style-name="ce73" table:formula="of:=[.G83]*[.I84]" office:value-type="currency" office:currency="BRL" office:value="0" calcext:value-type="currency">
            <text:p>R$ 0.00</text:p>
          </table:table-cell>
          <table:table-cell table:style-name="ce73" table:formula="of:=[.K83]+[.L83]" office:value-type="currency" office:currency="BRL" office:value="0" calcext:value-type="currency">
            <text:p>R$ 0.00</text:p>
          </table:table-cell>
          <table:table-cell table:style-name="ce73"/>
          <table:table-cell table:style-name="ce102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7" calcext:value-type="float">
            <text:p>3.7</text:p>
          </table:table-cell>
          <table:table-cell/>
          <table:table-cell table:style-name="ce51" office:value-type="string" calcext:value-type="string">
            <text:p>Impermeabilização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4]+['quantidades modelo 01'.B5]" office:value-type="float" office:value="60.31915" calcext:value-type="float">
            <text:p>60.32</text:p>
          </table:table-cell>
          <table:table-cell table:style-name="ce73" office:value-type="currency" office:currency="BRL" office:value="26.86" calcext:value-type="currency">
            <text:p>R$ 26.86</text:p>
          </table:table-cell>
          <table:table-cell table:style-name="ce73" office:value-type="currency" office:currency="BRL" office:value="32.51" calcext:value-type="currency">
            <text:p>R$ 32.51</text:p>
          </table:table-cell>
          <table:table-cell table:style-name="ce73" table:formula="of:=[.H84]+[.I84]" office:value-type="currency" office:currency="BRL" office:value="59.37" calcext:value-type="currency">
            <text:p>R$ 59.37</text:p>
          </table:table-cell>
          <table:table-cell table:style-name="ce73" table:formula="of:=[.G84]*[.H84]" office:value-type="currency" office:currency="BRL" office:value="1620.172369" calcext:value-type="currency">
            <text:p>R$ 1,620.17</text:p>
          </table:table-cell>
          <table:table-cell table:style-name="ce73" table:formula="of:=[.G84]*[.I84]" office:value-type="currency" office:currency="BRL" office:value="1960.9755665" calcext:value-type="currency">
            <text:p>R$ 1,960.98</text:p>
          </table:table-cell>
          <table:table-cell table:style-name="ce73" table:formula="of:=[.K84]+[.L84]" office:value-type="currency" office:currency="BRL" office:value="3581.1479355" calcext:value-type="currency">
            <text:p>R$ 3,581.15</text:p>
          </table:table-cell>
          <table:table-cell table:style-name="ce73"/>
          <table:table-cell table:style-name="ce102" office:value-type="string" calcext:value-type="string">
            <text:p>PMSP 02-06-05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8" calcext:value-type="float">
            <text:p>3.8</text:p>
          </table:table-cell>
          <table:table-cell/>
          <table:table-cell table:style-name="ce51" office:value-type="string" calcext:value-type="string">
            <text:p>Estacas de concreto armado</text:p>
          </table:table-cell>
          <table:table-cell office:value-type="string" calcext:value-type="string">
            <text:p>m</text:p>
          </table:table-cell>
          <table:table-cell table:style-name="ce66" table:formula="of:=10*3" office:value-type="float" office:value="30" calcext:value-type="float">
            <text:p>30.00</text:p>
          </table:table-cell>
          <table:table-cell table:style-name="ce73" office:value-type="currency" office:currency="BRL" office:value="44.3" calcext:value-type="currency">
            <text:p>R$ 44.30</text:p>
          </table:table-cell>
          <table:table-cell table:style-name="ce73" office:value-type="currency" office:currency="BRL" office:value="1.5" calcext:value-type="currency">
            <text:p>R$ 1.50</text:p>
          </table:table-cell>
          <table:table-cell table:style-name="ce73" table:formula="of:=[.H85]+[.I85]" office:value-type="currency" office:currency="BRL" office:value="45.8" calcext:value-type="currency">
            <text:p>R$ 45.80</text:p>
          </table:table-cell>
          <table:table-cell table:style-name="ce73" table:formula="of:=[.G85]*[.H85]" office:value-type="currency" office:currency="BRL" office:value="1329" calcext:value-type="currency">
            <text:p>R$ 1,329.00</text:p>
          </table:table-cell>
          <table:table-cell table:style-name="ce73" table:formula="of:=[.G85]*[.I85]" office:value-type="currency" office:currency="BRL" office:value="45" calcext:value-type="currency">
            <text:p>R$ 45.00</text:p>
          </table:table-cell>
          <table:table-cell table:style-name="ce73" table:formula="of:=[.K85]+[.L85]" office:value-type="currency" office:currency="BRL" office:value="1374" calcext:value-type="currency">
            <text:p>R$ 1,374.00</text:p>
          </table:table-cell>
          <table:table-cell table:style-name="ce73"/>
          <table:table-cell table:style-name="ce102" office:value-type="string" calcext:value-type="string">
            <text:p>PMAP 02-01-05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9" calcext:value-type="float">
            <text:p>3.9</text:p>
          </table:table-cell>
          <table:table-cell/>
          <table:table-cell table:style-name="ce51" office:value-type="string" calcext:value-type="string">
            <text:p>Reaterro</text:p>
          </table:table-cell>
          <table:table-cell office:value-type="string" calcext:value-type="string">
            <text:p>m³</text:p>
          </table:table-cell>
          <table:table-cell table:style-name="ce63" table:formula="of:=1.5*['quantidades modelo 01'.B3]" office:value-type="float" office:value="8.24091" calcext:value-type="float">
            <text:p>8.24</text:p>
          </table:table-cell>
          <table:table-cell table:style-name="ce73" office:value-type="currency" office:currency="BRL" office:value="0" calcext:value-type="currency">
            <text:p>R$ 0.00</text:p>
          </table:table-cell>
          <table:table-cell table:style-name="ce73" office:value-type="currency" office:currency="BRL" office:value="22.51" calcext:value-type="currency">
            <text:p>R$ 22.51</text:p>
          </table:table-cell>
          <table:table-cell table:style-name="ce73" table:formula="of:=[.H86]+[.I86]" office:value-type="currency" office:currency="BRL" office:value="22.51" calcext:value-type="currency">
            <text:p>R$ 22.51</text:p>
          </table:table-cell>
          <table:table-cell table:style-name="ce73" table:formula="of:=[.G86]*[.H86]" office:value-type="currency" office:currency="BRL" office:value="0" calcext:value-type="currency">
            <text:p>R$ 0.00</text:p>
          </table:table-cell>
          <table:table-cell table:style-name="ce73" table:formula="of:=[.G86]*[.I86]" office:value-type="currency" office:currency="BRL" office:value="185.5028841" calcext:value-type="currency">
            <text:p>R$ 185.50</text:p>
          </table:table-cell>
          <table:table-cell table:style-name="ce73" table:formula="of:=[.K86]+[.L86]" office:value-type="currency" office:currency="BRL" office:value="185.5028841" calcext:value-type="currency">
            <text:p>R$ 185.50</text:p>
          </table:table-cell>
          <table:table-cell table:style-name="ce73"/>
          <table:table-cell table:style-name="ce102" office:value-type="string" calcext:value-type="string">
            <text:p>PMSP 02-06-1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3"/>
          <table:table-cell table:style-name="ce73" table:number-columns-repeated="7"/>
          <table:table-cell table:style-name="ce102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0"/>
          <table:table-cell table:style-name="ce56"/>
          <table:table-cell table:style-name="ce65"/>
          <table:table-cell table:style-name="ce81" table:number-columns-repeated="3"/>
          <table:table-cell table:style-name="ce81" table:formula="of:=SUM([.K78:.K86])" office:value-type="currency" office:currency="BRL" office:value="6515.20367915" calcext:value-type="currency">
            <text:p>R$ 6,515.20</text:p>
          </table:table-cell>
          <table:table-cell table:style-name="ce81" table:formula="of:=SUM([.L78:.L86])" office:value-type="currency" office:currency="BRL" office:value="6092.3560965" calcext:value-type="currency">
            <text:p>R$ 6,092.36</text:p>
          </table:table-cell>
          <table:table-cell table:style-name="ce81" table:formula="of:=SUM([.M78:.M86])" office:value-type="currency" office:currency="BRL" office:value="12607.55977565" calcext:value-type="currency">
            <text:p>R$ 12,607.56</text:p>
          </table:table-cell>
          <table:table-cell table:style-name="ce94"/>
          <table:table-cell table:style-name="ce105"/>
          <table:table-cell table:style-name="ce114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2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4" calcext:value-type="float">
            <text:p>4</text:p>
          </table:table-cell>
          <table:table-cell table:style-name="ce31" office:value-type="string" calcext:value-type="string">
            <text:p>Estrutura de concreto</text:p>
          </table:table-cell>
          <table:table-cell table:style-name="ce48"/>
          <table:table-cell table:style-name="ce20"/>
          <table:table-cell table:style-name="ce61"/>
          <table:table-cell table:style-name="ce78" table:number-columns-repeated="7"/>
          <table:table-cell table:style-name="ce103"/>
          <table:table-cell table:style-name="ce112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9"/>
          <table:table-cell table:style-name="ce23"/>
          <table:table-cell table:style-name="ce62"/>
          <table:table-cell table:style-name="ce79" table:number-columns-repeated="7"/>
          <table:table-cell table:style-name="ce104"/>
          <table:table-cell table:style-name="ce113" table:number-columns-repeated="4"/>
          <table:table-cell table:style-name="ce32" table:number-columns-repeated="1005"/>
        </table:table-row>
        <table:table-row table:style-name="ro7">
          <table:table-cell/>
          <table:table-cell table:style-name="ce9"/>
          <table:table-cell office:value-type="float" office:value="4.1" calcext:value-type="float">
            <text:p>4.1</text:p>
          </table:table-cell>
          <table:table-cell/>
          <table:table-cell office:value-type="string" calcext:value-type="string">
            <text:p>Fôrma para estrutura de concreto em chapa de madeira compensada plastificada, incluindo cimbramento e suporte</text:p>
          </table:table-cell>
          <table:table-cell office:value-type="string" calcext:value-type="string">
            <text:p>m²</text:p>
          </table:table-cell>
          <table:table-cell table:style-name="ce67" office:value-type="float" office:value="0" calcext:value-type="float">
            <text:p>0.00</text:p>
          </table:table-cell>
          <table:table-cell table:style-name="ce73" office:value-type="currency" office:currency="BRL" office:value="8.53" calcext:value-type="currency">
            <text:p>R$ 8.53</text:p>
          </table:table-cell>
          <table:table-cell table:style-name="ce73" office:value-type="currency" office:currency="BRL" office:value="40.65" calcext:value-type="currency">
            <text:p>R$ 40.65</text:p>
          </table:table-cell>
          <table:table-cell table:style-name="ce73" table:formula="of:=[.H92]+[.I92]" office:value-type="currency" office:currency="BRL" office:value="49.18" calcext:value-type="currency">
            <text:p>R$ 49.18</text:p>
          </table:table-cell>
          <table:table-cell table:style-name="ce73" table:formula="of:=[.G92]*[.H92]" office:value-type="currency" office:currency="BRL" office:value="0" calcext:value-type="currency">
            <text:p>R$ 0.00</text:p>
          </table:table-cell>
          <table:table-cell table:style-name="ce73" table:formula="of:=[.G92]*[.I92]" office:value-type="currency" office:currency="BRL" office:value="0" calcext:value-type="currency">
            <text:p>R$ 0.00</text:p>
          </table:table-cell>
          <table:table-cell table:style-name="ce73" table:formula="of:=[.K92]+[.L92]" office:value-type="currency" office:currency="BRL" office:value="0" calcext:value-type="currency">
            <text:p>R$ 0.00</text:p>
          </table:table-cell>
          <table:table-cell table:style-name="ce73"/>
          <table:table-cell table:style-name="ce102" office:value-type="string" calcext:value-type="string">
            <text:p>PMSP 02-03-01</text:p>
          </table:table-cell>
          <table:table-cell table:style-name="ce46" table:number-columns-repeated="2"/>
          <table:table-cell table:number-columns-repeated="1007"/>
        </table:table-row>
        <table:table-row table:style-name="ro6">
          <table:table-cell/>
          <table:table-cell table:style-name="ce9"/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Armaduras de aço conforme projeto, com corte, dobra e montagem CA-50 100Kg/m³</text:p>
          </table:table-cell>
          <table:table-cell office:value-type="string" calcext:value-type="string">
            <text:p>kg</text:p>
          </table:table-cell>
          <table:table-cell table:style-name="ce66" office:value-type="float" office:value="0" calcext:value-type="float">
            <text:p>0.00</text:p>
          </table:table-cell>
          <table:table-cell table:style-name="ce73" office:value-type="currency" office:currency="BRL" office:value="3.7" calcext:value-type="currency">
            <text:p>R$ 3.70</text:p>
          </table:table-cell>
          <table:table-cell table:style-name="ce73" office:value-type="currency" office:currency="BRL" office:value="2.74" calcext:value-type="currency">
            <text:p>R$ 2.74</text:p>
          </table:table-cell>
          <table:table-cell table:style-name="ce73" table:formula="of:=[.H93]+[.I93]" office:value-type="currency" office:currency="BRL" office:value="6.44" calcext:value-type="currency">
            <text:p>R$ 6.44</text:p>
          </table:table-cell>
          <table:table-cell table:style-name="ce73" table:formula="of:=[.G93]*[.H93]" office:value-type="currency" office:currency="BRL" office:value="0" calcext:value-type="currency">
            <text:p>R$ 0.00</text:p>
          </table:table-cell>
          <table:table-cell table:style-name="ce73" table:formula="of:=[.G93]*[.I93]" office:value-type="currency" office:currency="BRL" office:value="0" calcext:value-type="currency">
            <text:p>R$ 0.00</text:p>
          </table:table-cell>
          <table:table-cell table:style-name="ce73" table:formula="of:=[.K93]+[.L93]" office:value-type="currency" office:currency="BRL" office:value="0" calcext:value-type="currency">
            <text:p>R$ 0.00</text:p>
          </table:table-cell>
          <table:table-cell table:style-name="ce73"/>
          <table:table-cell table:style-name="ce102" office:value-type="string" calcext:value-type="string">
            <text:p>PMSP 02-04-04</text:p>
          </table:table-cell>
          <table:table-cell table:style-name="ce46" table:number-columns-repeated="2"/>
          <table:table-cell table:number-columns-repeated="1007"/>
        </table:table-row>
        <table:table-row table:style-name="ro2">
          <table:table-cell/>
          <table:table-cell table:style-name="ce9"/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Concreto estrutural conforme projeto</text:p>
          </table:table-cell>
          <table:table-cell office:value-type="string" calcext:value-type="string">
            <text:p>m³</text:p>
          </table:table-cell>
          <table:table-cell table:style-name="ce66" office:value-type="float" office:value="0" calcext:value-type="float">
            <text:p>0.00</text:p>
          </table:table-cell>
          <table:table-cell table:style-name="ce73" office:value-type="currency" office:currency="BRL" office:value="272.41" calcext:value-type="currency">
            <text:p>R$ 272.41</text:p>
          </table:table-cell>
          <table:table-cell table:style-name="ce73" office:value-type="currency" office:currency="BRL" office:value="110.36" calcext:value-type="currency">
            <text:p>R$ 110.36</text:p>
          </table:table-cell>
          <table:table-cell table:style-name="ce73" table:formula="of:=[.H94]+[.I94]" office:value-type="currency" office:currency="BRL" office:value="382.77" calcext:value-type="currency">
            <text:p>R$ 382.77</text:p>
          </table:table-cell>
          <table:table-cell table:style-name="ce73" table:formula="of:=[.G94]*[.H94]" office:value-type="currency" office:currency="BRL" office:value="0" calcext:value-type="currency">
            <text:p>R$ 0.00</text:p>
          </table:table-cell>
          <table:table-cell table:style-name="ce73" table:formula="of:=[.G94]*[.I94]" office:value-type="currency" office:currency="BRL" office:value="0" calcext:value-type="currency">
            <text:p>R$ 0.00</text:p>
          </table:table-cell>
          <table:table-cell table:style-name="ce73" table:formula="of:=[.K94]+[.L94]" office:value-type="currency" office:currency="BRL" office:value="0" calcext:value-type="currency">
            <text:p>R$ 0.00</text:p>
          </table:table-cell>
          <table:table-cell table:style-name="ce73"/>
          <table:table-cell table:style-name="ce102" office:value-type="string" calcext:value-type="string">
            <text:p>PMSP 02-05-06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Vigas metálicas</text:p>
          </table:table-cell>
          <table:table-cell office:value-type="string" calcext:value-type="string">
            <text:p>kg</text:p>
          </table:table-cell>
          <table:table-cell table:style-name="ce66" table:formula="of:=['quantidades modelo 01'.B6]*7860" office:value-type="float" office:value="73.104288" calcext:value-type="float">
            <text:p>73.10</text:p>
          </table:table-cell>
          <table:table-cell table:style-name="ce73" office:value-type="currency" office:currency="BRL" office:value="16.38" calcext:value-type="currency">
            <text:p>R$ 16.38</text:p>
          </table:table-cell>
          <table:table-cell table:style-name="ce73" office:value-type="currency" office:currency="BRL" office:value="0" calcext:value-type="currency">
            <text:p>R$ 0.00</text:p>
          </table:table-cell>
          <table:table-cell table:style-name="ce73" table:formula="of:=[.H95]+[.I95]" office:value-type="currency" office:currency="BRL" office:value="16.38" calcext:value-type="currency">
            <text:p>R$ 16.38</text:p>
          </table:table-cell>
          <table:table-cell table:style-name="ce73" table:formula="of:=[.G95]*[.H95]" office:value-type="currency" office:currency="BRL" office:value="1197.44823744" calcext:value-type="currency">
            <text:p>R$ 1,197.45</text:p>
          </table:table-cell>
          <table:table-cell table:style-name="ce73" table:formula="of:=[.G95]*[.I95]" office:value-type="currency" office:currency="BRL" office:value="0" calcext:value-type="currency">
            <text:p>R$ 0.00</text:p>
          </table:table-cell>
          <table:table-cell table:style-name="ce73" table:formula="of:=[.K95]+[.L95]" office:value-type="currency" office:currency="BRL" office:value="1197.44823744" calcext:value-type="currency">
            <text:p>R$ 1,197.45</text:p>
          </table:table-cell>
          <table:table-cell table:style-name="ce73"/>
          <table:table-cell table:style-name="ce102" office:value-type="string" calcext:value-type="string">
            <text:p>PMSP 03-60-02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Lajes pré-fabricadas conforme projeto, incluindo capeamento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13]" office:value-type="float" office:value="45.14" calcext:value-type="float">
            <text:p>45.14</text:p>
          </table:table-cell>
          <table:table-cell table:style-name="ce73" office:value-type="currency" office:currency="BRL" office:value="54.63" calcext:value-type="currency">
            <text:p>R$ 54.63</text:p>
          </table:table-cell>
          <table:table-cell table:style-name="ce73" office:value-type="currency" office:currency="BRL" office:value="31.97" calcext:value-type="currency">
            <text:p>R$ 31.97</text:p>
          </table:table-cell>
          <table:table-cell table:style-name="ce73" table:formula="of:=[.H96]+[.I96]" office:value-type="currency" office:currency="BRL" office:value="86.6" calcext:value-type="currency">
            <text:p>R$ 86.60</text:p>
          </table:table-cell>
          <table:table-cell table:style-name="ce73" table:formula="of:=[.G96]*[.H96]" office:value-type="currency" office:currency="BRL" office:value="2465.9982" calcext:value-type="currency">
            <text:p>R$ 2,466.00</text:p>
          </table:table-cell>
          <table:table-cell table:style-name="ce73" table:formula="of:=[.G96]*[.I96]" office:value-type="currency" office:currency="BRL" office:value="1443.1258" calcext:value-type="currency">
            <text:p>R$ 1,443.13</text:p>
          </table:table-cell>
          <table:table-cell table:style-name="ce73" table:formula="of:=[.K96]+[.L96]" office:value-type="currency" office:currency="BRL" office:value="3909.124" calcext:value-type="currency">
            <text:p>R$ 3,909.12</text:p>
          </table:table-cell>
          <table:table-cell table:style-name="ce73"/>
          <table:table-cell table:style-name="ce102" office:value-type="string" calcext:value-type="string">
            <text:p>PMSP 03-04-19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3"/>
          <table:table-cell table:style-name="ce73" table:number-columns-repeated="7"/>
          <table:table-cell table:style-name="ce102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0"/>
          <table:table-cell table:style-name="ce56"/>
          <table:table-cell table:style-name="ce65"/>
          <table:table-cell table:style-name="ce81" table:number-columns-repeated="3"/>
          <table:table-cell table:style-name="ce81" table:formula="of:=SUM([.K92:.K96])" office:value-type="currency" office:currency="BRL" office:value="3663.44643744" calcext:value-type="currency">
            <text:p>R$ 3,663.45</text:p>
          </table:table-cell>
          <table:table-cell table:style-name="ce81" table:formula="of:=SUM([.L92:.L96])" office:value-type="currency" office:currency="BRL" office:value="1443.1258" calcext:value-type="currency">
            <text:p>R$ 1,443.13</text:p>
          </table:table-cell>
          <table:table-cell table:style-name="ce81" table:formula="of:=SUM([.M92:.M96])" office:value-type="currency" office:currency="BRL" office:value="5106.57223744" calcext:value-type="currency">
            <text:p>R$ 5,106.57</text:p>
          </table:table-cell>
          <table:table-cell table:style-name="ce82"/>
          <table:table-cell table:style-name="ce105"/>
          <table:table-cell table:style-name="ce114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2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5" calcext:value-type="float">
            <text:p>5</text:p>
          </table:table-cell>
          <table:table-cell table:style-name="ce31" office:value-type="string" calcext:value-type="string">
            <text:p>Alvenaria</text:p>
          </table:table-cell>
          <table:table-cell table:style-name="ce48"/>
          <table:table-cell table:style-name="ce20"/>
          <table:table-cell table:style-name="ce61"/>
          <table:table-cell table:style-name="ce78" table:number-columns-repeated="7"/>
          <table:table-cell table:style-name="ce103"/>
          <table:table-cell table:style-name="ce112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9"/>
          <table:table-cell table:style-name="ce23"/>
          <table:table-cell table:style-name="ce62"/>
          <table:table-cell table:style-name="ce79" table:number-columns-repeated="7"/>
          <table:table-cell table:style-name="ce104"/>
          <table:table-cell table:style-name="ce113" table:number-columns-repeated="4"/>
          <table:table-cell table:style-name="ce32" table:number-columns-repeated="1005"/>
        </table:table-row>
        <table:table-row table:style-name="ro8">
          <table:table-cell/>
          <table:table-cell table:style-name="ce9"/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Alvenaria estrutural em blocos de concreto de 14x19x39cm com juntas de argamassa industrializada de 1cm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9]/2+['quantidades modelo 01'.B19]/2" office:value-type="float" office:value="97.3025006405" calcext:value-type="float">
            <text:p>97.30</text:p>
          </table:table-cell>
          <table:table-cell table:style-name="ce73" office:value-type="currency" office:currency="BRL" office:value="38.64" calcext:value-type="currency">
            <text:p>R$ 38.64</text:p>
          </table:table-cell>
          <table:table-cell table:style-name="ce73" office:value-type="currency" office:currency="BRL" office:value="26.79" calcext:value-type="currency">
            <text:p>R$ 26.79</text:p>
          </table:table-cell>
          <table:table-cell table:style-name="ce73" table:formula="of:=[.H102]+[.I102]" office:value-type="currency" office:currency="BRL" office:value="65.43" calcext:value-type="currency">
            <text:p>R$ 65.43</text:p>
          </table:table-cell>
          <table:table-cell table:style-name="ce73" table:formula="of:=[.G102]*[.H102]" office:value-type="currency" office:currency="BRL" office:value="3759.76862474892" calcext:value-type="currency">
            <text:p>R$ 3,759.77</text:p>
          </table:table-cell>
          <table:table-cell table:style-name="ce73" table:formula="of:=[.G102]*[.I102]" office:value-type="currency" office:currency="BRL" office:value="2606.733992159" calcext:value-type="currency">
            <text:p>R$ 2,606.73</text:p>
          </table:table-cell>
          <table:table-cell table:style-name="ce73" table:formula="of:=[.K102]+[.L102]" office:value-type="currency" office:currency="BRL" office:value="6366.50261690792" calcext:value-type="currency">
            <text:p>R$ 6,366.50</text:p>
          </table:table-cell>
          <table:table-cell table:style-name="ce73"/>
          <table:table-cell table:style-name="ce102" office:value-type="string" calcext:value-type="string">
            <text:p>PMSP 04-01-31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Alvenaria não-estrutural em tijolos cerâmicos furados de 14x19x19cm com juntas de argamassa de cimento e areia de 1cm</text:p>
          </table:table-cell>
          <table:table-cell office:value-type="string" calcext:value-type="string">
            <text:p>m²</text:p>
          </table:table-cell>
          <table:table-cell table:style-name="ce66"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103]+[.I103]" office:value-type="currency" office:currency="BRL" office:value="0" calcext:value-type="currency">
            <text:p>R$ 0.00</text:p>
          </table:table-cell>
          <table:table-cell table:style-name="ce73" table:formula="of:=[.G103]*[.H103]" office:value-type="currency" office:currency="BRL" office:value="0" calcext:value-type="currency">
            <text:p>R$ 0.00</text:p>
          </table:table-cell>
          <table:table-cell table:style-name="ce73" table:formula="of:=[.G103]*[.I103]" office:value-type="currency" office:currency="BRL" office:value="0" calcext:value-type="currency">
            <text:p>R$ 0.00</text:p>
          </table:table-cell>
          <table:table-cell table:style-name="ce73" table:formula="of:=[.K103]+[.L103]" office:value-type="currency" office:currency="BRL" office:value="0" calcext:value-type="currency">
            <text:p>R$ 0.00</text:p>
          </table:table-cell>
          <table:table-cell table:style-name="ce73"/>
          <table:table-cell table:style-name="ce102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Parede de blocos de gesso 7cm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10]/2" office:value-type="float" office:value="22.376" calcext:value-type="float">
            <text:p>22.38</text:p>
          </table:table-cell>
          <table:table-cell table:style-name="ce73" table:formula="of:=0.7*32.91" office:value-type="currency" office:currency="BRL" office:value="23.037" calcext:value-type="currency">
            <text:p>R$ 23.04</text:p>
          </table:table-cell>
          <table:table-cell table:style-name="ce73" table:formula="of:=0.3*32.91" office:value-type="currency" office:currency="BRL" office:value="9.873" calcext:value-type="currency">
            <text:p>R$ 9.87</text:p>
          </table:table-cell>
          <table:table-cell table:style-name="ce73" table:formula="of:=[.H104]+[.I104]" office:value-type="currency" office:currency="BRL" office:value="32.91" calcext:value-type="currency">
            <text:p>R$ 32.91</text:p>
          </table:table-cell>
          <table:table-cell table:style-name="ce73" table:formula="of:=[.G104]*[.H104]" office:value-type="currency" office:currency="BRL" office:value="515.475912" calcext:value-type="currency">
            <text:p>R$ 515.48</text:p>
          </table:table-cell>
          <table:table-cell table:style-name="ce73" table:formula="of:=[.G104]*[.I104]" office:value-type="currency" office:currency="BRL" office:value="220.918248" calcext:value-type="currency">
            <text:p>R$ 220.92</text:p>
          </table:table-cell>
          <table:table-cell table:style-name="ce73" table:formula="of:=[.K104]+[.L104]" office:value-type="currency" office:currency="BRL" office:value="736.39416" calcext:value-type="currency">
            <text:p>R$ 736.39</text:p>
          </table:table-cell>
          <table:table-cell table:style-name="ce73"/>
          <table:table-cell table:style-name="ce102" office:value-type="string" calcext:value-type="string">
            <text:p>SINAPI-SP 34584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5.4" calcext:value-type="float">
            <text:p>5.4</text:p>
          </table:table-cell>
          <table:table-cell/>
          <table:table-cell office:value-type="string" calcext:value-type="string">
            <text:p>Alvenaria de cobogós cerámicos de 40x40cm com juntas de argamassa de cimento e areia de 1cm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105]+[.I105]" office:value-type="currency" office:currency="BRL" office:value="0" calcext:value-type="currency">
            <text:p>R$ 0.00</text:p>
          </table:table-cell>
          <table:table-cell table:style-name="ce73" table:formula="of:=[.G105]*[.H105]" office:value-type="currency" office:currency="BRL" office:value="0" calcext:value-type="currency">
            <text:p>R$ 0.00</text:p>
          </table:table-cell>
          <table:table-cell table:style-name="ce73" table:formula="of:=[.G105]*[.I105]" office:value-type="currency" office:currency="BRL" office:value="0" calcext:value-type="currency">
            <text:p>R$ 0.00</text:p>
          </table:table-cell>
          <table:table-cell table:style-name="ce73" table:formula="of:=[.K105]+[.L105]" office:value-type="currency" office:currency="BRL" office:value="0" calcext:value-type="currency">
            <text:p>R$ 0.00</text:p>
          </table:table-cell>
          <table:table-cell table:style-name="ce73"/>
          <table:table-cell table:style-name="ce102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Vergas e contra-vergas de concreto ou bloco canaleta para portas e janelas</text:p>
          </table:table-cell>
          <table:table-cell office:value-type="string" calcext:value-type="string">
            <text:p>m³</text:p>
          </table:table-cell>
          <table:table-cell table:style-name="ce63" table:formula="of:=(['quantidades modelo 01'.B11]*2.8+['quantidades modelo 01'.B12]*1.4)*0.14*0.19" office:value-type="float" office:value="0.647976" calcext:value-type="float">
            <text:p>0.65</text:p>
          </table:table-cell>
          <table:table-cell table:style-name="ce73" office:value-type="currency" office:currency="BRL" office:value="574.03" calcext:value-type="currency">
            <text:p>R$ 574.03</text:p>
          </table:table-cell>
          <table:table-cell table:style-name="ce73" office:value-type="currency" office:currency="BRL" office:value="505.15" calcext:value-type="currency">
            <text:p>R$ 505.15</text:p>
          </table:table-cell>
          <table:table-cell table:style-name="ce73" table:formula="of:=[.H106]+[.I106]" office:value-type="currency" office:currency="BRL" office:value="1079.18" calcext:value-type="currency">
            <text:p>R$ 1,079.18</text:p>
          </table:table-cell>
          <table:table-cell table:style-name="ce73" table:formula="of:=[.G106]*[.H106]" office:value-type="currency" office:currency="BRL" office:value="371.95766328" calcext:value-type="currency">
            <text:p>R$ 371.96</text:p>
          </table:table-cell>
          <table:table-cell table:style-name="ce73" table:formula="of:=[.G106]*[.I106]" office:value-type="currency" office:currency="BRL" office:value="327.3250764" calcext:value-type="currency">
            <text:p>R$ 327.33</text:p>
          </table:table-cell>
          <table:table-cell table:style-name="ce73" table:formula="of:=[.K106]+[.L106]" office:value-type="currency" office:currency="BRL" office:value="699.28273968" calcext:value-type="currency">
            <text:p>R$ 699.28</text:p>
          </table:table-cell>
          <table:table-cell table:style-name="ce73"/>
          <table:table-cell table:style-name="ce102" office:value-type="string" calcext:value-type="string">
            <text:p>PMSP 04-01-98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Peitoris de pedra conforme projeto</text:p>
          </table:table-cell>
          <table:table-cell office:value-type="string" calcext:value-type="string">
            <text:p>m</text:p>
          </table:table-cell>
          <table:table-cell table:style-name="ce63" table:formula="of:=['quantidades modelo 01'.B11]" office:value-type="float" office:value="7.05" calcext:value-type="float">
            <text:p>7.05</text:p>
          </table:table-cell>
          <table:table-cell table:style-name="ce73" office:value-type="currency" office:currency="BRL" office:value="65.02" calcext:value-type="currency">
            <text:p>R$ 65.02</text:p>
          </table:table-cell>
          <table:table-cell table:style-name="ce73" office:value-type="currency" office:currency="BRL" office:value="2.34" calcext:value-type="currency">
            <text:p>R$ 2.34</text:p>
          </table:table-cell>
          <table:table-cell table:style-name="ce73" table:formula="of:=[.H107]+[.I107]" office:value-type="currency" office:currency="BRL" office:value="67.36" calcext:value-type="currency">
            <text:p>R$ 67.36</text:p>
          </table:table-cell>
          <table:table-cell table:style-name="ce73" table:formula="of:=[.G107]*[.H107]" office:value-type="currency" office:currency="BRL" office:value="458.391" calcext:value-type="currency">
            <text:p>R$ 458.39</text:p>
          </table:table-cell>
          <table:table-cell table:style-name="ce73" table:formula="of:=[.G107]*[.I107]" office:value-type="currency" office:currency="BRL" office:value="16.497" calcext:value-type="currency">
            <text:p>R$ 16.50</text:p>
          </table:table-cell>
          <table:table-cell table:style-name="ce73" table:formula="of:=[.K107]+[.L107]" office:value-type="currency" office:currency="BRL" office:value="474.888" calcext:value-type="currency">
            <text:p>R$ 474.89</text:p>
          </table:table-cell>
          <table:table-cell table:style-name="ce73"/>
          <table:table-cell table:style-name="ce102" office:value-type="string" calcext:value-type="string">
            <text:p>PMSP 13-04-05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Muro de divisa em blocos <text:s/>de concreto de 14x19x39cm com junta de argamassa industrializada de 1cm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19]/2" office:value-type="float" office:value="10" calcext:value-type="float">
            <text:p>10.00</text:p>
          </table:table-cell>
          <table:table-cell table:style-name="ce73" office:value-type="currency" office:currency="BRL" office:value="38.64" calcext:value-type="currency">
            <text:p>R$ 38.64</text:p>
          </table:table-cell>
          <table:table-cell table:style-name="ce73" office:value-type="currency" office:currency="BRL" office:value="26.79" calcext:value-type="currency">
            <text:p>R$ 26.79</text:p>
          </table:table-cell>
          <table:table-cell table:style-name="ce73" table:formula="of:=[.H108]+[.I108]" office:value-type="currency" office:currency="BRL" office:value="65.43" calcext:value-type="currency">
            <text:p>R$ 65.43</text:p>
          </table:table-cell>
          <table:table-cell table:style-name="ce73" table:formula="of:=[.G108]*[.H108]" office:value-type="currency" office:currency="BRL" office:value="386.4" calcext:value-type="currency">
            <text:p>R$ 386.40</text:p>
          </table:table-cell>
          <table:table-cell table:style-name="ce73" table:formula="of:=[.G108]*[.I108]" office:value-type="currency" office:currency="BRL" office:value="267.9" calcext:value-type="currency">
            <text:p>R$ 267.90</text:p>
          </table:table-cell>
          <table:table-cell table:style-name="ce73" table:formula="of:=[.K108]+[.L108]" office:value-type="currency" office:currency="BRL" office:value="654.3" calcext:value-type="currency">
            <text:p>R$ 654.30</text:p>
          </table:table-cell>
          <table:table-cell table:style-name="ce73"/>
          <table:table-cell table:style-name="ce102" office:value-type="string" calcext:value-type="string">
            <text:p>PMSP 04-01-3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4"/>
          <table:table-cell table:style-name="ce73" table:number-columns-repeated="7"/>
          <table:table-cell table:style-name="ce102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0"/>
          <table:table-cell table:style-name="ce56"/>
          <table:table-cell table:style-name="ce65"/>
          <table:table-cell table:style-name="ce81" table:number-columns-repeated="3"/>
          <table:table-cell table:style-name="ce81" table:formula="of:=SUM([.K102:.K108])" office:value-type="currency" office:currency="BRL" office:value="5491.99320002892" calcext:value-type="currency">
            <text:p>R$ 5,491.99</text:p>
          </table:table-cell>
          <table:table-cell table:style-name="ce81" table:formula="of:=SUM([.L102:.L108])" office:value-type="currency" office:currency="BRL" office:value="3439.37431655899" calcext:value-type="currency">
            <text:p>R$ 3,439.37</text:p>
          </table:table-cell>
          <table:table-cell table:style-name="ce81" table:formula="of:=SUM([.M102:.M108])" office:value-type="currency" office:currency="BRL" office:value="8931.36751658792" calcext:value-type="currency">
            <text:p>R$ 8,931.37</text:p>
          </table:table-cell>
          <table:table-cell table:style-name="ce82"/>
          <table:table-cell table:style-name="ce105"/>
          <table:table-cell table:style-name="ce114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2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6" calcext:value-type="float">
            <text:p>6</text:p>
          </table:table-cell>
          <table:table-cell table:style-name="ce31" office:value-type="string" calcext:value-type="string">
            <text:p>Coberturas e impermeabilização</text:p>
          </table:table-cell>
          <table:table-cell table:style-name="ce48"/>
          <table:table-cell table:style-name="ce20"/>
          <table:table-cell table:style-name="ce61"/>
          <table:table-cell table:style-name="ce78" table:number-columns-repeated="7"/>
          <table:table-cell table:style-name="ce103"/>
          <table:table-cell table:style-name="ce112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9"/>
          <table:table-cell table:style-name="ce23"/>
          <table:table-cell table:style-name="ce62"/>
          <table:table-cell table:style-name="ce79" table:number-columns-repeated="7"/>
          <table:table-cell table:style-name="ce104"/>
          <table:table-cell table:style-name="ce113" table:number-columns-repeated="4"/>
          <table:table-cell table:style-name="ce32" table:number-columns-repeated="1005"/>
        </table:table-row>
        <table:table-row table:style-name="ro9">
          <table:table-cell/>
          <table:table-cell table:style-name="ce9"/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Madeiramento para telhado de telha de fibrocimento com tratamento antifungos e anticupins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35]" office:value-type="float" office:value="47.378851" calcext:value-type="float">
            <text:p>47.38</text:p>
          </table:table-cell>
          <table:table-cell table:style-name="ce73" office:value-type="currency" office:currency="BRL" office:value="13.91" calcext:value-type="currency">
            <text:p>R$ 13.91</text:p>
          </table:table-cell>
          <table:table-cell table:style-name="ce73" office:value-type="currency" office:currency="BRL" office:value="9.32" calcext:value-type="currency">
            <text:p>R$ 9.32</text:p>
          </table:table-cell>
          <table:table-cell table:style-name="ce73" table:formula="of:=[.H114]+[.I114]" office:value-type="currency" office:currency="BRL" office:value="23.23" calcext:value-type="currency">
            <text:p>R$ 23.23</text:p>
          </table:table-cell>
          <table:table-cell table:style-name="ce73" table:formula="of:=[.G114]*[.H114]" office:value-type="currency" office:currency="BRL" office:value="659.03981741" calcext:value-type="currency">
            <text:p>R$ 659.04</text:p>
          </table:table-cell>
          <table:table-cell table:style-name="ce73" table:formula="of:=[.G114]*[.I114]" office:value-type="currency" office:currency="BRL" office:value="441.57089132" calcext:value-type="currency">
            <text:p>R$ 441.57</text:p>
          </table:table-cell>
          <table:table-cell table:style-name="ce73" table:formula="of:=[.K114]+[.L114]" office:value-type="currency" office:currency="BRL" office:value="1100.61070873" calcext:value-type="currency">
            <text:p>R$ 1,100.61</text:p>
          </table:table-cell>
          <table:table-cell table:style-name="ce73"/>
          <table:table-cell table:style-name="ce102" office:value-type="string" calcext:value-type="string">
            <text:p>PMSP 06-01-1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Telhado de fibrocimento 6mm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35]" office:value-type="float" office:value="47.378851" calcext:value-type="float">
            <text:p>47.38</text:p>
          </table:table-cell>
          <table:table-cell table:style-name="ce73" office:value-type="currency" office:currency="BRL" office:value="22.01" calcext:value-type="currency">
            <text:p>R$ 22.01</text:p>
          </table:table-cell>
          <table:table-cell table:style-name="ce73" office:value-type="currency" office:currency="BRL" office:value="12.96" calcext:value-type="currency">
            <text:p>R$ 12.96</text:p>
          </table:table-cell>
          <table:table-cell table:style-name="ce73" table:formula="of:=[.H115]+[.I115]" office:value-type="currency" office:currency="BRL" office:value="34.97" calcext:value-type="currency">
            <text:p>R$ 34.97</text:p>
          </table:table-cell>
          <table:table-cell table:style-name="ce73" table:formula="of:=[.G115]*[.H115]" office:value-type="currency" office:currency="BRL" office:value="1042.80851051" calcext:value-type="currency">
            <text:p>R$ 1,042.81</text:p>
          </table:table-cell>
          <table:table-cell table:style-name="ce73" table:formula="of:=[.G115]*[.I115]" office:value-type="currency" office:currency="BRL" office:value="614.02990896" calcext:value-type="currency">
            <text:p>R$ 614.03</text:p>
          </table:table-cell>
          <table:table-cell table:style-name="ce73" table:formula="of:=[.K115]+[.L115]" office:value-type="currency" office:currency="BRL" office:value="1656.83841947" calcext:value-type="currency">
            <text:p>R$ 1,656.84</text:p>
          </table:table-cell>
          <table:table-cell table:style-name="ce73"/>
          <table:table-cell table:style-name="ce102" office:value-type="string" calcext:value-type="string">
            <text:p>PMSP 06-02-2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6.3" calcext:value-type="float">
            <text:p>6.3</text:p>
          </table:table-cell>
          <table:table-cell/>
          <table:table-cell office:value-type="string" calcext:value-type="string">
            <text:p>Cumeiras de fibrocimento</text:p>
          </table:table-cell>
          <table:table-cell office:value-type="string" calcext:value-type="string">
            <text:p>m</text:p>
          </table:table-cell>
          <table:table-cell table:style-name="ce68"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116]+[.I116]" office:value-type="currency" office:currency="BRL" office:value="0" calcext:value-type="currency">
            <text:p>R$ 0.00</text:p>
          </table:table-cell>
          <table:table-cell table:style-name="ce73" table:formula="of:=[.G116]*[.H116]" office:value-type="currency" office:currency="BRL" office:value="0" calcext:value-type="currency">
            <text:p>R$ 0.00</text:p>
          </table:table-cell>
          <table:table-cell table:style-name="ce73" table:formula="of:=[.G116]*[.I116]" office:value-type="currency" office:currency="BRL" office:value="0" calcext:value-type="currency">
            <text:p>R$ 0.00</text:p>
          </table:table-cell>
          <table:table-cell table:style-name="ce73" table:formula="of:=[.K116]+[.L116]" office:value-type="currency" office:currency="BRL" office:value="0" calcext:value-type="currency">
            <text:p>R$ 0.00</text:p>
          </table:table-cell>
          <table:table-cell table:style-name="ce73"/>
          <table:table-cell table:style-name="ce102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Impermeabilização com manta bituminosa em lajes de concreto</text:p>
          </table:table-cell>
          <table:table-cell office:value-type="string" calcext:value-type="string">
            <text:p>m²</text:p>
          </table:table-cell>
          <table:table-cell table:style-name="ce68"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117]+[.I117]" office:value-type="currency" office:currency="BRL" office:value="0" calcext:value-type="currency">
            <text:p>R$ 0.00</text:p>
          </table:table-cell>
          <table:table-cell table:style-name="ce73" table:formula="of:=[.G117]*[.H117]" office:value-type="currency" office:currency="BRL" office:value="0" calcext:value-type="currency">
            <text:p>R$ 0.00</text:p>
          </table:table-cell>
          <table:table-cell table:style-name="ce73" table:formula="of:=[.G117]*[.I117]" office:value-type="currency" office:currency="BRL" office:value="0" calcext:value-type="currency">
            <text:p>R$ 0.00</text:p>
          </table:table-cell>
          <table:table-cell table:style-name="ce73" table:formula="of:=[.K117]+[.L117]" office:value-type="currency" office:currency="BRL" office:value="0" calcext:value-type="currency">
            <text:p>R$ 0.00</text:p>
          </table:table-cell>
          <table:table-cell table:style-name="ce73"/>
          <table:table-cell table:style-name="ce102"/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Calhas metálicas em chapa galvanizada dobrada conforme projeto, com furos e conectores para tubos de evacuação</text:p>
          </table:table-cell>
          <table:table-cell office:value-type="string" calcext:value-type="string">
            <text:p>m</text:p>
          </table:table-cell>
          <table:table-cell table:style-name="ce64" table:formula="of:=['quantidades modelo 01'.B27]" office:value-type="float" office:value="13" calcext:value-type="float">
            <text:p>13.00</text:p>
          </table:table-cell>
          <table:table-cell table:style-name="ce73" office:value-type="currency" office:currency="BRL" office:value="33.29" calcext:value-type="currency">
            <text:p>R$ 33.29</text:p>
          </table:table-cell>
          <table:table-cell table:style-name="ce73" office:value-type="currency" office:currency="BRL" office:value="19.04" calcext:value-type="currency">
            <text:p>R$ 19.04</text:p>
          </table:table-cell>
          <table:table-cell table:style-name="ce73" table:formula="of:=[.H118]+[.I118]" office:value-type="currency" office:currency="BRL" office:value="52.33" calcext:value-type="currency">
            <text:p>R$ 52.33</text:p>
          </table:table-cell>
          <table:table-cell table:style-name="ce73" table:formula="of:=[.G118]*[.H118]" office:value-type="currency" office:currency="BRL" office:value="432.77" calcext:value-type="currency">
            <text:p>R$ 432.77</text:p>
          </table:table-cell>
          <table:table-cell table:style-name="ce73" table:formula="of:=[.G118]*[.I118]" office:value-type="currency" office:currency="BRL" office:value="247.52" calcext:value-type="currency">
            <text:p>R$ 247.52</text:p>
          </table:table-cell>
          <table:table-cell table:style-name="ce73" table:formula="of:=[.K118]+[.L118]" office:value-type="currency" office:currency="BRL" office:value="680.29" calcext:value-type="currency">
            <text:p>R$ 680.29</text:p>
          </table:table-cell>
          <table:table-cell table:style-name="ce73"/>
          <table:table-cell table:style-name="ce102" office:value-type="string" calcext:value-type="string">
            <text:p>PMSP 10-11-02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Ralos para laje impermeabilizada em PVC</text:p>
          </table:table-cell>
          <table:table-cell office:value-type="string" calcext:value-type="string">
            <text:p>un</text:p>
          </table:table-cell>
          <table:table-cell table:style-name="ce68"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119]+[.I119]" office:value-type="currency" office:currency="BRL" office:value="0" calcext:value-type="currency">
            <text:p>R$ 0.00</text:p>
          </table:table-cell>
          <table:table-cell table:style-name="ce73" table:formula="of:=[.G119]*[.H119]" office:value-type="currency" office:currency="BRL" office:value="0" calcext:value-type="currency">
            <text:p>R$ 0.00</text:p>
          </table:table-cell>
          <table:table-cell table:style-name="ce73" table:formula="of:=[.G119]*[.I119]" office:value-type="currency" office:currency="BRL" office:value="0" calcext:value-type="currency">
            <text:p>R$ 0.00</text:p>
          </table:table-cell>
          <table:table-cell table:style-name="ce73" table:formula="of:=[.K119]+[.L119]" office:value-type="currency" office:currency="BRL" office:value="0" calcext:value-type="currency">
            <text:p>R$ 0.00</text:p>
          </table:table-cell>
          <table:table-cell table:style-name="ce73"/>
          <table:table-cell table:style-name="ce106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6.7" calcext:value-type="float">
            <text:p>6.7</text:p>
          </table:table-cell>
          <table:table-cell/>
          <table:table-cell office:value-type="string" calcext:value-type="string">
            <text:p>Tubos de evacuação de águas pluviais em PVC com 75mm de diâmetro</text:p>
          </table:table-cell>
          <table:table-cell office:value-type="string" calcext:value-type="string">
            <text:p>m</text:p>
          </table:table-cell>
          <table:table-cell table:style-name="ce64" table:formula="of:=['quantidades modelo 01'.B29]" office:value-type="float" office:value="5.3" calcext:value-type="float">
            <text:p>5.30</text:p>
          </table:table-cell>
          <table:table-cell table:style-name="ce73" office:value-type="currency" office:currency="BRL" office:value="33.36" calcext:value-type="currency">
            <text:p>R$ 33.36</text:p>
          </table:table-cell>
          <table:table-cell table:style-name="ce73" office:value-type="currency" office:currency="BRL" office:value="31.16" calcext:value-type="currency">
            <text:p>R$ 31.16</text:p>
          </table:table-cell>
          <table:table-cell table:style-name="ce73" table:formula="of:=[.H120]+[.I120]" office:value-type="currency" office:currency="BRL" office:value="64.52" calcext:value-type="currency">
            <text:p>R$ 64.52</text:p>
          </table:table-cell>
          <table:table-cell table:style-name="ce73" table:formula="of:=[.G120]*[.H120]" office:value-type="currency" office:currency="BRL" office:value="176.808" calcext:value-type="currency">
            <text:p>R$ 176.81</text:p>
          </table:table-cell>
          <table:table-cell table:style-name="ce73" table:formula="of:=[.G120]*[.I120]" office:value-type="currency" office:currency="BRL" office:value="165.148" calcext:value-type="currency">
            <text:p>R$ 165.15</text:p>
          </table:table-cell>
          <table:table-cell table:style-name="ce73" table:formula="of:=[.K120]+[.L120]" office:value-type="currency" office:currency="BRL" office:value="341.956" calcext:value-type="currency">
            <text:p>R$ 341.96</text:p>
          </table:table-cell>
          <table:table-cell table:style-name="ce73"/>
          <table:table-cell table:style-name="ce102" office:value-type="string" calcext:value-type="string">
            <text:p>PMSP 10-04-67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6.8" calcext:value-type="float">
            <text:p>6.8</text:p>
          </table:table-cell>
          <table:table-cell/>
          <table:table-cell office:value-type="string" calcext:value-type="string">
            <text:p>Rufos em chapa galvanizada dobrada para paredes de 14cm</text:p>
          </table:table-cell>
          <table:table-cell office:value-type="string" calcext:value-type="string">
            <text:p>m</text:p>
          </table:table-cell>
          <table:table-cell table:style-name="ce64" table:formula="of:=['quantidades modelo 01'.B28]" office:value-type="float" office:value="5.78" calcext:value-type="float">
            <text:p>5.78</text:p>
          </table:table-cell>
          <table:table-cell table:style-name="ce73" office:value-type="currency" office:currency="BRL" office:value="11.42" calcext:value-type="currency">
            <text:p>R$ 11.42</text:p>
          </table:table-cell>
          <table:table-cell table:style-name="ce73" office:value-type="currency" office:currency="BRL" office:value="6.92" calcext:value-type="currency">
            <text:p>R$ 6.92</text:p>
          </table:table-cell>
          <table:table-cell table:style-name="ce73" table:formula="of:=[.H121]+[.I121]" office:value-type="currency" office:currency="BRL" office:value="18.34" calcext:value-type="currency">
            <text:p>R$ 18.34</text:p>
          </table:table-cell>
          <table:table-cell table:style-name="ce73" table:formula="of:=[.G121]*[.H121]" office:value-type="currency" office:currency="BRL" office:value="66.0076" calcext:value-type="currency">
            <text:p>R$ 66.01</text:p>
          </table:table-cell>
          <table:table-cell table:style-name="ce73" table:formula="of:=[.G121]*[.I121]" office:value-type="currency" office:currency="BRL" office:value="39.9976" calcext:value-type="currency">
            <text:p>R$ 40.00</text:p>
          </table:table-cell>
          <table:table-cell table:style-name="ce73" table:formula="of:=[.K121]+[.L121]" office:value-type="currency" office:currency="BRL" office:value="106.0052" calcext:value-type="currency">
            <text:p>R$ 106.01</text:p>
          </table:table-cell>
          <table:table-cell table:style-name="ce73"/>
          <table:table-cell table:style-name="ce102" office:value-type="string" calcext:value-type="string">
            <text:p>PMSP 10-11-3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4"/>
          <table:table-cell table:style-name="ce73" table:number-columns-repeated="7"/>
          <table:table-cell table:style-name="ce102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0"/>
          <table:table-cell table:style-name="ce56"/>
          <table:table-cell table:style-name="ce65"/>
          <table:table-cell table:style-name="ce81" table:number-columns-repeated="3"/>
          <table:table-cell table:style-name="ce81" table:formula="of:=SUM([.K114:.K121])" office:value-type="currency" office:currency="BRL" office:value="2377.43392792" calcext:value-type="currency">
            <text:p>R$ 2,377.43</text:p>
          </table:table-cell>
          <table:table-cell table:style-name="ce81" table:formula="of:=SUM([.L114:.L121])" office:value-type="currency" office:currency="BRL" office:value="1508.26640028" calcext:value-type="currency">
            <text:p>R$ 1,508.27</text:p>
          </table:table-cell>
          <table:table-cell table:style-name="ce81" table:formula="of:=SUM([.M114:.M121])" office:value-type="currency" office:currency="BRL" office:value="3885.7003282" calcext:value-type="currency">
            <text:p>R$ 3,885.70</text:p>
          </table:table-cell>
          <table:table-cell table:style-name="ce82"/>
          <table:table-cell table:style-name="ce105"/>
          <table:table-cell table:style-name="ce114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12"/>
          <table:table-cell table:style-name="ce24"/>
          <table:table-cell table:style-name="ce34"/>
          <table:table-cell table:style-name="ce52"/>
          <table:table-cell table:style-name="ce24"/>
          <table:table-cell table:style-name="ce69"/>
          <table:table-cell table:style-name="ce82" table:number-columns-repeated="7"/>
          <table:table-cell table:style-name="ce105"/>
          <table:table-cell table:style-name="ce114" table:number-columns-repeated="4"/>
          <table:table-cell table:style-name="ce34" table:number-columns-repeated="1005"/>
        </table:table-row>
        <table:table-row table:style-name="ro4">
          <table:table-cell/>
          <table:table-cell table:style-name="ce10"/>
          <table:table-cell table:style-name="ce20" office:value-type="float" office:value="7" calcext:value-type="float">
            <text:p>7</text:p>
          </table:table-cell>
          <table:table-cell table:style-name="ce31" office:value-type="string" calcext:value-type="string">
            <text:p>Pisos e rodapés</text:p>
          </table:table-cell>
          <table:table-cell table:style-name="ce48"/>
          <table:table-cell table:style-name="ce20"/>
          <table:table-cell table:style-name="ce61"/>
          <table:table-cell table:style-name="ce78" table:number-columns-repeated="7"/>
          <table:table-cell table:style-name="ce103"/>
          <table:table-cell table:style-name="ce112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9"/>
          <table:table-cell table:style-name="ce23"/>
          <table:table-cell table:style-name="ce62"/>
          <table:table-cell table:style-name="ce79" table:number-columns-repeated="7"/>
          <table:table-cell table:style-name="ce104"/>
          <table:table-cell table:style-name="ce113" table:number-columns-repeated="4"/>
          <table:table-cell table:style-name="ce32" table:number-columns-repeated="1005"/>
        </table:table-row>
        <table:table-row table:style-name="ro2">
          <table:table-cell/>
          <table:table-cell table:style-name="ce13"/>
          <table:table-cell table:style-name="ce25" office:value-type="float" office:value="7.1" calcext:value-type="float">
            <text:p>7.1</text:p>
          </table:table-cell>
          <table:table-cell table:style-name="ce35"/>
          <table:table-cell table:style-name="ce53" office:value-type="string" calcext:value-type="string">
            <text:p>Lastro de concreto magro de 5cm de espessura</text:p>
          </table:table-cell>
          <table:table-cell table:style-name="ce25" office:value-type="string" calcext:value-type="string">
            <text:p>m³</text:p>
          </table:table-cell>
          <table:table-cell table:style-name="ce70" table:formula="of:=['quantidades modelo 01'.B14]*0.05" office:value-type="float" office:value="2.080135" calcext:value-type="float">
            <text:p>2.08</text:p>
          </table:table-cell>
          <table:table-cell table:style-name="ce83" office:value-type="currency" office:currency="BRL" office:value="176.38" calcext:value-type="currency">
            <text:p>R$ 176.38</text:p>
          </table:table-cell>
          <table:table-cell table:style-name="ce83" office:value-type="currency" office:currency="BRL" office:value="126.99" calcext:value-type="currency">
            <text:p>R$ 126.99</text:p>
          </table:table-cell>
          <table:table-cell table:style-name="ce73" table:formula="of:=[.H127]+[.I127]" office:value-type="currency" office:currency="BRL" office:value="303.37" calcext:value-type="currency">
            <text:p>R$ 303.37</text:p>
          </table:table-cell>
          <table:table-cell table:style-name="ce73" table:formula="of:=[.G127]*[.H127]" office:value-type="currency" office:currency="BRL" office:value="366.8942113" calcext:value-type="currency">
            <text:p>R$ 366.89</text:p>
          </table:table-cell>
          <table:table-cell table:style-name="ce73" table:formula="of:=[.G127]*[.I127]" office:value-type="currency" office:currency="BRL" office:value="264.15634365" calcext:value-type="currency">
            <text:p>R$ 264.16</text:p>
          </table:table-cell>
          <table:table-cell table:style-name="ce73" table:formula="of:=[.K127]+[.L127]" office:value-type="currency" office:currency="BRL" office:value="631.05055495" calcext:value-type="currency">
            <text:p>R$ 631.05</text:p>
          </table:table-cell>
          <table:table-cell table:style-name="ce73"/>
          <table:table-cell table:style-name="ce107" office:value-type="string" calcext:value-type="string">
            <text:p>PMSP 13-01-14</text:p>
          </table:table-cell>
          <table:table-cell table:style-name="ce115" table:number-columns-repeated="2"/>
          <table:table-cell/>
          <table:table-cell table:style-name="ce115"/>
          <table:table-cell table:style-name="ce35" table:number-columns-repeated="1005"/>
        </table:table-row>
        <table:table-row table:style-name="ro5">
          <table:table-cell/>
          <table:table-cell table:style-name="ce13"/>
          <table:table-cell table:style-name="ce25" office:value-type="float" office:value="7.2" calcext:value-type="float">
            <text:p>7.2</text:p>
          </table:table-cell>
          <table:table-cell table:style-name="ce35"/>
          <table:table-cell table:style-name="ce53" office:value-type="string" calcext:value-type="string">
            <text:p>Piso de cerâmica 40x40cm com juntas em argamassa industrializada conforme projeto</text:p>
          </table:table-cell>
          <table:table-cell table:style-name="ce25" office:value-type="string" calcext:value-type="string">
            <text:p>m²</text:p>
          </table:table-cell>
          <table:table-cell table:style-name="ce70" table:formula="of:=['quantidades modelo 01'.B16]" office:value-type="float" office:value="8.767475" calcext:value-type="float">
            <text:p>8.77</text:p>
          </table:table-cell>
          <table:table-cell table:style-name="ce83" office:value-type="currency" office:currency="BRL" office:value="28.33" calcext:value-type="currency">
            <text:p>R$ 28.33</text:p>
          </table:table-cell>
          <table:table-cell table:style-name="ce83" office:value-type="currency" office:currency="BRL" office:value="21.49" calcext:value-type="currency">
            <text:p>R$ 21.49</text:p>
          </table:table-cell>
          <table:table-cell table:style-name="ce73" table:formula="of:=[.H128]+[.I128]" office:value-type="currency" office:currency="BRL" office:value="49.82" calcext:value-type="currency">
            <text:p>R$ 49.82</text:p>
          </table:table-cell>
          <table:table-cell table:style-name="ce73" table:formula="of:=[.G128]*[.H128]" office:value-type="currency" office:currency="BRL" office:value="248.38256675" calcext:value-type="currency">
            <text:p>R$ 248.38</text:p>
          </table:table-cell>
          <table:table-cell table:style-name="ce73" table:formula="of:=[.G128]*[.I128]" office:value-type="currency" office:currency="BRL" office:value="188.41303775" calcext:value-type="currency">
            <text:p>R$ 188.41</text:p>
          </table:table-cell>
          <table:table-cell table:style-name="ce73" table:formula="of:=[.K128]+[.L128]" office:value-type="currency" office:currency="BRL" office:value="436.7956045" calcext:value-type="currency">
            <text:p>R$ 436.80</text:p>
          </table:table-cell>
          <table:table-cell table:style-name="ce73"/>
          <table:table-cell table:style-name="ce107" office:value-type="string" calcext:value-type="string">
            <text:p>PMSP 13-02-42</text:p>
          </table:table-cell>
          <table:table-cell table:style-name="ce115" table:number-columns-repeated="2"/>
          <table:table-cell/>
          <table:table-cell table:style-name="ce115"/>
          <table:table-cell table:style-name="ce35" table:number-columns-repeated="1005"/>
        </table:table-row>
        <table:table-row table:style-name="ro8">
          <table:table-cell/>
          <table:table-cell table:style-name="ce13"/>
          <table:table-cell table:style-name="ce25" office:value-type="float" office:value="7.3" calcext:value-type="float">
            <text:p>7.3</text:p>
          </table:table-cell>
          <table:table-cell table:style-name="ce35"/>
          <table:table-cell table:style-name="ce53" office:value-type="string" calcext:value-type="string">
            <text:p>Piso de concreto queimado monolítico e impermeabilizado, alisado mecanicamente com espessura de 4cm</text:p>
          </table:table-cell>
          <table:table-cell table:style-name="ce25" office:value-type="string" calcext:value-type="string">
            <text:p>m²</text:p>
          </table:table-cell>
          <table:table-cell table:style-name="ce70" table:formula="of:=['quantidades modelo 01'.B15]" office:value-type="float" office:value="32.094625" calcext:value-type="float">
            <text:p>32.09</text:p>
          </table:table-cell>
          <table:table-cell table:style-name="ce83" office:value-type="currency" office:currency="BRL" office:value="10.21" calcext:value-type="currency">
            <text:p>R$ 10.21</text:p>
          </table:table-cell>
          <table:table-cell table:style-name="ce83" office:value-type="currency" office:currency="BRL" office:value="30.28" calcext:value-type="currency">
            <text:p>R$ 30.28</text:p>
          </table:table-cell>
          <table:table-cell table:style-name="ce73" table:formula="of:=[.H129]+[.I129]" office:value-type="currency" office:currency="BRL" office:value="40.49" calcext:value-type="currency">
            <text:p>R$ 40.49</text:p>
          </table:table-cell>
          <table:table-cell table:style-name="ce73" table:formula="of:=[.G129]*[.H129]" office:value-type="currency" office:currency="BRL" office:value="327.68612125" calcext:value-type="currency">
            <text:p>R$ 327.69</text:p>
          </table:table-cell>
          <table:table-cell table:style-name="ce73" table:formula="of:=[.G129]*[.I129]" office:value-type="currency" office:currency="BRL" office:value="971.825245" calcext:value-type="currency">
            <text:p>R$ 971.83</text:p>
          </table:table-cell>
          <table:table-cell table:style-name="ce73" table:formula="of:=[.K129]+[.L129]" office:value-type="currency" office:currency="BRL" office:value="1299.51136625" calcext:value-type="currency">
            <text:p>R$ 1,299.51</text:p>
          </table:table-cell>
          <table:table-cell table:style-name="ce73"/>
          <table:table-cell table:style-name="ce107" office:value-type="string" calcext:value-type="string">
            <text:p>PMSP 13-02-02</text:p>
          </table:table-cell>
          <table:table-cell table:style-name="ce115" table:number-columns-repeated="2"/>
          <table:table-cell/>
          <table:table-cell table:style-name="ce115"/>
          <table:table-cell table:style-name="ce35" table:number-columns-repeated="1005"/>
        </table:table-row>
        <table:table-row table:style-name="ro9">
          <table:table-cell/>
          <table:table-cell table:style-name="ce13"/>
          <table:table-cell table:style-name="ce25" office:value-type="float" office:value="7.4" calcext:value-type="float">
            <text:p>7.4</text:p>
          </table:table-cell>
          <table:table-cell table:style-name="ce35"/>
          <table:table-cell table:style-name="ce53" office:value-type="string" calcext:value-type="string">
            <text:p>Piso exterior <text:s/>em elementos de concreto conforme projeto, assentado em camada de areia estabilizada</text:p>
          </table:table-cell>
          <table:table-cell table:style-name="ce25" office:value-type="string" calcext:value-type="string">
            <text:p>m²</text:p>
          </table:table-cell>
          <table:table-cell table:style-name="ce71" office:value-type="float" office:value="0" calcext:value-type="float">
            <text:p>0.00</text:p>
          </table:table-cell>
          <table:table-cell table:style-name="ce83" table:number-columns-repeated="2"/>
          <table:table-cell table:style-name="ce73" table:formula="of:=[.H130]+[.I130]" office:value-type="currency" office:currency="BRL" office:value="0" calcext:value-type="currency">
            <text:p>R$ 0.00</text:p>
          </table:table-cell>
          <table:table-cell table:style-name="ce73" table:formula="of:=[.G130]*[.H130]" office:value-type="currency" office:currency="BRL" office:value="0" calcext:value-type="currency">
            <text:p>R$ 0.00</text:p>
          </table:table-cell>
          <table:table-cell table:style-name="ce73" table:formula="of:=[.G130]*[.I130]" office:value-type="currency" office:currency="BRL" office:value="0" calcext:value-type="currency">
            <text:p>R$ 0.00</text:p>
          </table:table-cell>
          <table:table-cell table:style-name="ce73" table:formula="of:=[.K130]+[.L130]" office:value-type="currency" office:currency="BRL" office:value="0" calcext:value-type="currency">
            <text:p>R$ 0.00</text:p>
          </table:table-cell>
          <table:table-cell table:style-name="ce73"/>
          <table:table-cell table:style-name="ce107"/>
          <table:table-cell table:style-name="ce115" table:number-columns-repeated="2"/>
          <table:table-cell/>
          <table:table-cell table:style-name="ce115"/>
          <table:table-cell table:style-name="ce35" table:number-columns-repeated="1005"/>
        </table:table-row>
        <table:table-row table:style-name="ro2">
          <table:table-cell/>
          <table:table-cell table:style-name="ce13"/>
          <table:table-cell table:style-name="ce25" office:value-type="float" office:value="7.5" calcext:value-type="float">
            <text:p>7.5</text:p>
          </table:table-cell>
          <table:table-cell table:style-name="ce35"/>
          <table:table-cell table:style-name="ce53" office:value-type="string" calcext:value-type="string">
            <text:p>Tapete de grama Batatais em placas de 40x80cm</text:p>
          </table:table-cell>
          <table:table-cell table:style-name="ce25" office:value-type="string" calcext:value-type="string">
            <text:p>m²</text:p>
          </table:table-cell>
          <table:table-cell table:style-name="ce72" office:value-type="float" office:value="0" calcext:value-type="float">
            <text:p>0.00</text:p>
          </table:table-cell>
          <table:table-cell table:style-name="ce83" table:number-columns-repeated="2"/>
          <table:table-cell table:style-name="ce73" table:formula="of:=[.H131]+[.I131]" office:value-type="currency" office:currency="BRL" office:value="0" calcext:value-type="currency">
            <text:p>R$ 0.00</text:p>
          </table:table-cell>
          <table:table-cell table:style-name="ce73" table:formula="of:=[.G131]*[.H131]" office:value-type="currency" office:currency="BRL" office:value="0" calcext:value-type="currency">
            <text:p>R$ 0.00</text:p>
          </table:table-cell>
          <table:table-cell table:style-name="ce73" table:formula="of:=[.G131]*[.I131]" office:value-type="currency" office:currency="BRL" office:value="0" calcext:value-type="currency">
            <text:p>R$ 0.00</text:p>
          </table:table-cell>
          <table:table-cell table:style-name="ce73" table:formula="of:=[.K131]+[.L131]" office:value-type="currency" office:currency="BRL" office:value="0" calcext:value-type="currency">
            <text:p>R$ 0.00</text:p>
          </table:table-cell>
          <table:table-cell table:style-name="ce73"/>
          <table:table-cell table:style-name="ce107"/>
          <table:table-cell table:style-name="ce115" table:number-columns-repeated="2"/>
          <table:table-cell/>
          <table:table-cell table:style-name="ce115"/>
          <table:table-cell table:style-name="ce35" table:number-columns-repeated="1005"/>
        </table:table-row>
        <table:table-row table:style-name="ro8">
          <table:table-cell/>
          <table:table-cell table:style-name="ce13"/>
          <table:table-cell table:style-name="ce25" office:value-type="float" office:value="7.6" calcext:value-type="float">
            <text:p>7.6</text:p>
          </table:table-cell>
          <table:table-cell table:style-name="ce35"/>
          <table:table-cell table:style-name="ce53" office:value-type="string" calcext:value-type="string">
            <text:p>Revestimento de calçada pública, conforme projeto e material existente, com nova camada de assentamento quando necessário</text:p>
          </table:table-cell>
          <table:table-cell table:style-name="ce25" office:value-type="string" calcext:value-type="string">
            <text:p>m²</text:p>
          </table:table-cell>
          <table:table-cell table:style-name="ce71" office:value-type="float" office:value="0" calcext:value-type="float">
            <text:p>0.00</text:p>
          </table:table-cell>
          <table:table-cell table:style-name="ce83" table:number-columns-repeated="2"/>
          <table:table-cell table:style-name="ce73" table:formula="of:=[.H132]+[.I132]" office:value-type="currency" office:currency="BRL" office:value="0" calcext:value-type="currency">
            <text:p>R$ 0.00</text:p>
          </table:table-cell>
          <table:table-cell table:style-name="ce73" table:formula="of:=[.G132]*[.H132]" office:value-type="currency" office:currency="BRL" office:value="0" calcext:value-type="currency">
            <text:p>R$ 0.00</text:p>
          </table:table-cell>
          <table:table-cell table:style-name="ce73" table:formula="of:=[.G132]*[.I132]" office:value-type="currency" office:currency="BRL" office:value="0" calcext:value-type="currency">
            <text:p>R$ 0.00</text:p>
          </table:table-cell>
          <table:table-cell table:style-name="ce73" table:formula="of:=[.K132]+[.L132]" office:value-type="currency" office:currency="BRL" office:value="0" calcext:value-type="currency">
            <text:p>R$ 0.00</text:p>
          </table:table-cell>
          <table:table-cell table:style-name="ce73"/>
          <table:table-cell table:style-name="ce107"/>
          <table:table-cell table:style-name="ce115" table:number-columns-repeated="2"/>
          <table:table-cell/>
          <table:table-cell table:style-name="ce115"/>
          <table:table-cell table:style-name="ce35" table:number-columns-repeated="1005"/>
        </table:table-row>
        <table:table-row table:style-name="ro2">
          <table:table-cell/>
          <table:table-cell table:style-name="ce13"/>
          <table:table-cell table:style-name="ce25" office:value-type="float" office:value="7.7" calcext:value-type="float">
            <text:p>7.7</text:p>
          </table:table-cell>
          <table:table-cell table:style-name="ce35"/>
          <table:table-cell table:style-name="ce53" office:value-type="string" calcext:value-type="string">
            <text:p>Guias de concreto pré-fabricadas</text:p>
          </table:table-cell>
          <table:table-cell table:style-name="ce25" office:value-type="string" calcext:value-type="string">
            <text:p>m</text:p>
          </table:table-cell>
          <table:table-cell table:style-name="ce71" office:value-type="float" office:value="0" calcext:value-type="float">
            <text:p>0.00</text:p>
          </table:table-cell>
          <table:table-cell table:style-name="ce83" table:number-columns-repeated="2"/>
          <table:table-cell table:style-name="ce73" table:formula="of:=[.H133]+[.I133]" office:value-type="currency" office:currency="BRL" office:value="0" calcext:value-type="currency">
            <text:p>R$ 0.00</text:p>
          </table:table-cell>
          <table:table-cell table:style-name="ce73" table:formula="of:=[.G133]*[.H133]" office:value-type="currency" office:currency="BRL" office:value="0" calcext:value-type="currency">
            <text:p>R$ 0.00</text:p>
          </table:table-cell>
          <table:table-cell table:style-name="ce73" table:formula="of:=[.G133]*[.I133]" office:value-type="currency" office:currency="BRL" office:value="0" calcext:value-type="currency">
            <text:p>R$ 0.00</text:p>
          </table:table-cell>
          <table:table-cell table:style-name="ce73" table:formula="of:=[.K133]+[.L133]" office:value-type="currency" office:currency="BRL" office:value="0" calcext:value-type="currency">
            <text:p>R$ 0.00</text:p>
          </table:table-cell>
          <table:table-cell table:style-name="ce73"/>
          <table:table-cell table:style-name="ce107"/>
          <table:table-cell table:style-name="ce115" table:number-columns-repeated="2"/>
          <table:table-cell/>
          <table:table-cell table:style-name="ce115"/>
          <table:table-cell table:style-name="ce35" table:number-columns-repeated="1005"/>
        </table:table-row>
        <table:table-row table:style-name="ro5">
          <table:table-cell/>
          <table:table-cell table:style-name="ce13"/>
          <table:table-cell table:style-name="ce25" office:value-type="float" office:value="7.8" calcext:value-type="float">
            <text:p>7.8</text:p>
          </table:table-cell>
          <table:table-cell table:style-name="ce35"/>
          <table:table-cell table:style-name="ce53" office:value-type="string" calcext:value-type="string">
            <text:p>Rodapés interiores em cerâmica com altura de 7cm conforme projeto</text:p>
          </table:table-cell>
          <table:table-cell table:style-name="ce25" office:value-type="string" calcext:value-type="string">
            <text:p>m</text:p>
          </table:table-cell>
          <table:table-cell table:style-name="ce70" table:formula="of:=['quantidades modelo 01'.B17]" office:value-type="float" office:value="44.52" calcext:value-type="float">
            <text:p>44.52</text:p>
          </table:table-cell>
          <table:table-cell table:style-name="ce83" office:value-type="currency" office:currency="BRL" office:value="7.11" calcext:value-type="currency">
            <text:p>R$ 7.11</text:p>
          </table:table-cell>
          <table:table-cell table:style-name="ce83" office:value-type="currency" office:currency="BRL" office:value="6.65" calcext:value-type="currency">
            <text:p>R$ 6.65</text:p>
          </table:table-cell>
          <table:table-cell table:style-name="ce73" table:formula="of:=[.H134]+[.I134]" office:value-type="currency" office:currency="BRL" office:value="13.76" calcext:value-type="currency">
            <text:p>R$ 13.76</text:p>
          </table:table-cell>
          <table:table-cell table:style-name="ce73" table:formula="of:=[.G134]*[.H134]" office:value-type="currency" office:currency="BRL" office:value="316.5372" calcext:value-type="currency">
            <text:p>R$ 316.54</text:p>
          </table:table-cell>
          <table:table-cell table:style-name="ce73" table:formula="of:=[.G134]*[.I134]" office:value-type="currency" office:currency="BRL" office:value="296.058" calcext:value-type="currency">
            <text:p>R$ 296.06</text:p>
          </table:table-cell>
          <table:table-cell table:style-name="ce73" table:formula="of:=[.K134]+[.L134]" office:value-type="currency" office:currency="BRL" office:value="612.5952" calcext:value-type="currency">
            <text:p>R$ 612.60</text:p>
          </table:table-cell>
          <table:table-cell table:style-name="ce73"/>
          <table:table-cell table:style-name="ce107" office:value-type="string" calcext:value-type="string">
            <text:p>PMSP 13-03-09</text:p>
          </table:table-cell>
          <table:table-cell table:style-name="ce115" table:number-columns-repeated="2"/>
          <table:table-cell/>
          <table:table-cell table:style-name="ce115"/>
          <table:table-cell table:style-name="ce35" table:number-columns-repeated="1005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53"/>
          <table:table-cell table:style-name="ce25"/>
          <table:table-cell table:style-name="ce70"/>
          <table:table-cell table:style-name="ce83" table:number-columns-repeated="2"/>
          <table:table-cell table:style-name="ce73" table:number-columns-repeated="5"/>
          <table:table-cell table:style-name="ce107"/>
          <table:table-cell table:style-name="ce115" table:number-columns-repeated="2"/>
          <table:table-cell/>
          <table:table-cell table:style-name="ce115"/>
          <table:table-cell table:style-name="ce35" table:number-columns-repeated="1005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0"/>
          <table:table-cell table:style-name="ce56"/>
          <table:table-cell table:style-name="ce65"/>
          <table:table-cell table:style-name="ce81" table:number-columns-repeated="3"/>
          <table:table-cell table:style-name="ce81" table:formula="of:=SUM([.K127:.K134])" office:value-type="currency" office:currency="BRL" office:value="1259.5000993" calcext:value-type="currency">
            <text:p>R$ 1,259.50</text:p>
          </table:table-cell>
          <table:table-cell table:style-name="ce81" table:formula="of:=SUM([.L127:.L134])" office:value-type="currency" office:currency="BRL" office:value="1720.4526264" calcext:value-type="currency">
            <text:p>R$ 1,720.45</text:p>
          </table:table-cell>
          <table:table-cell table:style-name="ce81" table:formula="of:=SUM([.M127:.M134])" office:value-type="currency" office:currency="BRL" office:value="2979.9527257" calcext:value-type="currency">
            <text:p>R$ 2,979.95</text:p>
          </table:table-cell>
          <table:table-cell table:style-name="ce82"/>
          <table:table-cell table:style-name="ce105"/>
          <table:table-cell table:style-name="ce114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53"/>
          <table:table-cell table:style-name="ce25"/>
          <table:table-cell table:style-name="ce71"/>
          <table:table-cell table:style-name="ce83" table:number-columns-repeated="7"/>
          <table:table-cell table:style-name="ce107"/>
          <table:table-cell table:style-name="ce115" table:number-columns-repeated="4"/>
          <table:table-cell table:style-name="ce35" table:number-columns-repeated="1005"/>
        </table:table-row>
        <table:table-row table:style-name="ro4">
          <table:table-cell/>
          <table:table-cell table:style-name="ce10"/>
          <table:table-cell table:style-name="ce20" office:value-type="float" office:value="8" calcext:value-type="float">
            <text:p>8</text:p>
          </table:table-cell>
          <table:table-cell table:style-name="ce31" office:value-type="string" calcext:value-type="string">
            <text:p>Portas e janelas</text:p>
          </table:table-cell>
          <table:table-cell table:style-name="ce48"/>
          <table:table-cell table:style-name="ce20"/>
          <table:table-cell table:style-name="ce61"/>
          <table:table-cell table:style-name="ce78" table:number-columns-repeated="7"/>
          <table:table-cell table:style-name="ce103"/>
          <table:table-cell table:style-name="ce112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9"/>
          <table:table-cell table:style-name="ce23"/>
          <table:table-cell table:style-name="ce62"/>
          <table:table-cell table:style-name="ce79" table:number-columns-repeated="7"/>
          <table:table-cell table:style-name="ce104"/>
          <table:table-cell table:style-name="ce113" table:number-columns-repeated="4"/>
          <table:table-cell table:style-name="ce32" table:number-columns-repeated="1005"/>
        </table:table-row>
        <table:table-row table:style-name="ro5">
          <table:table-cell/>
          <table:table-cell table:style-name="ce9"/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Esquadrias de alumínio 150x120cm de correr com duas folhas de vidro liso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3" office:value-type="currency" office:currency="BRL" office:value="400" calcext:value-type="currency">
            <text:p>R$ 400.00</text:p>
          </table:table-cell>
          <table:table-cell table:style-name="ce73" office:value-type="currency" office:currency="BRL" office:value="69.62" calcext:value-type="currency">
            <text:p>R$ 69.62</text:p>
          </table:table-cell>
          <table:table-cell table:style-name="ce73" table:formula="of:=[.H140]+[.I140]" office:value-type="currency" office:currency="BRL" office:value="469.62" calcext:value-type="currency">
            <text:p>R$ 469.62</text:p>
          </table:table-cell>
          <table:table-cell table:style-name="ce73" table:formula="of:=[.G140]*[.H140]" office:value-type="currency" office:currency="BRL" office:value="0" calcext:value-type="currency">
            <text:p>R$ 0.00</text:p>
          </table:table-cell>
          <table:table-cell table:style-name="ce73" table:formula="of:=[.G140]*[.I140]" office:value-type="currency" office:currency="BRL" office:value="0" calcext:value-type="currency">
            <text:p>R$ 0.00</text:p>
          </table:table-cell>
          <table:table-cell table:style-name="ce73" table:formula="of:=[.K140]+[.L140]" office:value-type="currency" office:currency="BRL" office:value="0" calcext:value-type="currency">
            <text:p>R$ 0.00</text:p>
          </table:table-cell>
          <table:table-cell table:style-name="ce73"/>
          <table:table-cell table:style-name="ce102" office:value-type="string" calcext:value-type="string">
            <text:p>PMSP 08-02-66 + mercado livre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Esquadrias de alumínio de 60x80cm basculante com uma folha de vidro liso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3" office:value-type="currency" office:currency="BRL" office:value="240" calcext:value-type="currency">
            <text:p>R$ 240.00</text:p>
          </table:table-cell>
          <table:table-cell table:style-name="ce73" office:value-type="currency" office:currency="BRL" office:value="38.68" calcext:value-type="currency">
            <text:p>R$ 38.68</text:p>
          </table:table-cell>
          <table:table-cell table:style-name="ce73" table:formula="of:=[.H141]+[.I141]" office:value-type="currency" office:currency="BRL" office:value="278.68" calcext:value-type="currency">
            <text:p>R$ 278.68</text:p>
          </table:table-cell>
          <table:table-cell table:style-name="ce73" table:formula="of:=[.G141]*[.H141]" office:value-type="currency" office:currency="BRL" office:value="480" calcext:value-type="currency">
            <text:p>R$ 480.00</text:p>
          </table:table-cell>
          <table:table-cell table:style-name="ce73" table:formula="of:=[.G141]*[.I141]" office:value-type="currency" office:currency="BRL" office:value="77.36" calcext:value-type="currency">
            <text:p>R$ 77.36</text:p>
          </table:table-cell>
          <table:table-cell table:style-name="ce73" table:formula="of:=[.K141]+[.L141]" office:value-type="currency" office:currency="BRL" office:value="557.36" calcext:value-type="currency">
            <text:p>R$ 557.36</text:p>
          </table:table-cell>
          <table:table-cell table:style-name="ce73"/>
          <table:table-cell table:style-name="ce102" office:value-type="string" calcext:value-type="string">
            <text:p>PMSP 08-02-66 + mercado livre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table:number-columns-repeated="2"/>
          <table:table-cell office:value-type="string" calcext:value-type="string">
            <text:p>Esquadrias de alumínio 150x210cm de correr com duas folhas de vidro liso</text:p>
          </table:table-cell>
          <table:table-cell office:value-type="string" calcext:value-type="string">
            <text:p>un</text:p>
          </table:table-cell>
          <table:table-cell office:value-type="float" office:value="3" calcext:value-type="float">
            <text:p>3.00</text:p>
          </table:table-cell>
          <table:table-cell table:style-name="ce73" office:value-type="currency" office:currency="BRL" office:value="700" calcext:value-type="currency">
            <text:p>R$ 700.00</text:p>
          </table:table-cell>
          <table:table-cell table:style-name="ce73" office:value-type="currency" office:currency="BRL" office:value="121.84" calcext:value-type="currency">
            <text:p>R$ 121.84</text:p>
          </table:table-cell>
          <table:table-cell table:style-name="ce73" table:formula="of:=[.H142]+[.I142]" office:value-type="currency" office:currency="BRL" office:value="821.84" calcext:value-type="currency">
            <text:p>R$ 821.84</text:p>
          </table:table-cell>
          <table:table-cell table:style-name="ce73" table:formula="of:=[.G142]*[.H142]" office:value-type="currency" office:currency="BRL" office:value="2100" calcext:value-type="currency">
            <text:p>R$ 2,100.00</text:p>
          </table:table-cell>
          <table:table-cell table:style-name="ce73" table:formula="of:=[.G142]*[.I142]" office:value-type="currency" office:currency="BRL" office:value="365.52" calcext:value-type="currency">
            <text:p>R$ 365.52</text:p>
          </table:table-cell>
          <table:table-cell table:style-name="ce73" table:formula="of:=[.K142]+[.L142]" office:value-type="currency" office:currency="BRL" office:value="2465.52" calcext:value-type="currency">
            <text:p>R$ 2,465.52</text:p>
          </table:table-cell>
          <table:table-cell table:style-name="ce73"/>
          <table:table-cell table:style-name="ce102" office:value-type="string" calcext:value-type="string">
            <text:p>PMSP 08-02-66 + mercado livre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Janela zenital 95x420cm com ventilação permanente e vidro laminado</text:p>
          </table:table-cell>
          <table:table-cell office:value-type="string" calcext:value-type="string">
            <text:p>m²</text:p>
          </table:table-cell>
          <table:table-cell table:formula="of:=0.95*4.2" office:value-type="float" office:value="3.99" calcext:value-type="float">
            <text:p>3.99</text:p>
          </table:table-cell>
          <table:table-cell table:style-name="ce73" table:formula="of:=418.95+178.52" office:value-type="currency" office:currency="BRL" office:value="597.47" calcext:value-type="currency">
            <text:p>R$ 597.47</text:p>
          </table:table-cell>
          <table:table-cell table:style-name="ce73" table:formula="of:=33.55+97.38" office:value-type="currency" office:currency="BRL" office:value="130.93" calcext:value-type="currency">
            <text:p>R$ 130.93</text:p>
          </table:table-cell>
          <table:table-cell table:style-name="ce73" table:formula="of:=[.H143]+[.I143]" office:value-type="currency" office:currency="BRL" office:value="728.4" calcext:value-type="currency">
            <text:p>R$ 728.40</text:p>
          </table:table-cell>
          <table:table-cell table:style-name="ce73" table:formula="of:=[.G143]*[.H143]" office:value-type="currency" office:currency="BRL" office:value="2383.9053" calcext:value-type="currency">
            <text:p>R$ 2,383.91</text:p>
          </table:table-cell>
          <table:table-cell table:style-name="ce73" table:formula="of:=[.G143]*[.I143]" office:value-type="currency" office:currency="BRL" office:value="522.4107" calcext:value-type="currency">
            <text:p>R$ 522.41</text:p>
          </table:table-cell>
          <table:table-cell table:style-name="ce73" table:formula="of:=[.K143]+[.L143]" office:value-type="currency" office:currency="BRL" office:value="2906.316" calcext:value-type="currency">
            <text:p>R$ 2,906.32</text:p>
          </table:table-cell>
          <table:table-cell table:style-name="ce73"/>
          <table:table-cell table:style-name="ce102" office:value-type="string" calcext:value-type="string">
            <text:p>PMSP 08-02-03 + 14-01-30</text:p>
          </table:table-cell>
          <table:table-cell table:number-columns-repeated="1009"/>
        </table:table-row>
        <table:table-row table:style-name="ro9">
          <table:table-cell/>
          <table:table-cell table:style-name="ce9"/>
          <table:table-cell office:value-type="float" office:value="8.4" calcext:value-type="float">
            <text:p>8.4</text:p>
          </table:table-cell>
          <table:table-cell/>
          <table:table-cell office:value-type="string" calcext:value-type="string">
            <text:p>Kit porta de madeira interior de 80x210cm para parede de gesso com batente, guarnições e ferragens</text:p>
          </table:table-cell>
          <table:table-cell office:value-type="string" calcext:value-type="string">
            <text:p>un</text:p>
          </table:table-cell>
          <table:table-cell office:value-type="float" office:value="3" calcext:value-type="float">
            <text:p>3.00</text:p>
          </table:table-cell>
          <table:table-cell table:style-name="ce73" office:value-type="currency" office:currency="BRL" office:value="300" calcext:value-type="currency">
            <text:p>R$ 300.00</text:p>
          </table:table-cell>
          <table:table-cell table:style-name="ce73" table:formula="of:=50.81*2.1*0.8" office:value-type="currency" office:currency="BRL" office:value="85.3608" calcext:value-type="currency">
            <text:p>R$ 85.36</text:p>
          </table:table-cell>
          <table:table-cell table:style-name="ce73" table:formula="of:=[.H144]+[.I144]" office:value-type="currency" office:currency="BRL" office:value="385.3608" calcext:value-type="currency">
            <text:p>R$ 385.36</text:p>
          </table:table-cell>
          <table:table-cell table:style-name="ce73" table:formula="of:=[.G144]*[.H144]" office:value-type="currency" office:currency="BRL" office:value="900" calcext:value-type="currency">
            <text:p>R$ 900.00</text:p>
          </table:table-cell>
          <table:table-cell table:style-name="ce73" table:formula="of:=[.G144]*[.I144]" office:value-type="currency" office:currency="BRL" office:value="256.0824" calcext:value-type="currency">
            <text:p>R$ 256.08</text:p>
          </table:table-cell>
          <table:table-cell table:style-name="ce73" table:formula="of:=[.K144]+[.L144]" office:value-type="currency" office:currency="BRL" office:value="1156.0824" calcext:value-type="currency">
            <text:p>R$ 1,156.08</text:p>
          </table:table-cell>
          <table:table-cell table:style-name="ce73"/>
          <table:table-cell table:style-name="ce102" office:value-type="string" calcext:value-type="string">
            <text:p>PMSP 07-01-11 + mercado livre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8.5" calcext:value-type="float">
            <text:p>8.5</text:p>
          </table:table-cell>
          <table:table-cell/>
          <table:table-cell office:value-type="string" calcext:value-type="string">
            <text:p>Porta de alumínio exterior com janela de 80x210cm com batente, guarnições e ferragens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3" office:value-type="currency" office:currency="BRL" office:value="862.93" calcext:value-type="currency">
            <text:p>R$ 862.93</text:p>
          </table:table-cell>
          <table:table-cell table:style-name="ce73" office:value-type="currency" office:currency="BRL" office:value="130.4" calcext:value-type="currency">
            <text:p>R$ 130.40</text:p>
          </table:table-cell>
          <table:table-cell table:style-name="ce73" table:formula="of:=[.H145]+[.I145]" office:value-type="currency" office:currency="BRL" office:value="993.33" calcext:value-type="currency">
            <text:p>R$ 993.33</text:p>
          </table:table-cell>
          <table:table-cell table:style-name="ce73" table:formula="of:=[.G145]*[.H145]" office:value-type="currency" office:currency="BRL" office:value="862.93" calcext:value-type="currency">
            <text:p>R$ 862.93</text:p>
          </table:table-cell>
          <table:table-cell table:style-name="ce73" table:formula="of:=[.G145]*[.I145]" office:value-type="currency" office:currency="BRL" office:value="130.4" calcext:value-type="currency">
            <text:p>R$ 130.40</text:p>
          </table:table-cell>
          <table:table-cell table:style-name="ce73" table:formula="of:=[.K145]+[.L145]" office:value-type="currency" office:currency="BRL" office:value="993.33" calcext:value-type="currency">
            <text:p>R$ 993.33</text:p>
          </table:table-cell>
          <table:table-cell table:style-name="ce73"/>
          <table:table-cell table:style-name="ce102" office:value-type="string" calcext:value-type="string">
            <text:p>PMSP 098-01-39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2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0"/>
          <table:table-cell table:style-name="ce56"/>
          <table:table-cell table:style-name="ce65"/>
          <table:table-cell table:style-name="ce81" table:number-columns-repeated="3"/>
          <table:table-cell table:style-name="ce81" table:formula="of:=SUM([.K140:.K145])" office:value-type="currency" office:currency="BRL" office:value="6726.8353" calcext:value-type="currency">
            <text:p>R$ 6,726.84</text:p>
          </table:table-cell>
          <table:table-cell table:style-name="ce81" table:formula="of:=SUM([.L140:.L145])" office:value-type="currency" office:currency="BRL" office:value="1351.7731" calcext:value-type="currency">
            <text:p>R$ 1,351.77</text:p>
          </table:table-cell>
          <table:table-cell table:style-name="ce81" table:formula="of:=SUM([.M140:.M145])" office:value-type="currency" office:currency="BRL" office:value="8078.6084" calcext:value-type="currency">
            <text:p>R$ 8,078.61</text:p>
          </table:table-cell>
          <table:table-cell table:style-name="ce82"/>
          <table:table-cell table:style-name="ce105"/>
          <table:table-cell table:style-name="ce114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2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9" calcext:value-type="float">
            <text:p>9</text:p>
          </table:table-cell>
          <table:table-cell table:style-name="ce31" office:value-type="string" calcext:value-type="string">
            <text:p>Revestimentos e pinturas</text:p>
          </table:table-cell>
          <table:table-cell table:style-name="ce48"/>
          <table:table-cell table:style-name="ce20"/>
          <table:table-cell table:style-name="ce61"/>
          <table:table-cell table:style-name="ce78" table:number-columns-repeated="7"/>
          <table:table-cell table:style-name="ce103"/>
          <table:table-cell table:style-name="ce112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9"/>
          <table:table-cell table:style-name="ce23"/>
          <table:table-cell table:style-name="ce62"/>
          <table:table-cell table:style-name="ce79" table:number-columns-repeated="7"/>
          <table:table-cell table:style-name="ce104"/>
          <table:table-cell table:style-name="ce113" table:number-columns-repeated="4"/>
          <table:table-cell table:style-name="ce32" table:number-columns-repeated="1005"/>
        </table:table-row>
        <table:table-row table:style-name="ro8">
          <table:table-cell/>
          <table:table-cell table:style-name="ce9"/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Forro de gesso acartonado fixado em estrutura de alumínio suspensa, com tabicas, alisamento e preparo para pintura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151]+[.I151]" office:value-type="currency" office:currency="BRL" office:value="0" calcext:value-type="currency">
            <text:p>R$ 0.00</text:p>
          </table:table-cell>
          <table:table-cell table:style-name="ce73" table:formula="of:=[.G151]*[.H151]" office:value-type="currency" office:currency="BRL" office:value="0" calcext:value-type="currency">
            <text:p>R$ 0.00</text:p>
          </table:table-cell>
          <table:table-cell table:style-name="ce73" table:formula="of:=[.G151]*[.I151]" office:value-type="currency" office:currency="BRL" office:value="0" calcext:value-type="currency">
            <text:p>R$ 0.00</text:p>
          </table:table-cell>
          <table:table-cell table:style-name="ce73" table:formula="of:=[.K151]+[.L151]" office:value-type="currency" office:currency="BRL" office:value="0" calcext:value-type="currency">
            <text:p>R$ 0.00</text:p>
          </table:table-cell>
          <table:table-cell table:style-name="ce73"/>
          <table:table-cell table:style-name="ce102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9.2" calcext:value-type="float">
            <text:p>9.2</text:p>
          </table:table-cell>
          <table:table-cell/>
          <table:table-cell office:value-type="string" calcext:value-type="string">
            <text:p>Reboco de argamassa de cimento e areia em paredes interiores, espessura 1cm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9]/2" office:value-type="float" office:value="87.3025006405" calcext:value-type="float">
            <text:p>87.30</text:p>
          </table:table-cell>
          <table:table-cell table:style-name="ce73" office:value-type="currency" office:currency="BRL" office:value="3.57" calcext:value-type="currency">
            <text:p>R$ 3.57</text:p>
          </table:table-cell>
          <table:table-cell table:style-name="ce73" office:value-type="currency" office:currency="BRL" office:value="19.42" calcext:value-type="currency">
            <text:p>R$ 19.42</text:p>
          </table:table-cell>
          <table:table-cell table:style-name="ce73" table:formula="of:=[.H152]+[.I152]" office:value-type="currency" office:currency="BRL" office:value="22.99" calcext:value-type="currency">
            <text:p>R$ 22.99</text:p>
          </table:table-cell>
          <table:table-cell table:style-name="ce73" table:formula="of:=[.G152]*[.H152]" office:value-type="currency" office:currency="BRL" office:value="311.669927286585" calcext:value-type="currency">
            <text:p>R$ 311.67</text:p>
          </table:table-cell>
          <table:table-cell table:style-name="ce73" table:formula="of:=[.G152]*[.I152]" office:value-type="currency" office:currency="BRL" office:value="1695.41456243851" calcext:value-type="currency">
            <text:p>R$ 1,695.41</text:p>
          </table:table-cell>
          <table:table-cell table:style-name="ce73" table:formula="of:=[.K152]+[.L152]" office:value-type="currency" office:currency="BRL" office:value="2007.08448972509" calcext:value-type="currency">
            <text:p>R$ 2,007.08</text:p>
          </table:table-cell>
          <table:table-cell table:style-name="ce73"/>
          <table:table-cell table:style-name="ce102" office:value-type="string" calcext:value-type="string">
            <text:p>PMSP 11-01-13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9.3" calcext:value-type="float">
            <text:p>9.3</text:p>
          </table:table-cell>
          <table:table-cell/>
          <table:table-cell office:value-type="string" calcext:value-type="string">
            <text:p>Reboco de argamassa de cimento e areia em paredes exteriores, espessura 1cm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9]/2" office:value-type="float" office:value="87.3025006405" calcext:value-type="float">
            <text:p>87.30</text:p>
          </table:table-cell>
          <table:table-cell table:style-name="ce73" office:value-type="currency" office:currency="BRL" office:value="2.78" calcext:value-type="currency">
            <text:p>R$ 2.78</text:p>
          </table:table-cell>
          <table:table-cell table:style-name="ce73" office:value-type="currency" office:currency="BRL" office:value="8.38" calcext:value-type="currency">
            <text:p>R$ 8.38</text:p>
          </table:table-cell>
          <table:table-cell table:style-name="ce73" table:formula="of:=[.H153]+[.I153]" office:value-type="currency" office:currency="BRL" office:value="11.16" calcext:value-type="currency">
            <text:p>R$ 11.16</text:p>
          </table:table-cell>
          <table:table-cell table:style-name="ce73" table:formula="of:=[.G153]*[.H153]" office:value-type="currency" office:currency="BRL" office:value="242.70095178059" calcext:value-type="currency">
            <text:p>R$ 242.70</text:p>
          </table:table-cell>
          <table:table-cell table:style-name="ce73" table:formula="of:=[.G153]*[.I153]" office:value-type="currency" office:currency="BRL" office:value="731.59495536739" calcext:value-type="currency">
            <text:p>R$ 731.59</text:p>
          </table:table-cell>
          <table:table-cell table:style-name="ce73" table:formula="of:=[.K153]+[.L153]" office:value-type="currency" office:currency="BRL" office:value="974.29590714798" calcext:value-type="currency">
            <text:p>R$ 974.30</text:p>
          </table:table-cell>
          <table:table-cell table:style-name="ce73"/>
          <table:table-cell table:style-name="ce102" office:value-type="string" calcext:value-type="string">
            <text:p>PMSP 11-01-0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9.4" calcext:value-type="float">
            <text:p>9.4</text:p>
          </table:table-cell>
          <table:table-cell/>
          <table:table-cell office:value-type="string" calcext:value-type="string">
            <text:p>Revestimento em cerâmica de 10x10cm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38]/2" office:value-type="float" office:value="26.7065" calcext:value-type="float">
            <text:p>26.71</text:p>
          </table:table-cell>
          <table:table-cell table:style-name="ce73" office:value-type="currency" office:currency="BRL" office:value="43.14" calcext:value-type="currency">
            <text:p>R$ 43.14</text:p>
          </table:table-cell>
          <table:table-cell table:style-name="ce73" office:value-type="currency" office:currency="BRL" office:value="10.72" calcext:value-type="currency">
            <text:p>R$ 10.72</text:p>
          </table:table-cell>
          <table:table-cell table:style-name="ce73" table:formula="of:=[.H154]+[.I154]" office:value-type="currency" office:currency="BRL" office:value="53.86" calcext:value-type="currency">
            <text:p>R$ 53.86</text:p>
          </table:table-cell>
          <table:table-cell table:style-name="ce73" table:formula="of:=[.G154]*[.H154]" office:value-type="currency" office:currency="BRL" office:value="1152.11841" calcext:value-type="currency">
            <text:p>R$ 1,152.12</text:p>
          </table:table-cell>
          <table:table-cell table:style-name="ce73" table:formula="of:=[.G154]*[.I154]" office:value-type="currency" office:currency="BRL" office:value="286.29368" calcext:value-type="currency">
            <text:p>R$ 286.29</text:p>
          </table:table-cell>
          <table:table-cell table:style-name="ce73" table:formula="of:=[.K154]+[.L154]" office:value-type="currency" office:currency="BRL" office:value="1438.41209" calcext:value-type="currency">
            <text:p>R$ 1,438.41</text:p>
          </table:table-cell>
          <table:table-cell table:style-name="ce73"/>
          <table:table-cell table:style-name="ce102" office:value-type="string" calcext:value-type="string">
            <text:p>PMSP 11-03-48</text:p>
          </table:table-cell>
          <table:table-cell table:number-columns-repeated="1009"/>
        </table:table-row>
        <table:table-row table:style-name="ro6">
          <table:table-cell/>
          <table:table-cell table:style-name="ce9"/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Pintura em paredes interiores com tinta látex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64" table:formula="of:=[.G152]-[.G154]" office:value-type="float" office:value="60.5960006405" calcext:value-type="float">
            <text:p>60.60</text:p>
          </table:table-cell>
          <table:table-cell table:style-name="ce73" office:value-type="currency" office:currency="BRL" office:value="2.79" calcext:value-type="currency">
            <text:p>R$ 2.79</text:p>
          </table:table-cell>
          <table:table-cell table:style-name="ce73" office:value-type="currency" office:currency="BRL" office:value="10.06" calcext:value-type="currency">
            <text:p>R$ 10.06</text:p>
          </table:table-cell>
          <table:table-cell table:style-name="ce73" table:formula="of:=[.H155]+[.I155]" office:value-type="currency" office:currency="BRL" office:value="12.85" calcext:value-type="currency">
            <text:p>R$ 12.85</text:p>
          </table:table-cell>
          <table:table-cell table:style-name="ce73" table:formula="of:=[.G155]*[.H155]" office:value-type="currency" office:currency="BRL" office:value="169.062841786995" calcext:value-type="currency">
            <text:p>R$ 169.06</text:p>
          </table:table-cell>
          <table:table-cell table:style-name="ce73" table:formula="of:=[.G155]*[.I155]" office:value-type="currency" office:currency="BRL" office:value="609.59576644343" calcext:value-type="currency">
            <text:p>R$ 609.60</text:p>
          </table:table-cell>
          <table:table-cell table:style-name="ce73" table:formula="of:=[.K155]+[.L155]" office:value-type="currency" office:currency="BRL" office:value="778.658608230425" calcext:value-type="currency">
            <text:p>R$ 778.66</text:p>
          </table:table-cell>
          <table:table-cell table:style-name="ce73"/>
          <table:table-cell table:style-name="ce102" office:value-type="string" calcext:value-type="string">
            <text:p>PMSP 15-80-01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Pintura em forros de laje aparente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13]" office:value-type="float" office:value="45.14" calcext:value-type="float">
            <text:p>45.14</text:p>
          </table:table-cell>
          <table:table-cell table:style-name="ce73" office:value-type="currency" office:currency="BRL" office:value="2.79" calcext:value-type="currency">
            <text:p>R$ 2.79</text:p>
          </table:table-cell>
          <table:table-cell table:style-name="ce73" office:value-type="currency" office:currency="BRL" office:value="10.06" calcext:value-type="currency">
            <text:p>R$ 10.06</text:p>
          </table:table-cell>
          <table:table-cell table:style-name="ce73" table:formula="of:=[.H156]+[.I156]" office:value-type="currency" office:currency="BRL" office:value="12.85" calcext:value-type="currency">
            <text:p>R$ 12.85</text:p>
          </table:table-cell>
          <table:table-cell table:style-name="ce73" table:formula="of:=[.G156]*[.H156]" office:value-type="currency" office:currency="BRL" office:value="125.9406" calcext:value-type="currency">
            <text:p>R$ 125.94</text:p>
          </table:table-cell>
          <table:table-cell table:style-name="ce73" table:formula="of:=[.G156]*[.I156]" office:value-type="currency" office:currency="BRL" office:value="454.1084" calcext:value-type="currency">
            <text:p>R$ 454.11</text:p>
          </table:table-cell>
          <table:table-cell table:style-name="ce73" table:formula="of:=[.K156]+[.L156]" office:value-type="currency" office:currency="BRL" office:value="580.049" calcext:value-type="currency">
            <text:p>R$ 580.05</text:p>
          </table:table-cell>
          <table:table-cell table:style-name="ce73"/>
          <table:table-cell table:style-name="ce102" office:value-type="string" calcext:value-type="string">
            <text:p>PMSP 15-80-01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9.7" calcext:value-type="float">
            <text:p>9.7</text:p>
          </table:table-cell>
          <table:table-cell/>
          <table:table-cell office:value-type="string" calcext:value-type="string">
            <text:p>Pintura em forros de gesso acartonado com tinta acrílica em duas demãos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157]+[.I157]" office:value-type="currency" office:currency="BRL" office:value="0" calcext:value-type="currency">
            <text:p>R$ 0.00</text:p>
          </table:table-cell>
          <table:table-cell table:style-name="ce73" table:formula="of:=[.G157]*[.H157]" office:value-type="currency" office:currency="BRL" office:value="0" calcext:value-type="currency">
            <text:p>R$ 0.00</text:p>
          </table:table-cell>
          <table:table-cell table:style-name="ce73" table:formula="of:=[.G157]*[.I157]" office:value-type="currency" office:currency="BRL" office:value="0" calcext:value-type="currency">
            <text:p>R$ 0.00</text:p>
          </table:table-cell>
          <table:table-cell table:style-name="ce73" table:formula="of:=[.K157]+[.L157]" office:value-type="currency" office:currency="BRL" office:value="0" calcext:value-type="currency">
            <text:p>R$ 0.00</text:p>
          </table:table-cell>
          <table:table-cell table:style-name="ce73"/>
          <table:table-cell table:style-name="ce102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9.8" calcext:value-type="float">
            <text:p>9.8</text:p>
          </table:table-cell>
          <table:table-cell/>
          <table:table-cell office:value-type="string" calcext:value-type="string">
            <text:p>Pintura em paredes exteriores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9]/2" office:value-type="float" office:value="87.3025006405" calcext:value-type="float">
            <text:p>87.30</text:p>
          </table:table-cell>
          <table:table-cell table:style-name="ce73" office:value-type="currency" office:currency="BRL" office:value="3.5" calcext:value-type="currency">
            <text:p>R$ 3.50</text:p>
          </table:table-cell>
          <table:table-cell table:style-name="ce73" office:value-type="currency" office:currency="BRL" office:value="10.06" calcext:value-type="currency">
            <text:p>R$ 10.06</text:p>
          </table:table-cell>
          <table:table-cell table:style-name="ce73" table:formula="of:=[.H158]+[.I158]" office:value-type="currency" office:currency="BRL" office:value="13.56" calcext:value-type="currency">
            <text:p>R$ 13.56</text:p>
          </table:table-cell>
          <table:table-cell table:style-name="ce73" table:formula="of:=[.G158]*[.H158]" office:value-type="currency" office:currency="BRL" office:value="305.55875224175" calcext:value-type="currency">
            <text:p>R$ 305.56</text:p>
          </table:table-cell>
          <table:table-cell table:style-name="ce73" table:formula="of:=[.G158]*[.I158]" office:value-type="currency" office:currency="BRL" office:value="878.26315644343" calcext:value-type="currency">
            <text:p>R$ 878.26</text:p>
          </table:table-cell>
          <table:table-cell table:style-name="ce73" table:formula="of:=[.K158]+[.L158]" office:value-type="currency" office:currency="BRL" office:value="1183.82190868518" calcext:value-type="currency">
            <text:p>R$ 1,183.82</text:p>
          </table:table-cell>
          <table:table-cell table:style-name="ce73"/>
          <table:table-cell table:style-name="ce102" office:value-type="string" calcext:value-type="string">
            <text:p>PMSP 15-80-05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Pintura em portas, janelas, rodapés e mobiliário com tinta esmaltada em duas demãos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26]*2" office:value-type="float" office:value="13.86" calcext:value-type="float">
            <text:p>13.86</text:p>
          </table:table-cell>
          <table:table-cell table:style-name="ce73" office:value-type="currency" office:currency="BRL" office:value="5.91" calcext:value-type="currency">
            <text:p>R$ 5.91</text:p>
          </table:table-cell>
          <table:table-cell table:style-name="ce73" office:value-type="currency" office:currency="BRL" office:value="10.06" calcext:value-type="currency">
            <text:p>R$ 10.06</text:p>
          </table:table-cell>
          <table:table-cell table:style-name="ce73" table:formula="of:=[.H159]+[.I159]" office:value-type="currency" office:currency="BRL" office:value="15.97" calcext:value-type="currency">
            <text:p>R$ 15.97</text:p>
          </table:table-cell>
          <table:table-cell table:style-name="ce73" table:formula="of:=[.G159]*[.H159]" office:value-type="currency" office:currency="BRL" office:value="81.9126" calcext:value-type="currency">
            <text:p>R$ 81.91</text:p>
          </table:table-cell>
          <table:table-cell table:style-name="ce73" table:formula="of:=[.G159]*[.I159]" office:value-type="currency" office:currency="BRL" office:value="139.4316" calcext:value-type="currency">
            <text:p>R$ 139.43</text:p>
          </table:table-cell>
          <table:table-cell table:style-name="ce73" table:formula="of:=[.K159]+[.L159]" office:value-type="currency" office:currency="BRL" office:value="221.3442" calcext:value-type="currency">
            <text:p>R$ 221.34</text:p>
          </table:table-cell>
          <table:table-cell table:style-name="ce73"/>
          <table:table-cell table:style-name="ce102" office:value-type="string" calcext:value-type="string">
            <text:p>PMSP 15-80-1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4"/>
          <table:table-cell table:style-name="ce73" table:number-columns-repeated="7"/>
          <table:table-cell table:style-name="ce102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0"/>
          <table:table-cell table:style-name="ce56"/>
          <table:table-cell table:style-name="ce65"/>
          <table:table-cell table:style-name="ce81" table:number-columns-repeated="3"/>
          <table:table-cell table:style-name="ce81" table:formula="of:=SUM([.K151:.K159])" office:value-type="currency" office:currency="BRL" office:value="2388.96408309592" calcext:value-type="currency">
            <text:p>R$ 2,388.96</text:p>
          </table:table-cell>
          <table:table-cell table:style-name="ce81" table:formula="of:=SUM([.L151:.L159])" office:value-type="currency" office:currency="BRL" office:value="4794.70212069276" calcext:value-type="currency">
            <text:p>R$ 4,794.70</text:p>
          </table:table-cell>
          <table:table-cell table:style-name="ce81" table:formula="of:=SUM([.M151:.M159])" office:value-type="currency" office:currency="BRL" office:value="7183.66620378868" calcext:value-type="currency">
            <text:p>R$ 7,183.67</text:p>
          </table:table-cell>
          <table:table-cell table:style-name="ce82"/>
          <table:table-cell table:style-name="ce105"/>
          <table:table-cell table:style-name="ce114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2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10" calcext:value-type="float">
            <text:p>10</text:p>
          </table:table-cell>
          <table:table-cell table:style-name="ce31" office:value-type="string" calcext:value-type="string">
            <text:p>Instalações hidrossanitárias</text:p>
          </table:table-cell>
          <table:table-cell table:style-name="ce48"/>
          <table:table-cell table:style-name="ce20"/>
          <table:table-cell table:style-name="ce61"/>
          <table:table-cell table:style-name="ce78" table:number-columns-repeated="7"/>
          <table:table-cell table:style-name="ce103"/>
          <table:table-cell table:style-name="ce112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9"/>
          <table:table-cell table:style-name="ce23"/>
          <table:table-cell table:style-name="ce62"/>
          <table:table-cell table:style-name="ce79" table:number-columns-repeated="7"/>
          <table:table-cell table:style-name="ce104"/>
          <table:table-cell table:style-name="ce113" table:number-columns-repeated="4"/>
          <table:table-cell table:style-name="ce32" table:number-columns-repeated="1005"/>
        </table:table-row>
        <table:table-row table:style-name="ro8">
          <table:table-cell/>
          <table:table-cell table:style-name="ce9"/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Bacia sanitária sifonada de louça, com caixa de sobrepor e tampa, com conexão à parede com tubos de PVC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3" office:value-type="currency" office:currency="BRL" office:value="395.88" calcext:value-type="currency">
            <text:p>R$ 395.88</text:p>
          </table:table-cell>
          <table:table-cell table:style-name="ce73" office:value-type="currency" office:currency="BRL" office:value="103.87" calcext:value-type="currency">
            <text:p>R$ 103.87</text:p>
          </table:table-cell>
          <table:table-cell table:style-name="ce73" table:formula="of:=[.H165]+[.I165]" office:value-type="currency" office:currency="BRL" office:value="499.75" calcext:value-type="currency">
            <text:p>R$ 499.75</text:p>
          </table:table-cell>
          <table:table-cell table:style-name="ce73" table:formula="of:=[.G165]*[.H165]" office:value-type="currency" office:currency="BRL" office:value="395.88" calcext:value-type="currency">
            <text:p>R$ 395.88</text:p>
          </table:table-cell>
          <table:table-cell table:style-name="ce73" table:formula="of:=[.G165]*[.I165]" office:value-type="currency" office:currency="BRL" office:value="103.87" calcext:value-type="currency">
            <text:p>R$ 103.87</text:p>
          </table:table-cell>
          <table:table-cell table:style-name="ce73" table:formula="of:=[.K165]+[.L165]" office:value-type="currency" office:currency="BRL" office:value="499.75" calcext:value-type="currency">
            <text:p>R$ 499.75</text:p>
          </table:table-cell>
          <table:table-cell table:style-name="ce73"/>
          <table:table-cell table:style-name="ce102" office:value-type="string" calcext:value-type="string">
            <text:p>PMSP 10-13-03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10.2" calcext:value-type="float">
            <text:p>10.2</text:p>
          </table:table-cell>
          <table:table-cell/>
          <table:table-cell office:value-type="string" calcext:value-type="string">
            <text:p>Lavatório suspenso de louça sem coluna com sifão flexível e torneira de aço inox de sobrepor conectada à parede com tubo de PVC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3" table:formula="of:=250.23+38.6-50" office:value-type="currency" office:currency="BRL" office:value="238.83" calcext:value-type="currency">
            <text:p>R$ 238.83</text:p>
          </table:table-cell>
          <table:table-cell table:style-name="ce73" office:value-type="currency" office:currency="BRL" office:value="76.81" calcext:value-type="currency">
            <text:p>R$ 76.81</text:p>
          </table:table-cell>
          <table:table-cell table:style-name="ce73" table:formula="of:=[.H166]+[.I166]" office:value-type="currency" office:currency="BRL" office:value="315.64" calcext:value-type="currency">
            <text:p>R$ 315.64</text:p>
          </table:table-cell>
          <table:table-cell table:style-name="ce73" table:formula="of:=[.G166]*[.H166]" office:value-type="currency" office:currency="BRL" office:value="238.83" calcext:value-type="currency">
            <text:p>R$ 238.83</text:p>
          </table:table-cell>
          <table:table-cell table:style-name="ce73" table:formula="of:=[.G166]*[.I166]" office:value-type="currency" office:currency="BRL" office:value="76.81" calcext:value-type="currency">
            <text:p>R$ 76.81</text:p>
          </table:table-cell>
          <table:table-cell table:style-name="ce73" table:formula="of:=[.K166]+[.L166]" office:value-type="currency" office:currency="BRL" office:value="315.64" calcext:value-type="currency">
            <text:p>R$ 315.64</text:p>
          </table:table-cell>
          <table:table-cell table:style-name="ce73"/>
          <table:table-cell table:style-name="ce108" office:value-type="string" calcext:value-type="string">
            <text:p>PMSP 10-13-08 + SINAPI-SP 13415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0.3" calcext:value-type="float">
            <text:p>10.3</text:p>
          </table:table-cell>
          <table:table-cell/>
          <table:table-cell office:value-type="string" calcext:value-type="string">
            <text:p>Ralos de piso em PVC com caixa sionada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3" office:value-type="currency" office:currency="BRL" office:value="19.56" calcext:value-type="currency">
            <text:p>R$ 19.56</text:p>
          </table:table-cell>
          <table:table-cell table:style-name="ce73" office:value-type="currency" office:currency="BRL" office:value="48.47" calcext:value-type="currency">
            <text:p>R$ 48.47</text:p>
          </table:table-cell>
          <table:table-cell table:style-name="ce73" table:formula="of:=[.H167]+[.I167]" office:value-type="currency" office:currency="BRL" office:value="68.03" calcext:value-type="currency">
            <text:p>R$ 68.03</text:p>
          </table:table-cell>
          <table:table-cell table:style-name="ce73" table:formula="of:=[.G167]*[.H167]" office:value-type="currency" office:currency="BRL" office:value="39.12" calcext:value-type="currency">
            <text:p>R$ 39.12</text:p>
          </table:table-cell>
          <table:table-cell table:style-name="ce73" table:formula="of:=[.G167]*[.I167]" office:value-type="currency" office:currency="BRL" office:value="96.94" calcext:value-type="currency">
            <text:p>R$ 96.94</text:p>
          </table:table-cell>
          <table:table-cell table:style-name="ce73" table:formula="of:=[.K167]+[.L167]" office:value-type="currency" office:currency="BRL" office:value="136.06" calcext:value-type="currency">
            <text:p>R$ 136.06</text:p>
          </table:table-cell>
          <table:table-cell table:style-name="ce73"/>
          <table:table-cell table:style-name="ce102" office:value-type="string" calcext:value-type="string">
            <text:p>PMSP 10-10-01 + 10-10-1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0.4" calcext:value-type="float">
            <text:p>10.4</text:p>
          </table:table-cell>
          <table:table-cell/>
          <table:table-cell office:value-type="string" calcext:value-type="string">
            <text:p>Torneiras de registro em aço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3" office:value-type="currency" office:currency="BRL" office:value="68.68" calcext:value-type="currency">
            <text:p>R$ 68.68</text:p>
          </table:table-cell>
          <table:table-cell table:style-name="ce73" office:value-type="currency" office:currency="BRL" office:value="34.62" calcext:value-type="currency">
            <text:p>R$ 34.62</text:p>
          </table:table-cell>
          <table:table-cell table:style-name="ce73" table:formula="of:=[.H168]+[.I168]" office:value-type="currency" office:currency="BRL" office:value="103.3" calcext:value-type="currency">
            <text:p>R$ 103.30</text:p>
          </table:table-cell>
          <table:table-cell table:style-name="ce73" table:formula="of:=[.G168]*[.H168]" office:value-type="currency" office:currency="BRL" office:value="137.36" calcext:value-type="currency">
            <text:p>R$ 137.36</text:p>
          </table:table-cell>
          <table:table-cell table:style-name="ce73" table:formula="of:=[.G168]*[.I168]" office:value-type="currency" office:currency="BRL" office:value="69.24" calcext:value-type="currency">
            <text:p>R$ 69.24</text:p>
          </table:table-cell>
          <table:table-cell table:style-name="ce73" table:formula="of:=[.K168]+[.L168]" office:value-type="currency" office:currency="BRL" office:value="206.6" calcext:value-type="currency">
            <text:p>R$ 206.60</text:p>
          </table:table-cell>
          <table:table-cell table:style-name="ce73"/>
          <table:table-cell table:style-name="ce102" office:value-type="string" calcext:value-type="string">
            <text:p>PMSP 10-14-15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Tanque suspenso em fibra com sifão flexível e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3" table:formula="of:=455.7-50" office:value-type="currency" office:currency="BRL" office:value="405.7" calcext:value-type="currency">
            <text:p>R$ 405.70</text:p>
          </table:table-cell>
          <table:table-cell table:style-name="ce73" office:value-type="currency" office:currency="BRL" office:value="94.12" calcext:value-type="currency">
            <text:p>R$ 94.12</text:p>
          </table:table-cell>
          <table:table-cell table:style-name="ce73" table:formula="of:=[.H169]+[.I169]" office:value-type="currency" office:currency="BRL" office:value="499.82" calcext:value-type="currency">
            <text:p>R$ 499.82</text:p>
          </table:table-cell>
          <table:table-cell table:style-name="ce73" table:formula="of:=[.G169]*[.H169]" office:value-type="currency" office:currency="BRL" office:value="405.7" calcext:value-type="currency">
            <text:p>R$ 405.70</text:p>
          </table:table-cell>
          <table:table-cell table:style-name="ce73" table:formula="of:=[.G169]*[.I169]" office:value-type="currency" office:currency="BRL" office:value="94.12" calcext:value-type="currency">
            <text:p>R$ 94.12</text:p>
          </table:table-cell>
          <table:table-cell table:style-name="ce73" table:formula="of:=[.K169]+[.L169]" office:value-type="currency" office:currency="BRL" office:value="499.82" calcext:value-type="currency">
            <text:p>R$ 499.82</text:p>
          </table:table-cell>
          <table:table-cell table:style-name="ce73"/>
          <table:table-cell table:style-name="ce102" office:value-type="string" calcext:value-type="string">
            <text:p>PMSP 10-13-40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Cuba de cozinha de embutir em aço inox de 15x30x45cm com sifão flexível e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3" table:formula="of:=418.48-50" office:value-type="currency" office:currency="BRL" office:value="368.48" calcext:value-type="currency">
            <text:p>R$ 368.48</text:p>
          </table:table-cell>
          <table:table-cell table:style-name="ce73" office:value-type="currency" office:currency="BRL" office:value="51.93" calcext:value-type="currency">
            <text:p>R$ 51.93</text:p>
          </table:table-cell>
          <table:table-cell table:style-name="ce73" table:formula="of:=[.H170]+[.I170]" office:value-type="currency" office:currency="BRL" office:value="420.41" calcext:value-type="currency">
            <text:p>R$ 420.41</text:p>
          </table:table-cell>
          <table:table-cell table:style-name="ce73" table:formula="of:=[.G170]*[.H170]" office:value-type="currency" office:currency="BRL" office:value="368.48" calcext:value-type="currency">
            <text:p>R$ 368.48</text:p>
          </table:table-cell>
          <table:table-cell table:style-name="ce73" table:formula="of:=[.G170]*[.I170]" office:value-type="currency" office:currency="BRL" office:value="51.93" calcext:value-type="currency">
            <text:p>R$ 51.93</text:p>
          </table:table-cell>
          <table:table-cell table:style-name="ce73" table:formula="of:=[.K170]+[.L170]" office:value-type="currency" office:currency="BRL" office:value="420.41" calcext:value-type="currency">
            <text:p>R$ 420.41</text:p>
          </table:table-cell>
          <table:table-cell table:style-name="ce73"/>
          <table:table-cell table:style-name="ce102" office:value-type="string" calcext:value-type="string">
            <text:p>PMSP 10-13-50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Espera para chuveiro conforme projeto, com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3" table:formula="of:=15.41+8.36+45" office:value-type="currency" office:currency="BRL" office:value="68.77" calcext:value-type="currency">
            <text:p>R$ 68.77</text:p>
          </table:table-cell>
          <table:table-cell table:style-name="ce73" table:formula="of:=9.75+69.25" office:value-type="currency" office:currency="BRL" office:value="79" calcext:value-type="currency">
            <text:p>R$ 79.00</text:p>
          </table:table-cell>
          <table:table-cell table:style-name="ce73" table:formula="of:=[.H171]+[.I171]" office:value-type="currency" office:currency="BRL" office:value="147.77" calcext:value-type="currency">
            <text:p>R$ 147.77</text:p>
          </table:table-cell>
          <table:table-cell table:style-name="ce73" table:formula="of:=[.G171]*[.H171]" office:value-type="currency" office:currency="BRL" office:value="68.77" calcext:value-type="currency">
            <text:p>R$ 68.77</text:p>
          </table:table-cell>
          <table:table-cell table:style-name="ce73" table:formula="of:=[.G171]*[.I171]" office:value-type="currency" office:currency="BRL" office:value="79" calcext:value-type="currency">
            <text:p>R$ 79.00</text:p>
          </table:table-cell>
          <table:table-cell table:style-name="ce73" table:formula="of:=[.K171]+[.L171]" office:value-type="currency" office:currency="BRL" office:value="147.77" calcext:value-type="currency">
            <text:p>R$ 147.77</text:p>
          </table:table-cell>
          <table:table-cell table:style-name="ce73"/>
          <table:table-cell table:style-name="ce108" office:value-type="string" calcext:value-type="string">
            <text:p>PMSP 10-14-40 + 10-14-22 + mercado livre</text:p>
          </table:table-cell>
          <table:table-cell table:number-columns-repeated="1009"/>
        </table:table-row>
        <table:table-row table:style-name="ro10">
          <table:table-cell/>
          <table:table-cell table:style-name="ce9"/>
          <table:table-cell office:value-type="float" office:value="10.8" calcext:value-type="float">
            <text:p>10.8</text:p>
          </table:table-cell>
          <table:table-cell/>
          <table:table-cell office:value-type="string" calcext:value-type="string">
            <text:p>Conexão à rede pública de distribuição de água, com escavação, tubulação e caixa de entrada e mediçã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80" table:formula="of:=45.56+60.96" office:value-type="currency" office:currency="BRL" office:value="106.52" calcext:value-type="currency">
            <text:p>R$ 106.52</text:p>
          </table:table-cell>
          <table:table-cell table:style-name="ce80" table:formula="of:=138.49+120.42" office:value-type="currency" office:currency="BRL" office:value="258.91" calcext:value-type="currency">
            <text:p>R$ 258.91</text:p>
          </table:table-cell>
          <table:table-cell table:style-name="ce73" table:formula="of:=[.H172]+[.I172]" office:value-type="currency" office:currency="BRL" office:value="365.43" calcext:value-type="currency">
            <text:p>R$ 365.43</text:p>
          </table:table-cell>
          <table:table-cell table:style-name="ce73" table:formula="of:=[.G172]*[.H172]" office:value-type="currency" office:currency="BRL" office:value="106.52" calcext:value-type="currency">
            <text:p>R$ 106.52</text:p>
          </table:table-cell>
          <table:table-cell table:style-name="ce73" table:formula="of:=[.G172]*[.I172]" office:value-type="currency" office:currency="BRL" office:value="258.91" calcext:value-type="currency">
            <text:p>R$ 258.91</text:p>
          </table:table-cell>
          <table:table-cell table:style-name="ce73" table:formula="of:=[.K172]+[.L172]" office:value-type="currency" office:currency="BRL" office:value="365.43" calcext:value-type="currency">
            <text:p>R$ 365.43</text:p>
          </table:table-cell>
          <table:table-cell table:style-name="ce73"/>
          <table:table-cell table:style-name="ce102" office:value-type="string" calcext:value-type="string">
            <text:p>PMSP 10-01-01 + 10-10-96</text:p>
          </table:table-cell>
          <table:table-cell table:number-columns-repeated="1009"/>
        </table:table-row>
        <table:table-row table:style-name="ro10">
          <table:table-cell/>
          <table:table-cell table:style-name="ce9"/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Conexão à rede pública de esgoto com escavação, tubulação e caixa de inspeção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.00</text:p>
          </table:table-cell>
          <table:table-cell table:style-name="ce80" table:formula="of:=10.32+(0.5*181.38)" office:value-type="currency" office:currency="BRL" office:value="101.01" calcext:value-type="currency">
            <text:p>R$ 101.01</text:p>
          </table:table-cell>
          <table:table-cell table:style-name="ce80" office:value-type="currency" office:currency="BRL" office:value="31.16" calcext:value-type="currency">
            <text:p>R$ 31.16</text:p>
          </table:table-cell>
          <table:table-cell table:style-name="ce73" table:formula="of:=[.H173]+[.I173]" office:value-type="currency" office:currency="BRL" office:value="132.17" calcext:value-type="currency">
            <text:p>R$ 132.17</text:p>
          </table:table-cell>
          <table:table-cell table:style-name="ce73" table:formula="of:=[.G173]*[.H173]" office:value-type="currency" office:currency="BRL" office:value="202.02" calcext:value-type="currency">
            <text:p>R$ 202.02</text:p>
          </table:table-cell>
          <table:table-cell table:style-name="ce73" table:formula="of:=[.G173]*[.I173]" office:value-type="currency" office:currency="BRL" office:value="62.32" calcext:value-type="currency">
            <text:p>R$ 62.32</text:p>
          </table:table-cell>
          <table:table-cell table:style-name="ce73" table:formula="of:=[.K173]+[.L173]" office:value-type="currency" office:currency="BRL" office:value="264.34" calcext:value-type="currency">
            <text:p>R$ 264.34</text:p>
          </table:table-cell>
          <table:table-cell table:style-name="ce73"/>
          <table:table-cell table:style-name="ce102" office:value-type="string" calcext:value-type="string">
            <text:p>PMSP 10-09-32 + 10-10-96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table:style-name="ce26" office:value-type="string" calcext:value-type="string">
            <text:p>10.10</text:p>
          </table:table-cell>
          <table:table-cell/>
          <table:table-cell office:value-type="string" calcext:value-type="string">
            <text:p>Caixa d’água em polietileno de 500L com instalação em base em alvenaria, com assessórios, boias, ventilação, peças de conexões e registros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3" office:value-type="currency" office:currency="BRL" office:value="419.7" calcext:value-type="currency">
            <text:p>R$ 419.70</text:p>
          </table:table-cell>
          <table:table-cell table:style-name="ce73" office:value-type="currency" office:currency="BRL" office:value="276.98" calcext:value-type="currency">
            <text:p>R$ 276.98</text:p>
          </table:table-cell>
          <table:table-cell table:style-name="ce73" table:formula="of:=[.H174]+[.I174]" office:value-type="currency" office:currency="BRL" office:value="696.68" calcext:value-type="currency">
            <text:p>R$ 696.68</text:p>
          </table:table-cell>
          <table:table-cell table:style-name="ce73" table:formula="of:=[.G174]*[.H174]" office:value-type="currency" office:currency="BRL" office:value="419.7" calcext:value-type="currency">
            <text:p>R$ 419.70</text:p>
          </table:table-cell>
          <table:table-cell table:style-name="ce73" table:formula="of:=[.G174]*[.I174]" office:value-type="currency" office:currency="BRL" office:value="276.98" calcext:value-type="currency">
            <text:p>R$ 276.98</text:p>
          </table:table-cell>
          <table:table-cell table:style-name="ce73" table:formula="of:=[.K174]+[.L174]" office:value-type="currency" office:currency="BRL" office:value="696.68" calcext:value-type="currency">
            <text:p>R$ 696.68</text:p>
          </table:table-cell>
          <table:table-cell table:style-name="ce73"/>
          <table:table-cell table:style-name="ce102" office:value-type="string" calcext:value-type="string">
            <text:p>PMSP 10-02-12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10.11" calcext:value-type="float">
            <text:p>10.11</text:p>
          </table:table-cell>
          <table:table-cell/>
          <table:table-cell office:value-type="string" calcext:value-type="string">
            <text:p>Tubulação de PVC de 25mm de diâmetro para água fria, com cotovelos, joelhos e demais conectores onde necessário</text:p>
          </table:table-cell>
          <table:table-cell office:value-type="string" calcext:value-type="string">
            <text:p>m</text:p>
          </table:table-cell>
          <table:table-cell table:style-name="ce63" table:formula="of:=['quantidades modelo 01'.B30]" office:value-type="float" office:value="26.3717395966" calcext:value-type="float">
            <text:p>26.37</text:p>
          </table:table-cell>
          <table:table-cell table:style-name="ce73" office:value-type="currency" office:currency="BRL" office:value="4.36" calcext:value-type="currency">
            <text:p>R$ 4.36</text:p>
          </table:table-cell>
          <table:table-cell table:style-name="ce73" office:value-type="currency" office:currency="BRL" office:value="13.85" calcext:value-type="currency">
            <text:p>R$ 13.85</text:p>
          </table:table-cell>
          <table:table-cell table:style-name="ce73" table:formula="of:=[.H175]+[.I175]" office:value-type="currency" office:currency="BRL" office:value="18.21" calcext:value-type="currency">
            <text:p>R$ 18.21</text:p>
          </table:table-cell>
          <table:table-cell table:style-name="ce73" table:formula="of:=[.G175]*[.H175]" office:value-type="currency" office:currency="BRL" office:value="114.980784641176" calcext:value-type="currency">
            <text:p>R$ 114.98</text:p>
          </table:table-cell>
          <table:table-cell table:style-name="ce73" table:formula="of:=[.G175]*[.I175]" office:value-type="currency" office:currency="BRL" office:value="365.24859341291" calcext:value-type="currency">
            <text:p>R$ 365.25</text:p>
          </table:table-cell>
          <table:table-cell table:style-name="ce73" table:formula="of:=[.K175]+[.L175]" office:value-type="currency" office:currency="BRL" office:value="480.229378054086" calcext:value-type="currency">
            <text:p>R$ 480.23</text:p>
          </table:table-cell>
          <table:table-cell table:style-name="ce73"/>
          <table:table-cell table:style-name="ce102" office:value-type="string" calcext:value-type="string">
            <text:p>PMSP 10-02-61</text:p>
          </table:table-cell>
          <table:table-cell table:number-columns-repeated="1009"/>
        </table:table-row>
        <table:table-row table:style-name="ro11">
          <table:table-cell/>
          <table:table-cell table:style-name="ce9"/>
          <table:table-cell office:value-type="float" office:value="10.12" calcext:value-type="float">
            <text:p>10.12</text:p>
          </table:table-cell>
          <table:table-cell/>
          <table:table-cell office:value-type="string" calcext:value-type="string">
            <text:p>Tampo de pia suspenso em granito de 120x55x3cm conforme projeto, com furação para a cuba, fixado à parede com mãos francesas metálicas, com bordas em granito de 5cm</text:p>
          </table:table-cell>
          <table:table-cell office:value-type="string" calcext:value-type="string">
            <text:p>m²</text:p>
          </table:table-cell>
          <table:table-cell table:formula="of:=1.2*0.55" office:value-type="float" office:value="0.66" calcext:value-type="float">
            <text:p>0.66</text:p>
          </table:table-cell>
          <table:table-cell table:style-name="ce73" table:formula="of:=323.21+21.16" office:value-type="currency" office:currency="BRL" office:value="344.37" calcext:value-type="currency">
            <text:p>R$ 344.37</text:p>
          </table:table-cell>
          <table:table-cell table:style-name="ce73" table:formula="of:=66.38+25.37" office:value-type="currency" office:currency="BRL" office:value="91.75" calcext:value-type="currency">
            <text:p>R$ 91.75</text:p>
          </table:table-cell>
          <table:table-cell table:style-name="ce73" table:formula="of:=[.H176]+[.I176]" office:value-type="currency" office:currency="BRL" office:value="436.12" calcext:value-type="currency">
            <text:p>R$ 436.12</text:p>
          </table:table-cell>
          <table:table-cell table:style-name="ce73" table:formula="of:=[.G176]*[.H176]" office:value-type="currency" office:currency="BRL" office:value="227.2842" calcext:value-type="currency">
            <text:p>R$ 227.28</text:p>
          </table:table-cell>
          <table:table-cell table:style-name="ce73" table:formula="of:=[.G176]*[.I176]" office:value-type="currency" office:currency="BRL" office:value="60.555" calcext:value-type="currency">
            <text:p>R$ 60.56</text:p>
          </table:table-cell>
          <table:table-cell table:style-name="ce73" table:formula="of:=[.K176]+[.L176]" office:value-type="currency" office:currency="BRL" office:value="287.8392" calcext:value-type="currency">
            <text:p>R$ 287.84</text:p>
          </table:table-cell>
          <table:table-cell table:style-name="ce73"/>
          <table:table-cell table:style-name="ce109" office:value-type="string" calcext:value-type="string">
            <text:p>PMSP 10-14-75 + 17-05-1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0.13" calcext:value-type="float">
            <text:p>10.13</text:p>
          </table:table-cell>
          <table:table-cell/>
          <table:table-cell office:value-type="string" calcext:value-type="string">
            <text:p>Caixa de separação de gordura em alvenari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3" office:value-type="currency" office:currency="BRL" office:value="84.65" calcext:value-type="currency">
            <text:p>R$ 84.65</text:p>
          </table:table-cell>
          <table:table-cell table:style-name="ce73" office:value-type="currency" office:currency="BRL" office:value="146.89" calcext:value-type="currency">
            <text:p>R$ 146.89</text:p>
          </table:table-cell>
          <table:table-cell table:style-name="ce73" table:formula="of:=[.H177]+[.I177]" office:value-type="currency" office:currency="BRL" office:value="231.54" calcext:value-type="currency">
            <text:p>R$ 231.54</text:p>
          </table:table-cell>
          <table:table-cell table:style-name="ce73" table:formula="of:=[.G177]*[.H177]" office:value-type="currency" office:currency="BRL" office:value="84.65" calcext:value-type="currency">
            <text:p>R$ 84.65</text:p>
          </table:table-cell>
          <table:table-cell table:style-name="ce73" table:formula="of:=[.G177]*[.I177]" office:value-type="currency" office:currency="BRL" office:value="146.89" calcext:value-type="currency">
            <text:p>R$ 146.89</text:p>
          </table:table-cell>
          <table:table-cell table:style-name="ce73" table:formula="of:=[.K177]+[.L177]" office:value-type="currency" office:currency="BRL" office:value="231.54" calcext:value-type="currency">
            <text:p>R$ 231.54</text:p>
          </table:table-cell>
          <table:table-cell table:style-name="ce73"/>
          <table:table-cell table:style-name="ce102" office:value-type="string" calcext:value-type="string">
            <text:p>PMSP 10-10-59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0.14" calcext:value-type="float">
            <text:p>10.14</text:p>
          </table:table-cell>
          <table:table-cell/>
          <table:table-cell office:value-type="string" calcext:value-type="string">
            <text:p>Caixa de inspeção exterior em concreto pré-fabricada tamanho mínimo 50x50x50cm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3" office:value-type="currency" office:currency="BRL" office:value="60.96" calcext:value-type="currency">
            <text:p>R$ 60.96</text:p>
          </table:table-cell>
          <table:table-cell table:style-name="ce73" office:value-type="currency" office:currency="BRL" office:value="120.42" calcext:value-type="currency">
            <text:p>R$ 120.42</text:p>
          </table:table-cell>
          <table:table-cell table:style-name="ce73" table:formula="of:=[.H178]+[.I178]" office:value-type="currency" office:currency="BRL" office:value="181.38" calcext:value-type="currency">
            <text:p>R$ 181.38</text:p>
          </table:table-cell>
          <table:table-cell table:style-name="ce73" table:formula="of:=[.G178]*[.H178]" office:value-type="currency" office:currency="BRL" office:value="121.92" calcext:value-type="currency">
            <text:p>R$ 121.92</text:p>
          </table:table-cell>
          <table:table-cell table:style-name="ce73" table:formula="of:=[.G178]*[.I178]" office:value-type="currency" office:currency="BRL" office:value="240.84" calcext:value-type="currency">
            <text:p>R$ 240.84</text:p>
          </table:table-cell>
          <table:table-cell table:style-name="ce73" table:formula="of:=[.K178]+[.L178]" office:value-type="currency" office:currency="BRL" office:value="362.76" calcext:value-type="currency">
            <text:p>R$ 362.76</text:p>
          </table:table-cell>
          <table:table-cell table:style-name="ce73"/>
          <table:table-cell table:style-name="ce102" office:value-type="string" calcext:value-type="string">
            <text:p>PMSP 10-10-96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10.15" calcext:value-type="float">
            <text:p>10.15</text:p>
          </table:table-cell>
          <table:table-cell/>
          <table:table-cell office:value-type="string" calcext:value-type="string">
            <text:p>Tubulação de PVC de 50mm de diâmetro para esgoto, com cotovelos, joelhos e demais conectores onde necessário</text:p>
          </table:table-cell>
          <table:table-cell office:value-type="string" calcext:value-type="string">
            <text:p>m</text:p>
          </table:table-cell>
          <table:table-cell table:style-name="ce63" table:formula="of:=['quantidades modelo 01'.B31]" office:value-type="float" office:value="15.249875043" calcext:value-type="float">
            <text:p>15.25</text:p>
          </table:table-cell>
          <table:table-cell table:style-name="ce73" office:value-type="currency" office:currency="BRL" office:value="14.2" calcext:value-type="currency">
            <text:p>R$ 14.20</text:p>
          </table:table-cell>
          <table:table-cell table:style-name="ce73" office:value-type="currency" office:currency="BRL" office:value="20.77" calcext:value-type="currency">
            <text:p>R$ 20.77</text:p>
          </table:table-cell>
          <table:table-cell table:style-name="ce73" table:formula="of:=[.H179]+[.I179]" office:value-type="currency" office:currency="BRL" office:value="34.97" calcext:value-type="currency">
            <text:p>R$ 34.97</text:p>
          </table:table-cell>
          <table:table-cell table:style-name="ce73" table:formula="of:=[.G179]*[.H179]" office:value-type="currency" office:currency="BRL" office:value="216.5482256106" calcext:value-type="currency">
            <text:p>R$ 216.55</text:p>
          </table:table-cell>
          <table:table-cell table:style-name="ce73" table:formula="of:=[.G179]*[.I179]" office:value-type="currency" office:currency="BRL" office:value="316.73990464311" calcext:value-type="currency">
            <text:p>R$ 316.74</text:p>
          </table:table-cell>
          <table:table-cell table:style-name="ce73" table:formula="of:=[.K179]+[.L179]" office:value-type="currency" office:currency="BRL" office:value="533.28813025371" calcext:value-type="currency">
            <text:p>R$ 533.29</text:p>
          </table:table-cell>
          <table:table-cell table:style-name="ce73"/>
          <table:table-cell table:style-name="ce102" office:value-type="string" calcext:value-type="string">
            <text:p>PMSP 10-02-64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10.16" calcext:value-type="float">
            <text:p>10.16</text:p>
          </table:table-cell>
          <table:table-cell/>
          <table:table-cell office:value-type="string" calcext:value-type="string">
            <text:p>Tubulação de PVC de 75mm de diâmetro para esgoto, com cotovelos, joelhos e demais conectores onde necessário</text:p>
          </table:table-cell>
          <table:table-cell office:value-type="string" calcext:value-type="string">
            <text:p>m</text:p>
          </table:table-cell>
          <table:table-cell table:style-name="ce63" table:formula="of:=['quantidades modelo 01'.B32]" office:value-type="float" office:value="4.39506057384" calcext:value-type="float">
            <text:p>4.40</text:p>
          </table:table-cell>
          <table:table-cell table:style-name="ce73" office:value-type="currency" office:currency="BRL" office:value="33.36" calcext:value-type="currency">
            <text:p>R$ 33.36</text:p>
          </table:table-cell>
          <table:table-cell table:style-name="ce73" office:value-type="currency" office:currency="BRL" office:value="31.16" calcext:value-type="currency">
            <text:p>R$ 31.16</text:p>
          </table:table-cell>
          <table:table-cell table:style-name="ce73" table:formula="of:=[.H180]+[.I180]" office:value-type="currency" office:currency="BRL" office:value="64.52" calcext:value-type="currency">
            <text:p>R$ 64.52</text:p>
          </table:table-cell>
          <table:table-cell table:style-name="ce73" table:formula="of:=[.G180]*[.H180]" office:value-type="currency" office:currency="BRL" office:value="146.619220743302" calcext:value-type="currency">
            <text:p>R$ 146.62</text:p>
          </table:table-cell>
          <table:table-cell table:style-name="ce73" table:formula="of:=[.G180]*[.I180]" office:value-type="currency" office:currency="BRL" office:value="136.950087480854" calcext:value-type="currency">
            <text:p>R$ 136.95</text:p>
          </table:table-cell>
          <table:table-cell table:style-name="ce73" table:formula="of:=[.K180]+[.L180]" office:value-type="currency" office:currency="BRL" office:value="283.569308224157" calcext:value-type="currency">
            <text:p>R$ 283.57</text:p>
          </table:table-cell>
          <table:table-cell table:style-name="ce73"/>
          <table:table-cell table:style-name="ce102" office:value-type="string" calcext:value-type="string">
            <text:p>PMSP 10-04-67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0.17" calcext:value-type="float">
            <text:p>10.17</text:p>
          </table:table-cell>
          <table:table-cell/>
          <table:table-cell office:value-type="string" calcext:value-type="string">
            <text:p>Conector de parede para gás de cozinha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181]+[.I181]" office:value-type="currency" office:currency="BRL" office:value="0" calcext:value-type="currency">
            <text:p>R$ 0.00</text:p>
          </table:table-cell>
          <table:table-cell table:style-name="ce73" table:formula="of:=[.G181]*[.H181]" office:value-type="currency" office:currency="BRL" office:value="0" calcext:value-type="currency">
            <text:p>R$ 0.00</text:p>
          </table:table-cell>
          <table:table-cell table:style-name="ce73" table:formula="of:=[.G181]*[.I181]" office:value-type="currency" office:currency="BRL" office:value="0" calcext:value-type="currency">
            <text:p>R$ 0.00</text:p>
          </table:table-cell>
          <table:table-cell table:style-name="ce73" table:formula="of:=[.K181]+[.L181]" office:value-type="currency" office:currency="BRL" office:value="0" calcext:value-type="currency">
            <text:p>R$ 0.00</text:p>
          </table:table-cell>
          <table:table-cell table:style-name="ce73"/>
          <table:table-cell table:style-name="ce102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2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0"/>
          <table:table-cell table:style-name="ce56"/>
          <table:table-cell table:style-name="ce65"/>
          <table:table-cell table:style-name="ce81" table:number-columns-repeated="3"/>
          <table:table-cell table:style-name="ce81" table:formula="of:=SUM([.K165:.K181])" office:value-type="currency" office:currency="BRL" office:value="3294.38243099508" calcext:value-type="currency">
            <text:p>R$ 3,294.38</text:p>
          </table:table-cell>
          <table:table-cell table:style-name="ce81" table:formula="of:=SUM([.L165:.L181])" office:value-type="currency" office:currency="BRL" office:value="2437.34358553687" calcext:value-type="currency">
            <text:p>R$ 2,437.34</text:p>
          </table:table-cell>
          <table:table-cell table:style-name="ce81" table:formula="of:=SUM([.M165:.M181])" office:value-type="currency" office:currency="BRL" office:value="5731.72601653195" calcext:value-type="currency">
            <text:p>R$ 5,731.73</text:p>
          </table:table-cell>
          <table:table-cell table:style-name="ce82"/>
          <table:table-cell table:style-name="ce105"/>
          <table:table-cell table:style-name="ce114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2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11" calcext:value-type="float">
            <text:p>11</text:p>
          </table:table-cell>
          <table:table-cell table:style-name="ce31" office:value-type="string" calcext:value-type="string">
            <text:p>Instalações elétricas</text:p>
          </table:table-cell>
          <table:table-cell table:style-name="ce48"/>
          <table:table-cell table:style-name="ce20"/>
          <table:table-cell table:style-name="ce61"/>
          <table:table-cell table:style-name="ce78" table:number-columns-repeated="7"/>
          <table:table-cell table:style-name="ce103"/>
          <table:table-cell table:style-name="ce112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9"/>
          <table:table-cell table:style-name="ce23"/>
          <table:table-cell table:style-name="ce62"/>
          <table:table-cell table:style-name="ce79" table:number-columns-repeated="7"/>
          <table:table-cell table:style-name="ce104"/>
          <table:table-cell table:style-name="ce113" table:number-columns-repeated="4"/>
          <table:table-cell table:style-name="ce32" table:number-columns-repeated="1005"/>
        </table:table-row>
        <table:table-row table:style-name="ro8">
          <table:table-cell/>
          <table:table-cell table:style-name="ce9"/>
          <table:table-cell office:value-type="float" office:value="11.1" calcext:value-type="float">
            <text:p>11.1</text:p>
          </table:table-cell>
          <table:table-cell/>
          <table:table-cell office:value-type="string" calcext:value-type="string">
            <text:p>Conexão à rede pública de distribuição elétrica baixa tensão com escavação, tubulação e caixa de entrada e caixa de medição em aço tipo armári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80" office:value-type="currency" office:currency="BRL" office:value="1313.27" calcext:value-type="currency">
            <text:p>R$ 1,313.27</text:p>
          </table:table-cell>
          <table:table-cell table:style-name="ce80" office:value-type="currency" office:currency="BRL" office:value="463.42" calcext:value-type="currency">
            <text:p>R$ 463.42</text:p>
          </table:table-cell>
          <table:table-cell table:style-name="ce73" table:formula="of:=[.H187]+[.I187]" office:value-type="currency" office:currency="BRL" office:value="1776.69" calcext:value-type="currency">
            <text:p>R$ 1,776.69</text:p>
          </table:table-cell>
          <table:table-cell table:style-name="ce73" table:formula="of:=[.G187]*[.H187]" office:value-type="currency" office:currency="BRL" office:value="1313.27" calcext:value-type="currency">
            <text:p>R$ 1,313.27</text:p>
          </table:table-cell>
          <table:table-cell table:style-name="ce73" table:formula="of:=[.G187]*[.I187]" office:value-type="currency" office:currency="BRL" office:value="463.42" calcext:value-type="currency">
            <text:p>R$ 463.42</text:p>
          </table:table-cell>
          <table:table-cell table:style-name="ce73" table:formula="of:=[.K187]+[.L187]" office:value-type="currency" office:currency="BRL" office:value="1776.69" calcext:value-type="currency">
            <text:p>R$ 1,776.69</text:p>
          </table:table-cell>
          <table:table-cell table:style-name="ce73"/>
          <table:table-cell table:style-name="ce102" office:value-type="string" calcext:value-type="string">
            <text:p>PMSP 09-01-50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Conexão à rede pública de distribuição de telefonia / internet, com escavação, tubulação e caixa de entrada e medição (incluido em item 11.1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0" table:number-columns-repeated="2"/>
          <table:table-cell table:style-name="ce73" table:formula="of:=[.H188]+[.I188]" office:value-type="currency" office:currency="BRL" office:value="0" calcext:value-type="currency">
            <text:p>R$ 0.00</text:p>
          </table:table-cell>
          <table:table-cell table:style-name="ce73" table:formula="of:=[.G188]*[.H188]" office:value-type="currency" office:currency="BRL" office:value="0" calcext:value-type="currency">
            <text:p>R$ 0.00</text:p>
          </table:table-cell>
          <table:table-cell table:style-name="ce73" table:formula="of:=[.G188]*[.I188]" office:value-type="currency" office:currency="BRL" office:value="0" calcext:value-type="currency">
            <text:p>R$ 0.00</text:p>
          </table:table-cell>
          <table:table-cell table:style-name="ce73" table:formula="of:=[.K188]+[.L188]" office:value-type="currency" office:currency="BRL" office:value="0" calcext:value-type="currency">
            <text:p>R$ 0.00</text:p>
          </table:table-cell>
          <table:table-cell table:style-name="ce73"/>
          <table:table-cell table:style-name="ce102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1.3" calcext:value-type="float">
            <text:p>11.3</text:p>
          </table:table-cell>
          <table:table-cell/>
          <table:table-cell office:value-type="string" calcext:value-type="string">
            <text:p>Quadro geral de distribuição elétrica em PVC embutido em parede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3" office:value-type="currency" office:currency="BRL" office:value="57.92" calcext:value-type="currency">
            <text:p>R$ 57.92</text:p>
          </table:table-cell>
          <table:table-cell table:style-name="ce73" office:value-type="currency" office:currency="BRL" office:value="25.9" calcext:value-type="currency">
            <text:p>R$ 25.90</text:p>
          </table:table-cell>
          <table:table-cell table:style-name="ce73" table:formula="of:=[.H189]+[.I189]" office:value-type="currency" office:currency="BRL" office:value="83.82" calcext:value-type="currency">
            <text:p>R$ 83.82</text:p>
          </table:table-cell>
          <table:table-cell table:style-name="ce73" table:formula="of:=[.G189]*[.H189]" office:value-type="currency" office:currency="BRL" office:value="57.92" calcext:value-type="currency">
            <text:p>R$ 57.92</text:p>
          </table:table-cell>
          <table:table-cell table:style-name="ce73" table:formula="of:=[.G189]*[.I189]" office:value-type="currency" office:currency="BRL" office:value="25.9" calcext:value-type="currency">
            <text:p>R$ 25.90</text:p>
          </table:table-cell>
          <table:table-cell table:style-name="ce73" table:formula="of:=[.K189]+[.L189]" office:value-type="currency" office:currency="BRL" office:value="83.82" calcext:value-type="currency">
            <text:p>R$ 83.82</text:p>
          </table:table-cell>
          <table:table-cell table:style-name="ce73"/>
          <table:table-cell table:style-name="ce102" office:value-type="string" calcext:value-type="string">
            <text:p>PMSP 09-05-04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4" calcext:value-type="float">
            <text:p>11.4</text:p>
          </table:table-cell>
          <table:table-cell/>
          <table:table-cell office:value-type="string" calcext:value-type="string">
            <text:p>Disjuntores bipolares termomagnéticos de 20A</text:p>
          </table:table-cell>
          <table:table-cell office:value-type="string" calcext:value-type="string">
            <text:p>un</text:p>
          </table:table-cell>
          <table:table-cell office:value-type="float" office:value="6" calcext:value-type="float">
            <text:p>6.00</text:p>
          </table:table-cell>
          <table:table-cell table:style-name="ce73" office:value-type="currency" office:currency="BRL" office:value="31.54" calcext:value-type="currency">
            <text:p>R$ 31.54</text:p>
          </table:table-cell>
          <table:table-cell table:style-name="ce73" office:value-type="currency" office:currency="BRL" office:value="17.59" calcext:value-type="currency">
            <text:p>R$ 17.59</text:p>
          </table:table-cell>
          <table:table-cell table:style-name="ce73" table:formula="of:=[.H190]+[.I190]" office:value-type="currency" office:currency="BRL" office:value="49.13" calcext:value-type="currency">
            <text:p>R$ 49.13</text:p>
          </table:table-cell>
          <table:table-cell table:style-name="ce73" table:formula="of:=[.G190]*[.H190]" office:value-type="currency" office:currency="BRL" office:value="189.24" calcext:value-type="currency">
            <text:p>R$ 189.24</text:p>
          </table:table-cell>
          <table:table-cell table:style-name="ce73" table:formula="of:=[.G190]*[.I190]" office:value-type="currency" office:currency="BRL" office:value="105.54" calcext:value-type="currency">
            <text:p>R$ 105.54</text:p>
          </table:table-cell>
          <table:table-cell table:style-name="ce73" table:formula="of:=[.K190]+[.L190]" office:value-type="currency" office:currency="BRL" office:value="294.78" calcext:value-type="currency">
            <text:p>R$ 294.78</text:p>
          </table:table-cell>
          <table:table-cell table:style-name="ce73"/>
          <table:table-cell table:style-name="ce102" office:value-type="string" calcext:value-type="string">
            <text:p>PMSP 09-08-12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Disjuntores bipolares termomagnéticos de 40A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3" office:value-type="currency" office:currency="BRL" office:value="28.49" calcext:value-type="currency">
            <text:p>R$ 28.49</text:p>
          </table:table-cell>
          <table:table-cell table:style-name="ce73" office:value-type="currency" office:currency="BRL" office:value="21.99" calcext:value-type="currency">
            <text:p>R$ 21.99</text:p>
          </table:table-cell>
          <table:table-cell table:style-name="ce73" table:formula="of:=[.H191]+[.I191]" office:value-type="currency" office:currency="BRL" office:value="50.48" calcext:value-type="currency">
            <text:p>R$ 50.48</text:p>
          </table:table-cell>
          <table:table-cell table:style-name="ce73" table:formula="of:=[.G191]*[.H191]" office:value-type="currency" office:currency="BRL" office:value="56.98" calcext:value-type="currency">
            <text:p>R$ 56.98</text:p>
          </table:table-cell>
          <table:table-cell table:style-name="ce73" table:formula="of:=[.G191]*[.I191]" office:value-type="currency" office:currency="BRL" office:value="43.98" calcext:value-type="currency">
            <text:p>R$ 43.98</text:p>
          </table:table-cell>
          <table:table-cell table:style-name="ce73" table:formula="of:=[.K191]+[.L191]" office:value-type="currency" office:currency="BRL" office:value="100.96" calcext:value-type="currency">
            <text:p>R$ 100.96</text:p>
          </table:table-cell>
          <table:table-cell table:style-name="ce73"/>
          <table:table-cell table:style-name="ce102" office:value-type="string" calcext:value-type="string">
            <text:p>PMSP 09-08-13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Eletroduto de PVC embutido em pisos e paredes</text:p>
          </table:table-cell>
          <table:table-cell office:value-type="string" calcext:value-type="string">
            <text:p>m</text:p>
          </table:table-cell>
          <table:table-cell table:style-name="ce63" table:formula="of:=['quantidades modelo 01'.B33]+['quantidades modelo 01'.B34]+['quantidades modelo 01'.B39]" office:value-type="float" office:value="93.61481324954" calcext:value-type="float">
            <text:p>93.61</text:p>
          </table:table-cell>
          <table:table-cell table:style-name="ce73" office:value-type="currency" office:currency="BRL" office:value="2.99" calcext:value-type="currency">
            <text:p>R$ 2.99</text:p>
          </table:table-cell>
          <table:table-cell table:style-name="ce73" office:value-type="currency" office:currency="BRL" office:value="11.59" calcext:value-type="currency">
            <text:p>R$ 11.59</text:p>
          </table:table-cell>
          <table:table-cell table:style-name="ce73" table:formula="of:=[.H192]+[.I192]" office:value-type="currency" office:currency="BRL" office:value="14.58" calcext:value-type="currency">
            <text:p>R$ 14.58</text:p>
          </table:table-cell>
          <table:table-cell table:style-name="ce73" table:formula="of:=[.G192]*[.H192]" office:value-type="currency" office:currency="BRL" office:value="279.908291616125" calcext:value-type="currency">
            <text:p>R$ 279.91</text:p>
          </table:table-cell>
          <table:table-cell table:style-name="ce73" table:formula="of:=[.G192]*[.I192]" office:value-type="currency" office:currency="BRL" office:value="1084.99568556217" calcext:value-type="currency">
            <text:p>R$ 1,085.00</text:p>
          </table:table-cell>
          <table:table-cell table:style-name="ce73" table:formula="of:=[.K192]+[.L192]" office:value-type="currency" office:currency="BRL" office:value="1364.90397717829" calcext:value-type="currency">
            <text:p>R$ 1,364.90</text:p>
          </table:table-cell>
          <table:table-cell table:style-name="ce73"/>
          <table:table-cell table:style-name="ce102" office:value-type="string" calcext:value-type="string">
            <text:p>PMSP 09-02-02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1.7" calcext:value-type="float">
            <text:p>11.7</text:p>
          </table:table-cell>
          <table:table-cell/>
          <table:table-cell office:value-type="string" calcext:value-type="string">
            <text:p>Fiação de cobre de 2.5mm / 4mm isolada com PVC com resistência mínima de 750V / 70°C</text:p>
          </table:table-cell>
          <table:table-cell office:value-type="string" calcext:value-type="string">
            <text:p>m</text:p>
          </table:table-cell>
          <table:table-cell table:style-name="ce63" table:formula="of:=3*['quantidades modelo 01'.B33]+6*['quantidades modelo 01'.B34]" office:value-type="float" office:value="281.5691974194" calcext:value-type="float">
            <text:p>281.57</text:p>
          </table:table-cell>
          <table:table-cell table:style-name="ce73" office:value-type="currency" office:currency="BRL" office:value="0.99" calcext:value-type="currency">
            <text:p>R$ 0.99</text:p>
          </table:table-cell>
          <table:table-cell table:style-name="ce73" office:value-type="currency" office:currency="BRL" office:value="1.93" calcext:value-type="currency">
            <text:p>R$ 1.93</text:p>
          </table:table-cell>
          <table:table-cell table:style-name="ce73" table:formula="of:=[.H193]+[.I193]" office:value-type="currency" office:currency="BRL" office:value="2.92" calcext:value-type="currency">
            <text:p>R$ 2.92</text:p>
          </table:table-cell>
          <table:table-cell table:style-name="ce73" table:formula="of:=[.G193]*[.H193]" office:value-type="currency" office:currency="BRL" office:value="278.753505445206" calcext:value-type="currency">
            <text:p>R$ 278.75</text:p>
          </table:table-cell>
          <table:table-cell table:style-name="ce73" table:formula="of:=[.G193]*[.I193]" office:value-type="currency" office:currency="BRL" office:value="543.428551019442" calcext:value-type="currency">
            <text:p>R$ 543.43</text:p>
          </table:table-cell>
          <table:table-cell table:style-name="ce73" table:formula="of:=[.K193]+[.L193]" office:value-type="currency" office:currency="BRL" office:value="822.182056464648" calcext:value-type="currency">
            <text:p>R$ 822.18</text:p>
          </table:table-cell>
          <table:table-cell table:style-name="ce73"/>
          <table:table-cell table:style-name="ce102" office:value-type="string" calcext:value-type="string">
            <text:p>PMSP 09-03-95</text:p>
          </table:table-cell>
          <table:table-cell table:number-columns-repeated="1009"/>
        </table:table-row>
        <table:table-row table:style-name="ro10">
          <table:table-cell/>
          <table:table-cell table:style-name="ce9"/>
          <table:table-cell office:value-type="float" office:value="11.8" calcext:value-type="float">
            <text:p>11.8</text:p>
          </table:table-cell>
          <table:table-cell/>
          <table:table-cell office:value-type="string" calcext:value-type="string">
            <text:p>Caixas de passagem em PVC embutidas em paredes</text:p>
          </table:table-cell>
          <table:table-cell office:value-type="string" calcext:value-type="string">
            <text:p>un</text:p>
          </table:table-cell>
          <table:table-cell table:style-name="ce63" table:formula="of:=['quantidades modelo 01'.B21]" office:value-type="float" office:value="29" calcext:value-type="float">
            <text:p>29.00</text:p>
          </table:table-cell>
          <table:table-cell table:style-name="ce73" office:value-type="currency" office:currency="BRL" office:value="4.39" calcext:value-type="currency">
            <text:p>R$ 4.39</text:p>
          </table:table-cell>
          <table:table-cell table:style-name="ce73" office:value-type="currency" office:currency="BRL" office:value="6.59" calcext:value-type="currency">
            <text:p>R$ 6.59</text:p>
          </table:table-cell>
          <table:table-cell table:style-name="ce73" table:formula="of:=[.H194]+[.I194]" office:value-type="currency" office:currency="BRL" office:value="10.98" calcext:value-type="currency">
            <text:p>R$ 10.98</text:p>
          </table:table-cell>
          <table:table-cell table:style-name="ce73" table:formula="of:=[.G194]*[.H194]" office:value-type="currency" office:currency="BRL" office:value="127.31" calcext:value-type="currency">
            <text:p>R$ 127.31</text:p>
          </table:table-cell>
          <table:table-cell table:style-name="ce73" table:formula="of:=[.G194]*[.I194]" office:value-type="currency" office:currency="BRL" office:value="191.11" calcext:value-type="currency">
            <text:p>R$ 191.11</text:p>
          </table:table-cell>
          <table:table-cell table:style-name="ce73" table:formula="of:=[.K194]+[.L194]" office:value-type="currency" office:currency="BRL" office:value="318.42" calcext:value-type="currency">
            <text:p>R$ 318.42</text:p>
          </table:table-cell>
          <table:table-cell table:style-name="ce73"/>
          <table:table-cell table:style-name="ce102" office:value-type="string" calcext:value-type="string">
            <text:p>PMSP 09-05-22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1.9" calcext:value-type="float">
            <text:p>11.9</text:p>
          </table:table-cell>
          <table:table-cell/>
          <table:table-cell office:value-type="string" calcext:value-type="string">
            <text:p>Tomadas universais simples de 2 polos + aterramento 10A – 250V</text:p>
          </table:table-cell>
          <table:table-cell office:value-type="string" calcext:value-type="string">
            <text:p>un</text:p>
          </table:table-cell>
          <table:table-cell table:style-name="ce63" table:formula="of:=['quantidades modelo 01'.B23]" office:value-type="float" office:value="11" calcext:value-type="float">
            <text:p>11.00</text:p>
          </table:table-cell>
          <table:table-cell table:style-name="ce73" office:value-type="currency" office:currency="BRL" office:value="22.87" calcext:value-type="currency">
            <text:p>R$ 22.87</text:p>
          </table:table-cell>
          <table:table-cell table:style-name="ce73" office:value-type="currency" office:currency="BRL" office:value="77.24" calcext:value-type="currency">
            <text:p>R$ 77.24</text:p>
          </table:table-cell>
          <table:table-cell table:style-name="ce73" table:formula="of:=[.H195]+[.I195]" office:value-type="currency" office:currency="BRL" office:value="100.11" calcext:value-type="currency">
            <text:p>R$ 100.11</text:p>
          </table:table-cell>
          <table:table-cell table:style-name="ce73" table:formula="of:=[.G195]*[.H195]" office:value-type="currency" office:currency="BRL" office:value="251.57" calcext:value-type="currency">
            <text:p>R$ 251.57</text:p>
          </table:table-cell>
          <table:table-cell table:style-name="ce73" table:formula="of:=[.G195]*[.I195]" office:value-type="currency" office:currency="BRL" office:value="849.64" calcext:value-type="currency">
            <text:p>R$ 849.64</text:p>
          </table:table-cell>
          <table:table-cell table:style-name="ce73" table:formula="of:=[.K195]+[.L195]" office:value-type="currency" office:currency="BRL" office:value="1101.21" calcext:value-type="currency">
            <text:p>R$ 1,101.21</text:p>
          </table:table-cell>
          <table:table-cell table:style-name="ce73"/>
          <table:table-cell table:style-name="ce102" office:value-type="string" calcext:value-type="string">
            <text:p>PMSP 09-07-60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table:style-name="ce26" office:value-type="string" calcext:value-type="string">
            <text:p>11.10</text:p>
          </table:table-cell>
          <table:table-cell/>
          <table:table-cell office:value-type="string" calcext:value-type="string">
            <text:p>Tomadas universais duplas de 2 polos + aterramento 10A – 250V</text:p>
          </table:table-cell>
          <table:table-cell office:value-type="string" calcext:value-type="string">
            <text:p>un</text:p>
          </table:table-cell>
          <table:table-cell table:style-name="ce63" table:formula="of:=['quantidades modelo 01'.B24]" office:value-type="float" office:value="4" calcext:value-type="float">
            <text:p>4.00</text:p>
          </table:table-cell>
          <table:table-cell table:style-name="ce73" office:value-type="currency" office:currency="BRL" office:value="22.87" calcext:value-type="currency">
            <text:p>R$ 22.87</text:p>
          </table:table-cell>
          <table:table-cell table:style-name="ce73" office:value-type="currency" office:currency="BRL" office:value="77.24" calcext:value-type="currency">
            <text:p>R$ 77.24</text:p>
          </table:table-cell>
          <table:table-cell table:style-name="ce73" table:formula="of:=[.H196]+[.I196]" office:value-type="currency" office:currency="BRL" office:value="100.11" calcext:value-type="currency">
            <text:p>R$ 100.11</text:p>
          </table:table-cell>
          <table:table-cell table:style-name="ce73" table:formula="of:=[.G196]*[.H196]" office:value-type="currency" office:currency="BRL" office:value="91.48" calcext:value-type="currency">
            <text:p>R$ 91.48</text:p>
          </table:table-cell>
          <table:table-cell table:style-name="ce73" table:formula="of:=[.G196]*[.I196]" office:value-type="currency" office:currency="BRL" office:value="308.96" calcext:value-type="currency">
            <text:p>R$ 308.96</text:p>
          </table:table-cell>
          <table:table-cell table:style-name="ce73" table:formula="of:=[.K196]+[.L196]" office:value-type="currency" office:currency="BRL" office:value="400.44" calcext:value-type="currency">
            <text:p>R$ 400.44</text:p>
          </table:table-cell>
          <table:table-cell table:style-name="ce73"/>
          <table:table-cell table:style-name="ce102" office:value-type="string" calcext:value-type="string">
            <text:p>PMSP 09-07-6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style-name="ce26" office:value-type="string" calcext:value-type="string">
            <text:p>11.11</text:p>
          </table:table-cell>
          <table:table-cell/>
          <table:table-cell office:value-type="string" calcext:value-type="string">
            <text:p>Interuptores de uma tecla simples 10A – 250V</text:p>
          </table:table-cell>
          <table:table-cell office:value-type="string" calcext:value-type="string">
            <text:p>un</text:p>
          </table:table-cell>
          <table:table-cell table:style-name="ce63" table:formula="of:=['quantidades modelo 01'.B22]" office:value-type="float" office:value="8" calcext:value-type="float">
            <text:p>8.00</text:p>
          </table:table-cell>
          <table:table-cell table:style-name="ce73" office:value-type="currency" office:currency="BRL" office:value="22.97" calcext:value-type="currency">
            <text:p>R$ 22.97</text:p>
          </table:table-cell>
          <table:table-cell table:style-name="ce73" office:value-type="currency" office:currency="BRL" office:value="77.24" calcext:value-type="currency">
            <text:p>R$ 77.24</text:p>
          </table:table-cell>
          <table:table-cell table:style-name="ce73" table:formula="of:=[.H197]+[.I197]" office:value-type="currency" office:currency="BRL" office:value="100.21" calcext:value-type="currency">
            <text:p>R$ 100.21</text:p>
          </table:table-cell>
          <table:table-cell table:style-name="ce73" table:formula="of:=[.G197]*[.H197]" office:value-type="currency" office:currency="BRL" office:value="183.76" calcext:value-type="currency">
            <text:p>R$ 183.76</text:p>
          </table:table-cell>
          <table:table-cell table:style-name="ce73" table:formula="of:=[.G197]*[.I197]" office:value-type="currency" office:currency="BRL" office:value="617.92" calcext:value-type="currency">
            <text:p>R$ 617.92</text:p>
          </table:table-cell>
          <table:table-cell table:style-name="ce73" table:formula="of:=[.K197]+[.L197]" office:value-type="currency" office:currency="BRL" office:value="801.68" calcext:value-type="currency">
            <text:p>R$ 801.68</text:p>
          </table:table-cell>
          <table:table-cell table:style-name="ce73"/>
          <table:table-cell table:style-name="ce102" office:value-type="string" calcext:value-type="string">
            <text:p>PMSP 09-07-01</text:p>
          </table:table-cell>
          <table:table-cell table:number-columns-repeated="1009"/>
        </table:table-row>
        <table:table-row table:style-name="ro3">
          <table:table-cell/>
          <table:table-cell table:style-name="ce9"/>
          <table:table-cell office:value-type="float" office:value="11.12" calcext:value-type="float">
            <text:p>11.12</text:p>
          </table:table-cell>
          <table:table-cell/>
          <table:table-cell office:value-type="string" calcext:value-type="string">
            <text:p>Fiação para telefone</text:p>
          </table:table-cell>
          <table:table-cell office:value-type="string" calcext:value-type="string">
            <text:p>m</text:p>
          </table:table-cell>
          <table:table-cell table:style-name="ce64" table:formula="of:=['quantidades modelo 01'.B39]" office:value-type="float" office:value="9.17285914889" calcext:value-type="float">
            <text:p>9.17</text:p>
          </table:table-cell>
          <table:table-cell table:style-name="ce80" office:value-type="currency" office:currency="BRL" office:value="0.99" calcext:value-type="currency">
            <text:p>R$ 0.99</text:p>
          </table:table-cell>
          <table:table-cell table:style-name="ce80" office:value-type="currency" office:currency="BRL" office:value="1.93" calcext:value-type="currency">
            <text:p>R$ 1.93</text:p>
          </table:table-cell>
          <table:table-cell table:style-name="ce73" table:formula="of:=[.H198]+[.I198]" office:value-type="currency" office:currency="BRL" office:value="2.92" calcext:value-type="currency">
            <text:p>R$ 2.92</text:p>
          </table:table-cell>
          <table:table-cell table:style-name="ce73" table:formula="of:=[.G198]*[.H198]" office:value-type="currency" office:currency="BRL" office:value="9.0811305574011" calcext:value-type="currency">
            <text:p>R$ 9.08</text:p>
          </table:table-cell>
          <table:table-cell table:style-name="ce73" table:formula="of:=[.G198]*[.I198]" office:value-type="currency" office:currency="BRL" office:value="17.7036181573577" calcext:value-type="currency">
            <text:p>R$ 17.70</text:p>
          </table:table-cell>
          <table:table-cell table:style-name="ce73" table:formula="of:=[.K198]+[.L198]" office:value-type="currency" office:currency="BRL" office:value="26.7847487147588" calcext:value-type="currency">
            <text:p>R$ 26.78</text:p>
          </table:table-cell>
          <table:table-cell table:style-name="ce73"/>
          <table:table-cell table:style-name="ce102" office:value-type="string" calcext:value-type="string">
            <text:p>PMSP 09-03-95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3" calcext:value-type="float">
            <text:p>11.13</text:p>
          </table:table-cell>
          <table:table-cell/>
          <table:table-cell office:value-type="string" calcext:value-type="string">
            <text:p>Tomada para telefon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3" office:value-type="currency" office:currency="BRL" office:value="8.86" calcext:value-type="currency">
            <text:p>R$ 8.86</text:p>
          </table:table-cell>
          <table:table-cell table:style-name="ce73" office:value-type="currency" office:currency="BRL" office:value="9.65" calcext:value-type="currency">
            <text:p>R$ 9.65</text:p>
          </table:table-cell>
          <table:table-cell table:style-name="ce73" table:formula="of:=[.H199]+[.I199]" office:value-type="currency" office:currency="BRL" office:value="18.51" calcext:value-type="currency">
            <text:p>R$ 18.51</text:p>
          </table:table-cell>
          <table:table-cell table:style-name="ce73" table:formula="of:=[.G199]*[.H199]" office:value-type="currency" office:currency="BRL" office:value="8.86" calcext:value-type="currency">
            <text:p>R$ 8.86</text:p>
          </table:table-cell>
          <table:table-cell table:style-name="ce73" table:formula="of:=[.G199]*[.I199]" office:value-type="currency" office:currency="BRL" office:value="9.65" calcext:value-type="currency">
            <text:p>R$ 9.65</text:p>
          </table:table-cell>
          <table:table-cell table:style-name="ce73" table:formula="of:=[.K199]+[.L199]" office:value-type="currency" office:currency="BRL" office:value="18.51" calcext:value-type="currency">
            <text:p>R$ 18.51</text:p>
          </table:table-cell>
          <table:table-cell table:style-name="ce73"/>
          <table:table-cell table:style-name="ce102" office:value-type="string" calcext:value-type="string">
            <text:p>PMSP 09-82-09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4" calcext:value-type="float">
            <text:p>11.14</text:p>
          </table:table-cell>
          <table:table-cell/>
          <table:table-cell office:value-type="string" calcext:value-type="string">
            <text:p>Espera para luminária em laje de concreto</text:p>
          </table:table-cell>
          <table:table-cell office:value-type="string" calcext:value-type="string">
            <text:p>un</text:p>
          </table:table-cell>
          <table:table-cell table:style-name="ce63" table:formula="of:=['quantidades modelo 01'.B25]" office:value-type="float" office:value="8" calcext:value-type="float">
            <text:p>8.00</text:p>
          </table:table-cell>
          <table:table-cell table:style-name="ce73" office:value-type="currency" office:currency="BRL" office:value="37.28" calcext:value-type="currency">
            <text:p>R$ 37.28</text:p>
          </table:table-cell>
          <table:table-cell table:style-name="ce73" office:value-type="currency" office:currency="BRL" office:value="123.58" calcext:value-type="currency">
            <text:p>R$ 123.58</text:p>
          </table:table-cell>
          <table:table-cell table:style-name="ce73" table:formula="of:=[.H200]+[.I200]" office:value-type="currency" office:currency="BRL" office:value="160.86" calcext:value-type="currency">
            <text:p>R$ 160.86</text:p>
          </table:table-cell>
          <table:table-cell table:style-name="ce73" table:formula="of:=[.G200]*[.H200]" office:value-type="currency" office:currency="BRL" office:value="298.24" calcext:value-type="currency">
            <text:p>R$ 298.24</text:p>
          </table:table-cell>
          <table:table-cell table:style-name="ce73" table:formula="of:=[.G200]*[.I200]" office:value-type="currency" office:currency="BRL" office:value="988.64" calcext:value-type="currency">
            <text:p>R$ 988.64</text:p>
          </table:table-cell>
          <table:table-cell table:style-name="ce73" table:formula="of:=[.K200]+[.L200]" office:value-type="currency" office:currency="BRL" office:value="1286.88" calcext:value-type="currency">
            <text:p>R$ 1,286.88</text:p>
          </table:table-cell>
          <table:table-cell table:style-name="ce73"/>
          <table:table-cell table:style-name="ce102" office:value-type="string" calcext:value-type="string">
            <text:p>PMSP 09-07-90</text:p>
          </table:table-cell>
          <table:table-cell table:number-columns-repeated="1009"/>
        </table:table-row>
        <table:table-row table:style-name="ro10">
          <table:table-cell/>
          <table:table-cell table:style-name="ce9"/>
          <table:table-cell office:value-type="float" office:value="11.15" calcext:value-type="float">
            <text:p>11.15</text:p>
          </table:table-cell>
          <table:table-cell/>
          <table:table-cell office:value-type="string" calcext:value-type="string">
            <text:p>Espera para luminária em forro de gesso acartonado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201]+[.I201]" office:value-type="currency" office:currency="BRL" office:value="0" calcext:value-type="currency">
            <text:p>R$ 0.00</text:p>
          </table:table-cell>
          <table:table-cell table:style-name="ce73" table:formula="of:=[.G201]*[.H201]" office:value-type="currency" office:currency="BRL" office:value="0" calcext:value-type="currency">
            <text:p>R$ 0.00</text:p>
          </table:table-cell>
          <table:table-cell table:style-name="ce73" table:formula="of:=[.G201]*[.I201]" office:value-type="currency" office:currency="BRL" office:value="0" calcext:value-type="currency">
            <text:p>R$ 0.00</text:p>
          </table:table-cell>
          <table:table-cell table:style-name="ce73" table:formula="of:=[.K201]+[.L201]" office:value-type="currency" office:currency="BRL" office:value="0" calcext:value-type="currency">
            <text:p>R$ 0.00</text:p>
          </table:table-cell>
          <table:table-cell table:style-name="ce73"/>
          <table:table-cell table:style-name="ce102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6" calcext:value-type="float">
            <text:p>11.16</text:p>
          </table:table-cell>
          <table:table-cell/>
          <table:table-cell office:value-type="string" calcext:value-type="string">
            <text:p>luminária simples em PVC</text:p>
          </table:table-cell>
          <table:table-cell office:value-type="string" calcext:value-type="string">
            <text:p>un</text:p>
          </table:table-cell>
          <table:table-cell table:style-name="ce66"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202]+[.I202]" office:value-type="currency" office:currency="BRL" office:value="0" calcext:value-type="currency">
            <text:p>R$ 0.00</text:p>
          </table:table-cell>
          <table:table-cell table:style-name="ce73" table:formula="of:=[.G202]*[.H202]" office:value-type="currency" office:currency="BRL" office:value="0" calcext:value-type="currency">
            <text:p>R$ 0.00</text:p>
          </table:table-cell>
          <table:table-cell table:style-name="ce73" table:formula="of:=[.G202]*[.I202]" office:value-type="currency" office:currency="BRL" office:value="0" calcext:value-type="currency">
            <text:p>R$ 0.00</text:p>
          </table:table-cell>
          <table:table-cell table:style-name="ce73" table:formula="of:=[.K202]+[.L202]" office:value-type="currency" office:currency="BRL" office:value="0" calcext:value-type="currency">
            <text:p>R$ 0.00</text:p>
          </table:table-cell>
          <table:table-cell table:style-name="ce73"/>
          <table:table-cell table:style-name="ce102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1.17" calcext:value-type="float">
            <text:p>11.17</text:p>
          </table:table-cell>
          <table:table-cell/>
          <table:table-cell office:value-type="string" calcext:value-type="string">
            <text:p>Aterramento com haste de aço revestida com cobre de mínimo 150cm (incluido em item 11.1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203]+[.I203]" office:value-type="currency" office:currency="BRL" office:value="0" calcext:value-type="currency">
            <text:p>R$ 0.00</text:p>
          </table:table-cell>
          <table:table-cell table:style-name="ce73" table:formula="of:=[.G203]*[.H203]" office:value-type="currency" office:currency="BRL" office:value="0" calcext:value-type="currency">
            <text:p>R$ 0.00</text:p>
          </table:table-cell>
          <table:table-cell table:style-name="ce73" table:formula="of:=[.G203]*[.I203]" office:value-type="currency" office:currency="BRL" office:value="0" calcext:value-type="currency">
            <text:p>R$ 0.00</text:p>
          </table:table-cell>
          <table:table-cell table:style-name="ce73" table:formula="of:=[.K203]+[.L203]" office:value-type="currency" office:currency="BRL" office:value="0" calcext:value-type="currency">
            <text:p>R$ 0.00</text:p>
          </table:table-cell>
          <table:table-cell table:style-name="ce73"/>
          <table:table-cell table:style-name="ce102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2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0"/>
          <table:table-cell table:style-name="ce56"/>
          <table:table-cell table:style-name="ce65"/>
          <table:table-cell table:style-name="ce81" table:number-columns-repeated="3"/>
          <table:table-cell table:style-name="ce81" table:formula="of:=SUM([.K187:.K203])" office:value-type="currency" office:currency="BRL" office:value="3146.37292761873" calcext:value-type="currency">
            <text:p>R$ 3,146.37</text:p>
          </table:table-cell>
          <table:table-cell table:style-name="ce81" table:formula="of:=SUM([.L187:.L203])" office:value-type="currency" office:currency="BRL" office:value="5250.88785473897" calcext:value-type="currency">
            <text:p>R$ 5,250.89</text:p>
          </table:table-cell>
          <table:table-cell table:style-name="ce81" table:formula="of:=SUM([.M187:.M203])" office:value-type="currency" office:currency="BRL" office:value="8397.2607823577" calcext:value-type="currency">
            <text:p>R$ 8,397.26</text:p>
          </table:table-cell>
          <table:table-cell table:style-name="ce82"/>
          <table:table-cell table:style-name="ce105"/>
          <table:table-cell table:style-name="ce114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2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12" calcext:value-type="float">
            <text:p>12</text:p>
          </table:table-cell>
          <table:table-cell table:style-name="ce31" office:value-type="string" calcext:value-type="string">
            <text:p>Serviços complementares</text:p>
          </table:table-cell>
          <table:table-cell table:style-name="ce48"/>
          <table:table-cell table:style-name="ce20"/>
          <table:table-cell table:style-name="ce61"/>
          <table:table-cell table:style-name="ce78" table:number-columns-repeated="7"/>
          <table:table-cell table:style-name="ce103"/>
          <table:table-cell table:style-name="ce112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9"/>
          <table:table-cell table:style-name="ce23"/>
          <table:table-cell table:style-name="ce62"/>
          <table:table-cell table:style-name="ce79" table:number-columns-repeated="7"/>
          <table:table-cell table:style-name="ce104"/>
          <table:table-cell table:style-name="ce113" table:number-columns-repeated="4"/>
          <table:table-cell table:style-name="ce32" table:number-columns-repeated="1005"/>
        </table:table-row>
        <table:table-row table:style-name="ro2">
          <table:table-cell/>
          <table:table-cell table:style-name="ce9"/>
          <table:table-cell office:value-type="float" office:value="12.1" calcext:value-type="float">
            <text:p>12.1</text:p>
          </table:table-cell>
          <table:table-cell/>
          <table:table-cell office:value-type="string" calcext:value-type="string">
            <text:p>Limpeza geral do edifício</text:p>
          </table:table-cell>
          <table:table-cell office:value-type="string" calcext:value-type="string">
            <text:p>m²</text:p>
          </table:table-cell>
          <table:table-cell office:value-type="float" office:value="70" calcext:value-type="float">
            <text:p>70.00</text:p>
          </table:table-cell>
          <table:table-cell table:style-name="ce73" office:value-type="currency" office:currency="BRL" office:value="0" calcext:value-type="currency">
            <text:p>R$ 0.00</text:p>
          </table:table-cell>
          <table:table-cell table:style-name="ce73" office:value-type="currency" office:currency="BRL" office:value="9" calcext:value-type="currency">
            <text:p>R$ 9.00</text:p>
          </table:table-cell>
          <table:table-cell table:style-name="ce73" table:formula="of:=[.H209]+[.I209]" office:value-type="currency" office:currency="BRL" office:value="9" calcext:value-type="currency">
            <text:p>R$ 9.00</text:p>
          </table:table-cell>
          <table:table-cell table:style-name="ce73" table:formula="of:=[.G209]*[.H209]" office:value-type="currency" office:currency="BRL" office:value="0" calcext:value-type="currency">
            <text:p>R$ 0.00</text:p>
          </table:table-cell>
          <table:table-cell table:style-name="ce73" table:formula="of:=[.G209]*[.I209]" office:value-type="currency" office:currency="BRL" office:value="630" calcext:value-type="currency">
            <text:p>R$ 630.00</text:p>
          </table:table-cell>
          <table:table-cell table:style-name="ce73" table:formula="of:=[.K209]+[.L209]" office:value-type="currency" office:currency="BRL" office:value="630" calcext:value-type="currency">
            <text:p>R$ 630.00</text:p>
          </table:table-cell>
          <table:table-cell table:style-name="ce73"/>
          <table:table-cell table:style-name="ce102" office:value-type="string" calcext:value-type="string">
            <text:p>PMSP 17-04-0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2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0"/>
          <table:table-cell table:style-name="ce56"/>
          <table:table-cell table:style-name="ce65"/>
          <table:table-cell table:style-name="ce81" table:number-columns-repeated="3"/>
          <table:table-cell table:style-name="ce81" table:formula="of:=SUM([.K209:.K209])" office:value-type="currency" office:currency="BRL" office:value="0" calcext:value-type="currency">
            <text:p>R$ 0.00</text:p>
          </table:table-cell>
          <table:table-cell table:style-name="ce81" table:formula="of:=SUM([.L209:.L209])" office:value-type="currency" office:currency="BRL" office:value="630" calcext:value-type="currency">
            <text:p>R$ 630.00</text:p>
          </table:table-cell>
          <table:table-cell table:style-name="ce81" table:formula="of:=SUM([.M209:.M209])" office:value-type="currency" office:currency="BRL" office:value="630" calcext:value-type="currency">
            <text:p>R$ 630.00</text:p>
          </table:table-cell>
          <table:table-cell table:style-name="ce82"/>
          <table:table-cell table:style-name="ce105"/>
          <table:table-cell table:style-name="ce114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14"/>
          <table:table-cell table:style-name="ce27"/>
          <table:table-cell table:style-name="ce36"/>
          <table:table-cell table:style-name="ce54"/>
          <table:table-cell table:style-name="ce27"/>
          <table:table-cell table:style-name="ce60"/>
          <table:table-cell table:style-name="ce84" table:number-columns-repeated="7"/>
          <table:table-cell table:style-name="ce110"/>
          <table:table-cell table:number-columns-repeated="1009"/>
        </table:table-row>
        <table:table-row table:style-name="ro2">
          <table:table-cell table:number-columns-repeated="7"/>
          <table:table-cell table:style-name="ce73" table:number-columns-repeated="7"/>
          <table:table-cell table:number-columns-repeated="1010"/>
        </table:table-row>
        <table:table-row table:style-name="ro2">
          <table:table-cell/>
          <table:table-cell table:style-name="ce8"/>
          <table:table-cell table:style-name="ce22"/>
          <table:table-cell table:style-name="ce30"/>
          <table:table-cell table:style-name="ce47"/>
          <table:table-cell table:style-name="ce22"/>
          <table:table-cell table:style-name="ce59"/>
          <table:table-cell table:style-name="ce85" table:number-columns-repeated="7"/>
          <table:table-cell table:style-name="ce101"/>
          <table:table-cell table:number-columns-repeated="1009"/>
        </table:table-row>
        <table:table-row table:style-name="ro4">
          <table:table-cell/>
          <table:table-cell table:style-name="ce9"/>
          <table:table-cell table:style-name="ce20" office:value-type="float" office:value="15" calcext:value-type="float">
            <text:p>15</text:p>
          </table:table-cell>
          <table:table-cell table:style-name="ce31" office:value-type="string" calcext:value-type="string">
            <text:p>Acréscimos possíveis</text:p>
          </table:table-cell>
          <table:table-cell table:number-columns-repeated="3"/>
          <table:table-cell table:style-name="ce73" table:number-columns-repeated="7"/>
          <table:table-cell table:style-name="ce102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2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Aquecedor solar 200L + 2 placas x 1.42m²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3" office:value-type="currency" office:currency="BRL" office:value="2053" calcext:value-type="currency">
            <text:p>R$ 2,053.00</text:p>
          </table:table-cell>
          <table:table-cell table:style-name="ce73" office:value-type="currency" office:currency="BRL" office:value="0" calcext:value-type="currency">
            <text:p>R$ 0.00</text:p>
          </table:table-cell>
          <table:table-cell table:style-name="ce73" table:formula="of:=[.H217]+[.I217]" office:value-type="currency" office:currency="BRL" office:value="2053" calcext:value-type="currency">
            <text:p>R$ 2,053.00</text:p>
          </table:table-cell>
          <table:table-cell table:style-name="ce73" table:formula="of:=[.G217]*[.H217]" office:value-type="currency" office:currency="BRL" office:value="2053" calcext:value-type="currency">
            <text:p>R$ 2,053.00</text:p>
          </table:table-cell>
          <table:table-cell table:style-name="ce73" table:formula="of:=[.G217]*[.I217]" office:value-type="currency" office:currency="BRL" office:value="0" calcext:value-type="currency">
            <text:p>R$ 0.00</text:p>
          </table:table-cell>
          <table:table-cell table:style-name="ce73" table:formula="of:=[.K217]+[.L217]" office:value-type="currency" office:currency="BRL" office:value="2053" calcext:value-type="currency">
            <text:p>R$ 2,053.00</text:p>
          </table:table-cell>
          <table:table-cell table:style-name="ce73"/>
          <table:table-cell table:style-name="ce102" office:value-type="string" calcext:value-type="string">
            <text:p>SINAPI-SP 34472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5.2" calcext:value-type="float">
            <text:p>15.2</text:p>
          </table:table-cell>
          <table:table-cell/>
          <table:table-cell office:value-type="string" calcext:value-type="string">
            <text:p>Cisterna para acumulação de água de chuva</text:p>
          </table:table-cell>
          <table:table-cell office:value-type="string" calcext:value-type="string">
            <text:p>m³</text:p>
          </table:table-cell>
          <table:table-cell office:value-type="float" office:value="6" calcext:value-type="float">
            <text:p>6.00</text:p>
          </table:table-cell>
          <table:table-cell table:style-name="ce73" table:number-columns-repeated="2"/>
          <table:table-cell table:style-name="ce73" table:formula="of:=[.H218]+[.I218]" office:value-type="currency" office:currency="BRL" office:value="0" calcext:value-type="currency">
            <text:p>R$ 0.00</text:p>
          </table:table-cell>
          <table:table-cell table:style-name="ce73" table:formula="of:=[.G218]*[.H218]" office:value-type="currency" office:currency="BRL" office:value="0" calcext:value-type="currency">
            <text:p>R$ 0.00</text:p>
          </table:table-cell>
          <table:table-cell table:style-name="ce73" table:formula="of:=[.G218]*[.I218]" office:value-type="currency" office:currency="BRL" office:value="0" calcext:value-type="currency">
            <text:p>R$ 0.00</text:p>
          </table:table-cell>
          <table:table-cell table:style-name="ce73" table:formula="of:=[.K218]+[.L218]" office:value-type="currency" office:currency="BRL" office:value="0" calcext:value-type="currency">
            <text:p>R$ 0.00</text:p>
          </table:table-cell>
          <table:table-cell table:style-name="ce73"/>
          <table:table-cell table:style-name="ce102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5.3" calcext:value-type="float">
            <text:p>15.3</text:p>
          </table:table-cell>
          <table:table-cell/>
          <table:table-cell office:value-type="string" calcext:value-type="string">
            <text:p>Bomba manual para água de chuv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table:style-name="ce73" table:formula="of:=[.H219]+[.I219]" office:value-type="currency" office:currency="BRL" office:value="0" calcext:value-type="currency">
            <text:p>R$ 0.00</text:p>
          </table:table-cell>
          <table:table-cell table:style-name="ce73" table:formula="of:=[.G219]*[.H219]" office:value-type="currency" office:currency="BRL" office:value="0" calcext:value-type="currency">
            <text:p>R$ 0.00</text:p>
          </table:table-cell>
          <table:table-cell table:style-name="ce73" table:formula="of:=[.G219]*[.I219]" office:value-type="currency" office:currency="BRL" office:value="0" calcext:value-type="currency">
            <text:p>R$ 0.00</text:p>
          </table:table-cell>
          <table:table-cell table:style-name="ce73" table:formula="of:=[.K219]+[.L219]" office:value-type="currency" office:currency="BRL" office:value="0" calcext:value-type="currency">
            <text:p>R$ 0.00</text:p>
          </table:table-cell>
          <table:table-cell/>
          <table:table-cell table:style-name="ce102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5.4" calcext:value-type="float">
            <text:p>15.4</text:p>
          </table:table-cell>
          <table:table-cell/>
          <table:table-cell office:value-type="string" calcext:value-type="string">
            <text:p>Caixa d’água de chuva 300L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table:style-name="ce73" table:formula="of:=[.H220]+[.I220]" office:value-type="currency" office:currency="BRL" office:value="0" calcext:value-type="currency">
            <text:p>R$ 0.00</text:p>
          </table:table-cell>
          <table:table-cell table:style-name="ce73" table:formula="of:=[.G220]*[.H220]" office:value-type="currency" office:currency="BRL" office:value="0" calcext:value-type="currency">
            <text:p>R$ 0.00</text:p>
          </table:table-cell>
          <table:table-cell table:style-name="ce73" table:formula="of:=[.G220]*[.I220]" office:value-type="currency" office:currency="BRL" office:value="0" calcext:value-type="currency">
            <text:p>R$ 0.00</text:p>
          </table:table-cell>
          <table:table-cell table:style-name="ce73" table:formula="of:=[.K220]+[.L220]" office:value-type="currency" office:currency="BRL" office:value="0" calcext:value-type="currency">
            <text:p>R$ 0.00</text:p>
          </table:table-cell>
          <table:table-cell/>
          <table:table-cell table:style-name="ce102"/>
          <table:table-cell table:number-columns-repeated="1009"/>
        </table:table-row>
        <table:table-row table:style-name="ro12">
          <table:table-cell/>
          <table:table-cell table:style-name="ce9"/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Tubulação de PVC de 25mm para sistema de água de reuso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73" table:formula="of:=[.H221]+[.I221]" office:value-type="currency" office:currency="BRL" office:value="0" calcext:value-type="currency">
            <text:p>R$ 0.00</text:p>
          </table:table-cell>
          <table:table-cell table:style-name="ce73" table:formula="of:=[.G221]*[.H221]" office:value-type="currency" office:currency="BRL" office:value="0" calcext:value-type="currency">
            <text:p>R$ 0.00</text:p>
          </table:table-cell>
          <table:table-cell table:style-name="ce73" table:formula="of:=[.G221]*[.I221]" office:value-type="currency" office:currency="BRL" office:value="0" calcext:value-type="currency">
            <text:p>R$ 0.00</text:p>
          </table:table-cell>
          <table:table-cell table:style-name="ce73" table:formula="of:=[.K221]+[.L221]" office:value-type="currency" office:currency="BRL" office:value="0" calcext:value-type="currency">
            <text:p>R$ 0.00</text:p>
          </table:table-cell>
          <table:table-cell/>
          <table:table-cell table:style-name="ce102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12"/>
          <table:table-cell table:style-name="ce102"/>
          <table:table-cell table:number-columns-repeated="1009"/>
        </table:table-row>
        <table:table-row table:style-name="ro2">
          <table:table-cell/>
          <table:table-cell table:style-name="ce9"/>
          <table:table-cell/>
          <table:table-cell table:style-name="ce33" office:value-type="string" calcext:value-type="string">
            <text:p>Total</text:p>
          </table:table-cell>
          <table:table-cell table:style-name="ce50"/>
          <table:table-cell table:style-name="ce56"/>
          <table:table-cell table:style-name="ce65"/>
          <table:table-cell table:style-name="ce81" table:number-columns-repeated="3"/>
          <table:table-cell table:style-name="ce81" table:formula="of:=SUM([.K217:.K221])" office:value-type="currency" office:currency="BRL" office:value="2053" calcext:value-type="currency">
            <text:p>R$ 2,053.00</text:p>
          </table:table-cell>
          <table:table-cell table:style-name="ce81" table:formula="of:=SUM([.L217:.L221])" office:value-type="currency" office:currency="BRL" office:value="0" calcext:value-type="currency">
            <text:p>R$ 0.00</text:p>
          </table:table-cell>
          <table:table-cell table:style-name="ce81" table:formula="of:=SUM([.M217:.M221])" office:value-type="currency" office:currency="BRL" office:value="2053" calcext:value-type="currency">
            <text:p>R$ 2,053.00</text:p>
          </table:table-cell>
          <table:table-cell/>
          <table:table-cell table:style-name="ce102"/>
          <table:table-cell table:number-columns-repeated="1009"/>
        </table:table-row>
        <table:table-row table:style-name="ro2">
          <table:table-cell/>
          <table:table-cell table:style-name="ce14"/>
          <table:table-cell table:style-name="ce27"/>
          <table:table-cell table:style-name="ce36"/>
          <table:table-cell table:style-name="ce54"/>
          <table:table-cell table:style-name="ce27"/>
          <table:table-cell table:style-name="ce60"/>
          <table:table-cell table:style-name="ce27" table:number-columns-repeated="7"/>
          <table:table-cell table:style-name="ce110"/>
          <table:table-cell table:number-columns-repeated="1009"/>
        </table:table-row>
        <table:table-row table:style-name="ro2" table:number-rows-repeated="10483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antidades modelo 01" table:style-name="ta1">
        <table:table-source xlink:type="simple" xlink:href="../quantidades%20modelo%2001.csv" table:table-name="quantidades modelo 01" table:filter-name="Text - txt - csv (StarCalc)" table:filter-options="9/59,34,76,1,,1033,false,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Área total do terren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Volume de fundações</text:p>
          </table:table-cell>
          <table:table-cell office:value-type="float" office:value="5.49394" calcext:value-type="float">
            <text:p>5.49394</text:p>
          </table:table-cell>
          <table:table-cell office:value-type="string" calcext:value-type="string">
            <text:p>m³</text:p>
          </table:table-cell>
        </table:table-row>
        <table:table-row table:style-name="ro2">
          <table:table-cell office:value-type="string" calcext:value-type="string">
            <text:p>Área horizontal de fundações</text:p>
          </table:table-cell>
          <table:table-cell office:value-type="float" office:value="13.51515" calcext:value-type="float">
            <text:p>13.51515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fundações</text:p>
          </table:table-cell>
          <table:table-cell office:value-type="float" office:value="46.804" calcext:value-type="float">
            <text:p>46.804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Volume de vigas</text:p>
          </table:table-cell>
          <table:table-cell office:value-type="float" office:value="0.0093008" calcext:value-type="float">
            <text:p>0.0093008</text:p>
          </table:table-cell>
          <table:table-cell office:value-type="string" calcext:value-type="string">
            <text:p>m³</text:p>
          </table:table-cell>
        </table:table-row>
        <table:table-row table:style-name="ro2">
          <table:table-cell office:value-type="string" calcext:value-type="string">
            <text:p>Área horizontal de vi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vigas</text:p>
          </table:table-cell>
          <table:table-cell office:value-type="float" office:value="1.4446504" calcext:value-type="float">
            <text:p>1.4446504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parede de 14cm</text:p>
          </table:table-cell>
          <table:table-cell office:value-type="float" office:value="174.605001281" calcext:value-type="float">
            <text:p>174.605001281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parede de gesso 7cm</text:p>
          </table:table-cell>
          <table:table-cell office:value-type="float" office:value="44.752" calcext:value-type="float">
            <text:p>44.75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janelas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omprimento de porta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cobertura</text:p>
          </table:table-cell>
          <table:table-cell office:value-type="float" office:value="45.14" calcext:value-type="float">
            <text:p>45.14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total de piso</text:p>
          </table:table-cell>
          <table:table-cell office:value-type="float" office:value="41.6027" calcext:value-type="float">
            <text:p>41.6027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de piso de cimento queimado</text:p>
          </table:table-cell>
          <table:table-cell office:value-type="float" office:value="32.094625" calcext:value-type="float">
            <text:p>32.094625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de piso cerâmico</text:p>
          </table:table-cell>
          <table:table-cell office:value-type="float" office:value="8.767475" calcext:value-type="float">
            <text:p>8.767475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rodapé</text:p>
          </table:table-cell>
          <table:table-cell office:value-type="float" office:value="44.52" calcext:value-type="float">
            <text:p>44.52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jardim</text:p>
          </table:table-cell>
          <table:table-cell office:value-type="float" office:value="21.62" calcext:value-type="float">
            <text:p>21.6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mur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Perímetrodo terren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Número de caixas de passagem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string" calcext:value-type="string">
            <text:p>Número de interuptor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Número de tomadas simpl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Número de tomadas dupla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Número de pontos de luz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Área de portas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calh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omprimento de rufo</text:p>
          </table:table-cell>
          <table:table-cell office:value-type="float" office:value="5.78" calcext:value-type="float">
            <text:p>5.78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águas pluviais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água fria</text:p>
          </table:table-cell>
          <table:table-cell office:value-type="float" office:value="26.3717395966" calcext:value-type="float">
            <text:p>26.3717395966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esgoto</text:p>
          </table:table-cell>
          <table:table-cell office:value-type="float" office:value="15.249875043" calcext:value-type="float">
            <text:p>15.24987504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águas fecais</text:p>
          </table:table-cell>
          <table:table-cell office:value-type="float" office:value="4.39506057384" calcext:value-type="float">
            <text:p>4.39506057384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Fiação simples</text:p>
          </table:table-cell>
          <table:table-cell office:value-type="float" office:value="75.0275090615" calcext:value-type="float">
            <text:p>75.027509061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Fiação dupla</text:p>
          </table:table-cell>
          <table:table-cell office:value-type="float" office:value="9.41444503915" calcext:value-type="float">
            <text:p>9.4144450391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telha</text:p>
          </table:table-cell>
          <table:table-cell office:value-type="float" office:value="47.378851" calcext:value-type="float">
            <text:p>47.378851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viga de cobertur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omprimento de terças de cobertura</text:p>
          </table:table-cell>
          <table:table-cell office:value-type="float" office:value="70.79" calcext:value-type="float">
            <text:p>70.79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revestimento cerâmico</text:p>
          </table:table-cell>
          <table:table-cell office:value-type="float" office:value="53.413" calcext:value-type="float">
            <text:p>53.413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Fiaçõa telefone</text:p>
          </table:table-cell>
          <table:table-cell office:value-type="float" office:value="9.17285914889" calcext:value-type="float">
            <text:p>9.17285914889</text:p>
          </table:table-cell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3P0"/>
    </number:currency-style>
    <number:percentage-style style:name="N114">
      <number:number number:decimal-places="2" loext:min-decimal-places="2" number:min-integer-digits="1"/>
      <number:text>%/</number:text>
    </number:percentage-style>
    <number:number-style style:name="N115">
      <number:number number:decimal-places="2" loext:min-decimal-places="2" number:min-integer-digits="1"/>
      <number:text> m²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1:50:26.947058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6-07-22T11:52:07.241919548</meta:creation-date>
    <dc:date>2016-11-01T12:02:25.696268959</dc:date>
    <dc:creator>Yorik van Havre</dc:creator>
    <meta:editing-duration>PT9H22M32S</meta:editing-duration>
    <meta:editing-cycles>58</meta:editing-cycles>
    <meta:generator>LibreOffice/5.2.3.1$Linux_X86_64 LibreOffice_project/20m0$Build-1</meta:generator>
    <meta:document-statistic meta:table-count="2" meta:cell-count="1428" meta:object-count="0"/>
  </office:meta>
</office:document-meta>
</file>